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dictions" table:style-name="ta1">
        <table:shapes>
          <draw:frame draw:z-index="0" draw:style-name="gr1" draw:text-style-name="P1" svg:width="12.8142in" svg:height="9.7465in" svg:x="23.2701in" svg:y="0.1051in">
            <draw:object draw:notify-on-update-of-ranges="predictions.O2:predictions.O100 predictions.N2:predictions.N100 predictions.M1:predictions.M1 predictions.M2:predictions.M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8" table:default-cell-style-name="Default"/>
        <table:table-column table:style-name="co5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/>
          <table:table-cell office:value-type="string" calcext:value-type="string">
            <text:p>Member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tchPoints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rediction 5%</text:p>
          </table:table-cell>
          <table:table-cell office:value-type="string" calcext:value-type="string">
            <text:p>Prediction 95%</text:p>
          </table:table-cell>
          <table:table-cell office:value-type="string" calcext:value-type="string">
            <text:p>Prediction Mea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ane Gries</text:p>
          </table:table-cell>
          <table:table-cell office:value-type="float" office:value="98625" calcext:value-type="float">
            <text:p>98625</text:p>
          </table:table-cell>
          <table:table-cell office:value-type="string" calcext:value-type="string">
            <text:p>GM</text:p>
          </table:table-cell>
          <table:table-cell office:value-type="float" office:value="95.4753507946336" calcext:value-type="float">
            <text:p>95.4753507946336</text:p>
          </table:table-cell>
          <table:table-cell office:value-type="float" office:value="97.3032184099203" calcext:value-type="float">
            <text:p>97.3032184099203</text:p>
          </table:table-cell>
          <table:table-cell office:value-type="float" office:value="99.0410463595062" calcext:value-type="float">
            <text:p>99.0410463595062</text:p>
          </table:table-cell>
          <table:table-cell office:value-type="float" office:value="100.958953640494" calcext:value-type="float">
            <text:p>100.958953640494</text:p>
          </table:table-cell>
          <table:table-cell office:value-type="float" office:value="102.786821255781" calcext:value-type="float">
            <text:p>102.786821255781</text:p>
          </table:table-cell>
          <table:table-cell/>
          <table:table-cell office:value-type="float" office:value="93241" calcext:value-type="float">
            <text:p>93241</text:p>
          </table:table-cell>
          <table:table-cell office:value-type="string" calcext:value-type="string">
            <text:p>Dazhi Zhang</text:p>
          </table:table-cell>
          <table:table-cell office:value-type="float" office:value="1579.63" calcext:value-type="float">
            <text:p>1579.63</text:p>
          </table:table-cell>
          <table:table-cell office:value-type="float" office:value="100" calcext:value-type="float">
            <text:p>100</text:p>
          </table:table-cell>
          <table:table-cell table:formula="of:=VLOOKUP([.J2];[.$B$2:.$H$100];4;0)" office:value-type="float" office:value="97.3032184099203" calcext:value-type="float">
            <text:p>97.3032184099203</text:p>
          </table:table-cell>
          <table:table-cell table:formula="of:=VLOOKUP([.J2];[.$B$2:.$H$100];6;0)" office:value-type="float" office:value="100.958953640494" calcext:value-type="float">
            <text:p>100.958953640494</text:p>
          </table:table-cell>
          <table:table-cell table:formula="of:=VLOOKUP([.J2];[.$B$2:.$H$100];5;0)" office:value-type="float" office:value="99.0410463595062" calcext:value-type="float">
            <text:p>99.0410463595062</text:p>
          </table:table-cell>
          <table:table-cell table:formula="of:=AND([.M2] &gt;= [.N2]; [.M2] &lt;= [.O2])" office:value-type="boolean" office:boolean-value="true" calcext:value-type="boolean">
            <text:p>TRUE</text:p>
          </table:table-cell>
          <table:table-cell/>
          <table:table-cell table:formula="of:=COUNTIF([.Q2:.Q100];1)/COUNT([.Q2:.Q100])" office:value-type="float" office:value="0.69047619047619" calcext:value-type="float">
            <text:p>0.69047619047619</text:p>
          </table:table-cell>
        </table:table-row>
        <table:table-row table:style-name="ro1">
          <table:table-cell office:value-type="string" calcext:value-type="string">
            <text:p>Jared Clanton</text:p>
          </table:table-cell>
          <table:table-cell office:value-type="float" office:value="130247" calcext:value-type="float">
            <text:p>130247</text:p>
          </table:table-cell>
          <table:table-cell office:value-type="string" calcext:value-type="string">
            <text:p>GM</text:p>
          </table:table-cell>
          <table:table-cell office:value-type="float" office:value="94.4511716371486" calcext:value-type="float">
            <text:p>94.4511716371486</text:p>
          </table:table-cell>
          <table:table-cell office:value-type="float" office:value="96.42660672473" calcext:value-type="float">
            <text:p>96.42660672473</text:p>
          </table:table-cell>
          <table:table-cell office:value-type="float" office:value="98.2842122585072" calcext:value-type="float">
            <text:p>98.2842122585072</text:p>
          </table:table-cell>
          <table:table-cell office:value-type="float" office:value="100.377476899893" calcext:value-type="float">
            <text:p>100.377476899893</text:p>
          </table:table-cell>
          <table:table-cell office:value-type="float" office:value="102.352911987474" calcext:value-type="float">
            <text:p>102.352911987474</text:p>
          </table:table-cell>
          <table:table-cell/>
          <table:table-cell office:value-type="float" office:value="98625" calcext:value-type="float">
            <text:p>98625</text:p>
          </table:table-cell>
          <table:table-cell office:value-type="string" calcext:value-type="string">
            <text:p>Lane Gries</text:p>
          </table:table-cell>
          <table:table-cell office:value-type="float" office:value="1518.22" calcext:value-type="float">
            <text:p>1518.22</text:p>
          </table:table-cell>
          <table:table-cell office:value-type="float" office:value="96.11" calcext:value-type="float">
            <text:p>96.11</text:p>
          </table:table-cell>
          <table:table-cell table:formula="of:=VLOOKUP([.J3];[.$B$2:.$H$100];4;0)" office:value-type="float" office:value="96.42660672473" calcext:value-type="float">
            <text:p>96.42660672473</text:p>
          </table:table-cell>
          <table:table-cell table:formula="of:=VLOOKUP([.J3];[.$B$2:.$H$100];6;0)" office:value-type="float" office:value="100.377476899893" calcext:value-type="float">
            <text:p>100.377476899893</text:p>
          </table:table-cell>
          <table:table-cell table:formula="of:=VLOOKUP([.J3];[.$B$2:.$H$100];5;0)" office:value-type="float" office:value="98.2842122585072" calcext:value-type="float">
            <text:p>98.2842122585072</text:p>
          </table:table-cell>
          <table:table-cell table:formula="of:=AND([.M3] &gt;= [.N3]; [.M3] &lt;= [.O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zhi Zhang</text:p>
          </table:table-cell>
          <table:table-cell office:value-type="float" office:value="93241" calcext:value-type="float">
            <text:p>93241</text:p>
          </table:table-cell>
          <table:table-cell office:value-type="string" calcext:value-type="string">
            <text:p>GM</text:p>
          </table:table-cell>
          <table:table-cell office:value-type="float" office:value="94.3765981791403" calcext:value-type="float">
            <text:p>94.3765981791403</text:p>
          </table:table-cell>
          <table:table-cell office:value-type="float" office:value="96.5076079643132" calcext:value-type="float">
            <text:p>96.5076079643132</text:p>
          </table:table-cell>
          <table:table-cell office:value-type="float" office:value="98.5652797148177" calcext:value-type="float">
            <text:p>98.5652797148177</text:p>
          </table:table-cell>
          <table:table-cell office:value-type="float" office:value="100.769627534659" calcext:value-type="float">
            <text:p>100.769627534659</text:p>
          </table:table-cell>
          <table:table-cell office:value-type="float" office:value="102.900637319832" calcext:value-type="float">
            <text:p>102.900637319832</text:p>
          </table:table-cell>
          <table:table-cell/>
          <table:table-cell office:value-type="float" office:value="130247" calcext:value-type="float">
            <text:p>130247</text:p>
          </table:table-cell>
          <table:table-cell office:value-type="string" calcext:value-type="string">
            <text:p>Jared Clanton</text:p>
          </table:table-cell>
          <table:table-cell office:value-type="float" office:value="1485.07" calcext:value-type="float">
            <text:p>1485.07</text:p>
          </table:table-cell>
          <table:table-cell office:value-type="float" office:value="94.01" calcext:value-type="float">
            <text:p>94.01</text:p>
          </table:table-cell>
          <table:table-cell table:formula="of:=VLOOKUP([.J4];[.$B$2:.$H$100];4;0)" office:value-type="float" office:value="96.5076079643132" calcext:value-type="float">
            <text:p>96.5076079643132</text:p>
          </table:table-cell>
          <table:table-cell table:formula="of:=VLOOKUP([.J4];[.$B$2:.$H$100];6;0)" office:value-type="float" office:value="100.769627534659" calcext:value-type="float">
            <text:p>100.769627534659</text:p>
          </table:table-cell>
          <table:table-cell table:formula="of:=VLOOKUP([.J4];[.$B$2:.$H$100];5;0)" office:value-type="float" office:value="98.5652797148177" calcext:value-type="float">
            <text:p>98.5652797148177</text:p>
          </table:table-cell>
          <table:table-cell table:formula="of:=AND([.M4] &gt;= [.N4]; [.M4] &lt;= [.O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 Cao</text:p>
          </table:table-cell>
          <table:table-cell office:value-type="float" office:value="98812" calcext:value-type="float">
            <text:p>98812</text:p>
          </table:table-cell>
          <table:table-cell office:value-type="string" calcext:value-type="string">
            <text:p>GM</text:p>
          </table:table-cell>
          <table:table-cell office:value-type="float" office:value="93.761471281687" calcext:value-type="float">
            <text:p>93.761471281687</text:p>
          </table:table-cell>
          <table:table-cell office:value-type="float" office:value="95.8450991715291" calcext:value-type="float">
            <text:p>95.8450991715291</text:p>
          </table:table-cell>
          <table:table-cell office:value-type="float" office:value="97.9419487340615" calcext:value-type="float">
            <text:p>97.9419487340615</text:p>
          </table:table-cell>
          <table:table-cell office:value-type="float" office:value="100.012354951214" calcext:value-type="float">
            <text:p>100.012354951214</text:p>
          </table:table-cell>
          <table:table-cell office:value-type="float" office:value="102.095982841056" calcext:value-type="float">
            <text:p>102.095982841056</text:p>
          </table:table-cell>
          <table:table-cell/>
          <table:table-cell office:value-type="float" office:value="114567" calcext:value-type="float">
            <text:p>114567</text:p>
          </table:table-cell>
          <table:table-cell office:value-type="string" calcext:value-type="string">
            <text:p>Emmitt Reed</text:p>
          </table:table-cell>
          <table:table-cell office:value-type="float" office:value="1480.02" calcext:value-type="float">
            <text:p>1480.02</text:p>
          </table:table-cell>
          <table:table-cell office:value-type="float" office:value="93.69" calcext:value-type="float">
            <text:p>93.69</text:p>
          </table:table-cell>
          <table:table-cell table:formula="of:=VLOOKUP([.J5];[.$B$2:.$H$100];4;0)" office:value-type="float" office:value="89.5633289848874" calcext:value-type="float">
            <text:p>89.5633289848874</text:p>
          </table:table-cell>
          <table:table-cell table:formula="of:=VLOOKUP([.J5];[.$B$2:.$H$100];6;0)" office:value-type="float" office:value="94.9996743451586" calcext:value-type="float">
            <text:p>94.9996743451586</text:p>
          </table:table-cell>
          <table:table-cell table:formula="of:=VLOOKUP([.J5];[.$B$2:.$H$100];5;0)" office:value-type="float" office:value="92.3503118406667" calcext:value-type="float">
            <text:p>92.3503118406667</text:p>
          </table:table-cell>
          <table:table-cell table:formula="of:=AND([.M5] &gt;= [.N5]; [.M5] &lt;= [.O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 Bautista</text:p>
          </table:table-cell>
          <table:table-cell office:value-type="float" office:value="88221" calcext:value-type="float">
            <text:p>88221</text:p>
          </table:table-cell>
          <table:table-cell office:value-type="string" calcext:value-type="string">
            <text:p>GM</text:p>
          </table:table-cell>
          <table:table-cell office:value-type="float" office:value="86.8451563047518" calcext:value-type="float">
            <text:p>86.8451563047518</text:p>
          </table:table-cell>
          <table:table-cell office:value-type="float" office:value="89.5633289848874" calcext:value-type="float">
            <text:p>89.5633289848874</text:p>
          </table:table-cell>
          <table:table-cell office:value-type="float" office:value="92.3503118406667" calcext:value-type="float">
            <text:p>92.3503118406667</text:p>
          </table:table-cell>
          <table:table-cell office:value-type="float" office:value="94.9996743451586" calcext:value-type="float">
            <text:p>94.9996743451586</text:p>
          </table:table-cell>
          <table:table-cell office:value-type="float" office:value="97.7178470252942" calcext:value-type="float">
            <text:p>97.7178470252942</text:p>
          </table:table-cell>
          <table:table-cell/>
          <table:table-cell office:value-type="float" office:value="98812" calcext:value-type="float">
            <text:p>98812</text:p>
          </table:table-cell>
          <table:table-cell office:value-type="string" calcext:value-type="string">
            <text:p>Luke Xuefeng Cao</text:p>
          </table:table-cell>
          <table:table-cell office:value-type="float" office:value="1458.97" calcext:value-type="float">
            <text:p>1458.97</text:p>
          </table:table-cell>
          <table:table-cell office:value-type="float" office:value="92.36" calcext:value-type="float">
            <text:p>92.36</text:p>
          </table:table-cell>
          <table:table-cell table:formula="of:=VLOOKUP([.J6];[.$B$2:.$H$100];4;0)" office:value-type="float" office:value="95.8450991715291" calcext:value-type="float">
            <text:p>95.8450991715291</text:p>
          </table:table-cell>
          <table:table-cell table:formula="of:=VLOOKUP([.J6];[.$B$2:.$H$100];6;0)" office:value-type="float" office:value="100.012354951214" calcext:value-type="float">
            <text:p>100.012354951214</text:p>
          </table:table-cell>
          <table:table-cell table:formula="of:=VLOOKUP([.J6];[.$B$2:.$H$100];5;0)" office:value-type="float" office:value="97.9419487340615" calcext:value-type="float">
            <text:p>97.9419487340615</text:p>
          </table:table-cell>
          <table:table-cell table:formula="of:=AND([.M6] &gt;= [.N6]; [.M6] &lt;= [.O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 Wang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GM</text:p>
          </table:table-cell>
          <table:table-cell office:value-type="float" office:value="83.4940500779564" calcext:value-type="float">
            <text:p>83.4940500779564</text:p>
          </table:table-cell>
          <table:table-cell office:value-type="float" office:value="86.4981795822618" calcext:value-type="float">
            <text:p>86.4981795822618</text:p>
          </table:table-cell>
          <table:table-cell office:value-type="float" office:value="89.2558857428182" calcext:value-type="float">
            <text:p>89.2558857428182</text:p>
          </table:table-cell>
          <table:table-cell office:value-type="float" office:value="92.5064385908727" calcext:value-type="float">
            <text:p>92.5064385908727</text:p>
          </table:table-cell>
          <table:table-cell office:value-type="float" office:value="95.5105680951781" calcext:value-type="float">
            <text:p>95.5105680951781</text:p>
          </table:table-cell>
          <table:table-cell/>
          <table:table-cell office:value-type="float" office:value="88221" calcext:value-type="float">
            <text:p>88221</text:p>
          </table:table-cell>
          <table:table-cell office:value-type="string" calcext:value-type="string">
            <text:p>Jon Bautista</text:p>
          </table:table-cell>
          <table:table-cell office:value-type="float" office:value="1387.85" calcext:value-type="float">
            <text:p>1387.85</text:p>
          </table:table-cell>
          <table:table-cell office:value-type="float" office:value="87.86" calcext:value-type="float">
            <text:p>87.86</text:p>
          </table:table-cell>
          <table:table-cell table:formula="of:=VLOOKUP([.J7];[.$B$2:.$H$100];4;0)" office:value-type="float" office:value="86.4981795822618" calcext:value-type="float">
            <text:p>86.4981795822618</text:p>
          </table:table-cell>
          <table:table-cell table:formula="of:=VLOOKUP([.J7];[.$B$2:.$H$100];6;0)" office:value-type="float" office:value="92.5064385908727" calcext:value-type="float">
            <text:p>92.5064385908727</text:p>
          </table:table-cell>
          <table:table-cell table:formula="of:=VLOOKUP([.J7];[.$B$2:.$H$100];5;0)" office:value-type="float" office:value="89.2558857428182" calcext:value-type="float">
            <text:p>89.2558857428182</text:p>
          </table:table-cell>
          <table:table-cell table:formula="of:=AND([.M7] &gt;= [.N7]; [.M7] &lt;= [.O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un Guo</text:p>
          </table:table-cell>
          <table:table-cell office:value-type="float" office:value="97525" calcext:value-type="float">
            <text:p>97525</text:p>
          </table:table-cell>
          <table:table-cell office:value-type="string" calcext:value-type="string">
            <text:p>M</text:p>
          </table:table-cell>
          <table:table-cell office:value-type="float" office:value="83.1128430415584" calcext:value-type="float">
            <text:p>83.1128430415584</text:p>
          </table:table-cell>
          <table:table-cell office:value-type="float" office:value="86.1288098875857" calcext:value-type="float">
            <text:p>86.1288098875857</text:p>
          </table:table-cell>
          <table:table-cell office:value-type="float" office:value="89.1792774560554" calcext:value-type="float">
            <text:p>89.1792774560554</text:p>
          </table:table-cell>
          <table:table-cell office:value-type="float" office:value="92.1607435796403" calcext:value-type="float">
            <text:p>92.1607435796403</text:p>
          </table:table-cell>
          <table:table-cell office:value-type="float" office:value="95.1767104256676" calcext:value-type="float">
            <text:p>95.1767104256676</text:p>
          </table:table-cell>
          <table:table-cell/>
          <table:table-cell office:value-type="float" office:value="97525" calcext:value-type="float">
            <text:p>97525</text:p>
          </table:table-cell>
          <table:table-cell office:value-type="string" calcext:value-type="string">
            <text:p>SHAUN GUO</text:p>
          </table:table-cell>
          <table:table-cell office:value-type="float" office:value="1373.14" calcext:value-type="float">
            <text:p>1373.14</text:p>
          </table:table-cell>
          <table:table-cell office:value-type="float" office:value="86.93" calcext:value-type="float">
            <text:p>86.93</text:p>
          </table:table-cell>
          <table:table-cell table:formula="of:=VLOOKUP([.J8];[.$B$2:.$H$100];4;0)" office:value-type="float" office:value="86.1288098875857" calcext:value-type="float">
            <text:p>86.1288098875857</text:p>
          </table:table-cell>
          <table:table-cell table:formula="of:=VLOOKUP([.J8];[.$B$2:.$H$100];6;0)" office:value-type="float" office:value="92.1607435796403" calcext:value-type="float">
            <text:p>92.1607435796403</text:p>
          </table:table-cell>
          <table:table-cell table:formula="of:=VLOOKUP([.J8];[.$B$2:.$H$100];5;0)" office:value-type="float" office:value="89.1792774560554" calcext:value-type="float">
            <text:p>89.1792774560554</text:p>
          </table:table-cell>
          <table:table-cell table:formula="of:=AND([.M8] &gt;= [.N8]; [.M8] &lt;= [.O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 Roper</text:p>
          </table:table-cell>
          <table:table-cell office:value-type="float" office:value="104805" calcext:value-type="float">
            <text:p>104805</text:p>
          </table:table-cell>
          <table:table-cell office:value-type="string" calcext:value-type="string">
            <text:p>M</text:p>
          </table:table-cell>
          <table:table-cell office:value-type="float" office:value="83.069220088125" calcext:value-type="float">
            <text:p>83.069220088125</text:p>
          </table:table-cell>
          <table:table-cell office:value-type="float" office:value="86.2036868110456" calcext:value-type="float">
            <text:p>86.2036868110456</text:p>
          </table:table-cell>
          <table:table-cell office:value-type="float" office:value="89.3142257689888" calcext:value-type="float">
            <text:p>89.3142257689888</text:p>
          </table:table-cell>
          <table:table-cell office:value-type="float" office:value="92.4726202568869" calcext:value-type="float">
            <text:p>92.4726202568869</text:p>
          </table:table-cell>
          <table:table-cell office:value-type="float" office:value="95.6070869798075" calcext:value-type="float">
            <text:p>95.6070869798075</text:p>
          </table:table-cell>
          <table:table-cell/>
          <table:table-cell office:value-type="float" office:value="104805" calcext:value-type="float">
            <text:p>104805</text:p>
          </table:table-cell>
          <table:table-cell office:value-type="string" calcext:value-type="string">
            <text:p>Adam Roper</text:p>
          </table:table-cell>
          <table:table-cell office:value-type="float" office:value="1367.45" calcext:value-type="float">
            <text:p>1367.45</text:p>
          </table:table-cell>
          <table:table-cell office:value-type="float" office:value="86.57" calcext:value-type="float">
            <text:p>86.57</text:p>
          </table:table-cell>
          <table:table-cell table:formula="of:=VLOOKUP([.J9];[.$B$2:.$H$100];4;0)" office:value-type="float" office:value="86.2036868110456" calcext:value-type="float">
            <text:p>86.2036868110456</text:p>
          </table:table-cell>
          <table:table-cell table:formula="of:=VLOOKUP([.J9];[.$B$2:.$H$100];6;0)" office:value-type="float" office:value="92.4726202568869" calcext:value-type="float">
            <text:p>92.4726202568869</text:p>
          </table:table-cell>
          <table:table-cell table:formula="of:=VLOOKUP([.J9];[.$B$2:.$H$100];5;0)" office:value-type="float" office:value="89.3142257689888" calcext:value-type="float">
            <text:p>89.3142257689888</text:p>
          </table:table-cell>
          <table:table-cell table:formula="of:=AND([.M9] &gt;= [.N9]; [.M9] &lt;= [.O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e Pecor</text:p>
          </table:table-cell>
          <table:table-cell office:value-type="float" office:value="89927" calcext:value-type="float">
            <text:p>89927</text:p>
          </table:table-cell>
          <table:table-cell office:value-type="string" calcext:value-type="string">
            <text:p>M</text:p>
          </table:table-cell>
          <table:table-cell office:value-type="float" office:value="81.6269825797669" calcext:value-type="float">
            <text:p>81.6269825797669</text:p>
          </table:table-cell>
          <table:table-cell office:value-type="float" office:value="84.8374049331245" calcext:value-type="float">
            <text:p>84.8374049331245</text:p>
          </table:table-cell>
          <table:table-cell office:value-type="float" office:value="87.6929154683264" calcext:value-type="float">
            <text:p>87.6929154683264</text:p>
          </table:table-cell>
          <table:table-cell office:value-type="float" office:value="91.2582496398398" calcext:value-type="float">
            <text:p>91.2582496398398</text:p>
          </table:table-cell>
          <table:table-cell office:value-type="float" office:value="94.4686719931974" calcext:value-type="float">
            <text:p>94.4686719931974</text:p>
          </table:table-cell>
          <table:table-cell/>
          <table:table-cell office:value-type="float" office:value="81825" calcext:value-type="float">
            <text:p>81825</text:p>
          </table:table-cell>
          <table:table-cell office:value-type="string" calcext:value-type="string">
            <text:p>Ian Zacher</text:p>
          </table:table-cell>
          <table:table-cell office:value-type="float" office:value="1342.54" calcext:value-type="float">
            <text:p>1342.54</text:p>
          </table:table-cell>
          <table:table-cell office:value-type="float" office:value="84.99" calcext:value-type="float">
            <text:p>84.99</text:p>
          </table:table-cell>
          <table:table-cell table:formula="of:=VLOOKUP([.J10];[.$B$2:.$H$100];4;0)" office:value-type="float" office:value="84.0839307540979" calcext:value-type="float">
            <text:p>84.0839307540979</text:p>
          </table:table-cell>
          <table:table-cell table:formula="of:=VLOOKUP([.J10];[.$B$2:.$H$100];6;0)" office:value-type="float" office:value="90.4287349711377" calcext:value-type="float">
            <text:p>90.4287349711377</text:p>
          </table:table-cell>
          <table:table-cell table:formula="of:=VLOOKUP([.J10];[.$B$2:.$H$100];5;0)" office:value-type="float" office:value="86.9609719301401" calcext:value-type="float">
            <text:p>86.9609719301401</text:p>
          </table:table-cell>
          <table:table-cell table:formula="of:=AND([.M10] &gt;= [.N10]; [.M10] &lt;= [.O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itt Reed</text:p>
          </table:table-cell>
          <table:table-cell office:value-type="float" office:value="114567" calcext:value-type="float">
            <text:p>114567</text:p>
          </table:table-cell>
          <table:table-cell office:value-type="string" calcext:value-type="string">
            <text:p>GM</text:p>
          </table:table-cell>
          <table:table-cell office:value-type="float" office:value="81.5857610066371" calcext:value-type="float">
            <text:p>81.5857610066371</text:p>
          </table:table-cell>
          <table:table-cell office:value-type="float" office:value="85.2293324222707" calcext:value-type="float">
            <text:p>85.2293324222707</text:p>
          </table:table-cell>
          <table:table-cell office:value-type="float" office:value="88.3600750745413" calcext:value-type="float">
            <text:p>88.3600750745413</text:p>
          </table:table-cell>
          <table:table-cell office:value-type="float" office:value="92.5164752535378" calcext:value-type="float">
            <text:p>92.5164752535378</text:p>
          </table:table-cell>
          <table:table-cell office:value-type="float" office:value="96.1600466691714" calcext:value-type="float">
            <text:p>96.1600466691714</text:p>
          </table:table-cell>
          <table:table-cell/>
          <table:table-cell office:value-type="float" office:value="129445" calcext:value-type="float">
            <text:p>129445</text:p>
          </table:table-cell>
          <table:table-cell office:value-type="string" calcext:value-type="string">
            <text:p>Riley Murphy</text:p>
          </table:table-cell>
          <table:table-cell office:value-type="float" office:value="1341.5" calcext:value-type="float">
            <text:p>1341.5</text:p>
          </table:table-cell>
          <table:table-cell office:value-type="float" office:value="84.93" calcext:value-type="float">
            <text:p>84.93</text:p>
          </table:table-cell>
          <table:table-cell table:formula="of:=VLOOKUP([.J11];[.$B$2:.$H$100];4;0)" office:value-type="float" office:value="85.2293324222707" calcext:value-type="float">
            <text:p>85.2293324222707</text:p>
          </table:table-cell>
          <table:table-cell table:formula="of:=VLOOKUP([.J11];[.$B$2:.$H$100];6;0)" office:value-type="float" office:value="92.5164752535378" calcext:value-type="float">
            <text:p>92.5164752535378</text:p>
          </table:table-cell>
          <table:table-cell table:formula="of:=VLOOKUP([.J11];[.$B$2:.$H$100];5;0)" office:value-type="float" office:value="88.3600750745413" calcext:value-type="float">
            <text:p>88.3600750745413</text:p>
          </table:table-cell>
          <table:table-cell table:formula="of:=AND([.M11] &gt;= [.N11]; [.M11] &lt;= [.O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 Blodgett</text:p>
          </table:table-cell>
          <table:table-cell office:value-type="float" office:value="87719" calcext:value-type="float">
            <text:p>87719</text:p>
          </table:table-cell>
          <table:table-cell office:value-type="string" calcext:value-type="string">
            <text:p>M</text:p>
          </table:table-cell>
          <table:table-cell office:value-type="float" office:value="81.3427866595028" calcext:value-type="float">
            <text:p>81.3427866595028</text:p>
          </table:table-cell>
          <table:table-cell office:value-type="float" office:value="84.4377184694655" calcext:value-type="float">
            <text:p>84.4377184694655</text:p>
          </table:table-cell>
          <table:table-cell office:value-type="float" office:value="87.5553066283599" calcext:value-type="float">
            <text:p>87.5553066283599</text:p>
          </table:table-cell>
          <table:table-cell office:value-type="float" office:value="90.6275820893907" calcext:value-type="float">
            <text:p>90.6275820893907</text:p>
          </table:table-cell>
          <table:table-cell office:value-type="float" office:value="93.7225138993534" calcext:value-type="float">
            <text:p>93.7225138993534</text:p>
          </table:table-cell>
          <table:table-cell/>
          <table:table-cell office:value-type="float" office:value="122072" calcext:value-type="float">
            <text:p>122072</text:p>
          </table:table-cell>
          <table:table-cell office:value-type="string" calcext:value-type="string">
            <text:p>Christian Jay Magaling</text:p>
          </table:table-cell>
          <table:table-cell office:value-type="float" office:value="1331.78" calcext:value-type="float">
            <text:p>1331.78</text:p>
          </table:table-cell>
          <table:table-cell office:value-type="float" office:value="84.31" calcext:value-type="float">
            <text:p>84.31</text:p>
          </table:table-cell>
          <table:table-cell table:formula="of:=VLOOKUP([.J12];[.$B$2:.$H$100];4;0)" office:value-type="float" office:value="79.0021457239915" calcext:value-type="float">
            <text:p>79.0021457239915</text:p>
          </table:table-cell>
          <table:table-cell table:formula="of:=VLOOKUP([.J12];[.$B$2:.$H$100];6;0)" office:value-type="float" office:value="85.8352125625249" calcext:value-type="float">
            <text:p>85.8352125625249</text:p>
          </table:table-cell>
          <table:table-cell table:formula="of:=VLOOKUP([.J12];[.$B$2:.$H$100];5;0)" office:value-type="float" office:value="82.401697341177" calcext:value-type="float">
            <text:p>82.401697341177</text:p>
          </table:table-cell>
          <table:table-cell table:formula="of:=AND([.M12] &gt;= [.N12]; [.M12] &lt;= [.O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erry</text:p>
          </table:table-cell>
          <table:table-cell office:value-type="float" office:value="133048" calcext:value-type="float">
            <text:p>133048</text:p>
          </table:table-cell>
          <table:table-cell office:value-type="string" calcext:value-type="string">
            <text:p>M</text:p>
          </table:table-cell>
          <table:table-cell office:value-type="float" office:value="80.9115286455779" calcext:value-type="float">
            <text:p>80.9115286455779</text:p>
          </table:table-cell>
          <table:table-cell office:value-type="float" office:value="84.0839307540979" calcext:value-type="float">
            <text:p>84.0839307540979</text:p>
          </table:table-cell>
          <table:table-cell office:value-type="float" office:value="86.9609719301401" calcext:value-type="float">
            <text:p>86.9609719301401</text:p>
          </table:table-cell>
          <table:table-cell office:value-type="float" office:value="90.4287349711377" calcext:value-type="float">
            <text:p>90.4287349711377</text:p>
          </table:table-cell>
          <table:table-cell office:value-type="float" office:value="93.6011370796577" calcext:value-type="float">
            <text:p>93.6011370796577</text:p>
          </table:table-cell>
          <table:table-cell/>
          <table:table-cell office:value-type="float" office:value="89927" calcext:value-type="float">
            <text:p>89927</text:p>
          </table:table-cell>
          <table:table-cell office:value-type="string" calcext:value-type="string">
            <text:p>Luke Pecor</text:p>
          </table:table-cell>
          <table:table-cell office:value-type="float" office:value="1325.45" calcext:value-type="float">
            <text:p>1325.45</text:p>
          </table:table-cell>
          <table:table-cell office:value-type="float" office:value="83.91" calcext:value-type="float">
            <text:p>83.91</text:p>
          </table:table-cell>
          <table:table-cell table:formula="of:=VLOOKUP([.J13];[.$B$2:.$H$100];4;0)" office:value-type="float" office:value="84.8374049331245" calcext:value-type="float">
            <text:p>84.8374049331245</text:p>
          </table:table-cell>
          <table:table-cell table:formula="of:=VLOOKUP([.J13];[.$B$2:.$H$100];6;0)" office:value-type="float" office:value="91.2582496398398" calcext:value-type="float">
            <text:p>91.2582496398398</text:p>
          </table:table-cell>
          <table:table-cell table:formula="of:=VLOOKUP([.J13];[.$B$2:.$H$100];5;0)" office:value-type="float" office:value="87.6929154683264" calcext:value-type="float">
            <text:p>87.6929154683264</text:p>
          </table:table-cell>
          <table:table-cell table:formula="of:=AND([.M13] &gt;= [.N13]; [.M13] &lt;= [.O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n Zacher</text:p>
          </table:table-cell>
          <table:table-cell office:value-type="float" office:value="81825" calcext:value-type="float">
            <text:p>81825</text:p>
          </table:table-cell>
          <table:table-cell office:value-type="string" calcext:value-type="string">
            <text:p>M</text:p>
          </table:table-cell>
          <table:table-cell office:value-type="float" office:value="80.7612287011201" calcext:value-type="float">
            <text:p>80.7612287011201</text:p>
          </table:table-cell>
          <table:table-cell office:value-type="float" office:value="84.1209397716241" calcext:value-type="float">
            <text:p>84.1209397716241</text:p>
          </table:table-cell>
          <table:table-cell office:value-type="float" office:value="86.7966375551864" calcext:value-type="float">
            <text:p>86.7966375551864</text:p>
          </table:table-cell>
          <table:table-cell office:value-type="float" office:value="90.8403619126321" calcext:value-type="float">
            <text:p>90.8403619126321</text:p>
          </table:table-cell>
          <table:table-cell office:value-type="float" office:value="94.2000729831361" calcext:value-type="float">
            <text:p>94.2000729831361</text:p>
          </table:table-cell>
          <table:table-cell/>
          <table:table-cell office:value-type="float" office:value="87719" calcext:value-type="float">
            <text:p>87719</text:p>
          </table:table-cell>
          <table:table-cell office:value-type="string" calcext:value-type="string">
            <text:p>Cash Blodgett</text:p>
          </table:table-cell>
          <table:table-cell office:value-type="float" office:value="1320.92" calcext:value-type="float">
            <text:p>1320.92</text:p>
          </table:table-cell>
          <table:table-cell office:value-type="float" office:value="83.62" calcext:value-type="float">
            <text:p>83.62</text:p>
          </table:table-cell>
          <table:table-cell table:formula="of:=VLOOKUP([.J14];[.$B$2:.$H$100];4;0)" office:value-type="float" office:value="84.4377184694655" calcext:value-type="float">
            <text:p>84.4377184694655</text:p>
          </table:table-cell>
          <table:table-cell table:formula="of:=VLOOKUP([.J14];[.$B$2:.$H$100];6;0)" office:value-type="float" office:value="90.6275820893907" calcext:value-type="float">
            <text:p>90.6275820893907</text:p>
          </table:table-cell>
          <table:table-cell table:formula="of:=VLOOKUP([.J14];[.$B$2:.$H$100];5;0)" office:value-type="float" office:value="87.5553066283599" calcext:value-type="float">
            <text:p>87.5553066283599</text:p>
          </table:table-cell>
          <table:table-cell table:formula="of:=AND([.M14] &gt;= [.N14]; [.M14] &lt;= [.O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Acosta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GM</text:p>
          </table:table-cell>
          <table:table-cell office:value-type="float" office:value="80.7529933102264" calcext:value-type="float">
            <text:p>80.7529933102264</text:p>
          </table:table-cell>
          <table:table-cell office:value-type="float" office:value="83.9893027347342" calcext:value-type="float">
            <text:p>83.9893027347342</text:p>
          </table:table-cell>
          <table:table-cell office:value-type="float" office:value="86.7856547847012" calcext:value-type="float">
            <text:p>86.7856547847012</text:p>
          </table:table-cell>
          <table:table-cell office:value-type="float" office:value="90.4619215837498" calcext:value-type="float">
            <text:p>90.4619215837498</text:p>
          </table:table-cell>
          <table:table-cell office:value-type="float" office:value="93.6982310082576" calcext:value-type="float">
            <text:p>93.6982310082576</text:p>
          </table:table-cell>
          <table:table-cell/>
          <table:table-cell office:value-type="float" office:value="133048" calcext:value-type="float">
            <text:p>133048</text:p>
          </table:table-cell>
          <table:table-cell office:value-type="string" calcext:value-type="string">
            <text:p>Robert berry</text:p>
          </table:table-cell>
          <table:table-cell office:value-type="float" office:value="1304.65" calcext:value-type="float">
            <text:p>1304.65</text:p>
          </table:table-cell>
          <table:table-cell office:value-type="float" office:value="82.59" calcext:value-type="float">
            <text:p>82.59</text:p>
          </table:table-cell>
          <table:table-cell table:formula="of:=VLOOKUP([.J15];[.$B$2:.$H$100];4;0)" office:value-type="float" office:value="84.1209397716241" calcext:value-type="float">
            <text:p>84.1209397716241</text:p>
          </table:table-cell>
          <table:table-cell table:formula="of:=VLOOKUP([.J15];[.$B$2:.$H$100];6;0)" office:value-type="float" office:value="90.8403619126321" calcext:value-type="float">
            <text:p>90.8403619126321</text:p>
          </table:table-cell>
          <table:table-cell table:formula="of:=VLOOKUP([.J15];[.$B$2:.$H$100];5;0)" office:value-type="float" office:value="86.7966375551864" calcext:value-type="float">
            <text:p>86.7966375551864</text:p>
          </table:table-cell>
          <table:table-cell table:formula="of:=AND([.M15] &gt;= [.N15]; [.M15] &lt;= [.O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ey Murphy</text:p>
          </table:table-cell>
          <table:table-cell office:value-type="float" office:value="129445" calcext:value-type="float">
            <text:p>129445</text:p>
          </table:table-cell>
          <table:table-cell office:value-type="string" calcext:value-type="string">
            <text:p>A</text:p>
          </table:table-cell>
          <table:table-cell office:value-type="float" office:value="78.7731165242335" calcext:value-type="float">
            <text:p>78.7731165242335</text:p>
          </table:table-cell>
          <table:table-cell office:value-type="float" office:value="82.1108433259161" calcext:value-type="float">
            <text:p>82.1108433259161</text:p>
          </table:table-cell>
          <table:table-cell office:value-type="float" office:value="84.887728068154" calcext:value-type="float">
            <text:p>84.887728068154</text:p>
          </table:table-cell>
          <table:table-cell office:value-type="float" office:value="88.7862969292812" calcext:value-type="float">
            <text:p>88.7862969292812</text:p>
          </table:table-cell>
          <table:table-cell office:value-type="float" office:value="92.1240237309638" calcext:value-type="float">
            <text:p>92.1240237309638</text:p>
          </table:table-cell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Alex Acosta</text:p>
          </table:table-cell>
          <table:table-cell office:value-type="float" office:value="1298.78" calcext:value-type="float">
            <text:p>1298.78</text:p>
          </table:table-cell>
          <table:table-cell office:value-type="float" office:value="82.22" calcext:value-type="float">
            <text:p>82.22</text:p>
          </table:table-cell>
          <table:table-cell table:formula="of:=VLOOKUP([.J16];[.$B$2:.$H$100];4;0)" office:value-type="float" office:value="83.9893027347342" calcext:value-type="float">
            <text:p>83.9893027347342</text:p>
          </table:table-cell>
          <table:table-cell table:formula="of:=VLOOKUP([.J16];[.$B$2:.$H$100];6;0)" office:value-type="float" office:value="90.4619215837498" calcext:value-type="float">
            <text:p>90.4619215837498</text:p>
          </table:table-cell>
          <table:table-cell table:formula="of:=VLOOKUP([.J16];[.$B$2:.$H$100];5;0)" office:value-type="float" office:value="86.7856547847012" calcext:value-type="float">
            <text:p>86.7856547847012</text:p>
          </table:table-cell>
          <table:table-cell table:formula="of:=AND([.M16] &gt;= [.N16]; [.M16] &lt;= [.O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 Hall</text:p>
          </table:table-cell>
          <table:table-cell office:value-type="float" office:value="118482" calcext:value-type="float">
            <text:p>118482</text:p>
          </table:table-cell>
          <table:table-cell office:value-type="string" calcext:value-type="string">
            <text:p>M</text:p>
          </table:table-cell>
          <table:table-cell office:value-type="float" office:value="77.3885412564324" calcext:value-type="float">
            <text:p>77.3885412564324</text:p>
          </table:table-cell>
          <table:table-cell office:value-type="float" office:value="81.0207162264345" calcext:value-type="float">
            <text:p>81.0207162264345</text:p>
          </table:table-cell>
          <table:table-cell office:value-type="float" office:value="84.450204401931" calcext:value-type="float">
            <text:p>84.450204401931</text:p>
          </table:table-cell>
          <table:table-cell office:value-type="float" office:value="88.2850661664386" calcext:value-type="float">
            <text:p>88.2850661664386</text:p>
          </table:table-cell>
          <table:table-cell office:value-type="float" office:value="91.9172411364407" calcext:value-type="float">
            <text:p>91.9172411364407</text:p>
          </table:table-cell>
          <table:table-cell/>
          <table:table-cell office:value-type="float" office:value="102214" calcext:value-type="float">
            <text:p>102214</text:p>
          </table:table-cell>
          <table:table-cell office:value-type="string" calcext:value-type="string">
            <text:p>Kyle McNabb</text:p>
          </table:table-cell>
          <table:table-cell office:value-type="float" office:value="1284.1" calcext:value-type="float">
            <text:p>1284.1</text:p>
          </table:table-cell>
          <table:table-cell office:value-type="float" office:value="81.29" calcext:value-type="float">
            <text:p>81.29</text:p>
          </table:table-cell>
          <table:table-cell table:formula="of:=VLOOKUP([.J17];[.$B$2:.$H$100];4;0)" office:value-type="float" office:value="81.837086421287" calcext:value-type="float">
            <text:p>81.837086421287</text:p>
          </table:table-cell>
          <table:table-cell table:formula="of:=VLOOKUP([.J17];[.$B$2:.$H$100];6;0)" office:value-type="float" office:value="91.2586355942953" calcext:value-type="float">
            <text:p>91.2586355942953</text:p>
          </table:table-cell>
          <table:table-cell table:formula="of:=VLOOKUP([.J17];[.$B$2:.$H$100];5;0)" office:value-type="float" office:value="84.5281403750289" calcext:value-type="float">
            <text:p>84.5281403750289</text:p>
          </table:table-cell>
          <table:table-cell table:formula="of:=AND([.M17] &gt;= [.N17]; [.M17] &lt;= [.O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i Songco</text:p>
          </table:table-cell>
          <table:table-cell office:value-type="float" office:value="72605" calcext:value-type="float">
            <text:p>72605</text:p>
          </table:table-cell>
          <table:table-cell office:value-type="string" calcext:value-type="string">
            <text:p>M</text:p>
          </table:table-cell>
          <table:table-cell office:value-type="float" office:value="77.1263118347828" calcext:value-type="float">
            <text:p>77.1263118347828</text:p>
          </table:table-cell>
          <table:table-cell office:value-type="float" office:value="81.837086421287" calcext:value-type="float">
            <text:p>81.837086421287</text:p>
          </table:table-cell>
          <table:table-cell office:value-type="float" office:value="84.5281403750289" calcext:value-type="float">
            <text:p>84.5281403750289</text:p>
          </table:table-cell>
          <table:table-cell office:value-type="float" office:value="91.2586355942953" calcext:value-type="float">
            <text:p>91.2586355942953</text:p>
          </table:table-cell>
          <table:table-cell office:value-type="float" office:value="95.9694101807995" calcext:value-type="float">
            <text:p>95.9694101807995</text:p>
          </table:table-cell>
          <table:table-cell/>
          <table:table-cell office:value-type="float" office:value="72605" calcext:value-type="float">
            <text:p>72605</text:p>
          </table:table-cell>
          <table:table-cell office:value-type="string" calcext:value-type="string">
            <text:p>Rori Songco</text:p>
          </table:table-cell>
          <table:table-cell office:value-type="float" office:value="1279.72" calcext:value-type="float">
            <text:p>1279.72</text:p>
          </table:table-cell>
          <table:table-cell office:value-type="float" office:value="81.01" calcext:value-type="float">
            <text:p>81.01</text:p>
          </table:table-cell>
          <table:table-cell table:formula="of:=VLOOKUP([.J18];[.$B$2:.$H$100];4;0)" office:value-type="float" office:value="81.0207162264345" calcext:value-type="float">
            <text:p>81.0207162264345</text:p>
          </table:table-cell>
          <table:table-cell table:formula="of:=VLOOKUP([.J18];[.$B$2:.$H$100];6;0)" office:value-type="float" office:value="88.2850661664386" calcext:value-type="float">
            <text:p>88.2850661664386</text:p>
          </table:table-cell>
          <table:table-cell table:formula="of:=VLOOKUP([.J18];[.$B$2:.$H$100];5;0)" office:value-type="float" office:value="84.450204401931" calcext:value-type="float">
            <text:p>84.450204401931</text:p>
          </table:table-cell>
          <table:table-cell table:formula="of:=AND([.M18] &gt;= [.N18]; [.M18] &lt;= [.O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 Stephenson</text:p>
          </table:table-cell>
          <table:table-cell office:value-type="float" office:value="4806" calcext:value-type="float">
            <text:p>4806</text:p>
          </table:table-cell>
          <table:table-cell office:value-type="string" calcext:value-type="string">
            <text:p>M</text:p>
          </table:table-cell>
          <table:table-cell office:value-type="float" office:value="76.0404905549255" calcext:value-type="float">
            <text:p>76.0404905549255</text:p>
          </table:table-cell>
          <table:table-cell office:value-type="float" office:value="79.5417476693295" calcext:value-type="float">
            <text:p>79.5417476693295</text:p>
          </table:table-cell>
          <table:table-cell office:value-type="float" office:value="83.1483335038097" calcext:value-type="float">
            <text:p>83.1483335038097</text:p>
          </table:table-cell>
          <table:table-cell office:value-type="float" office:value="86.5442618981376" calcext:value-type="float">
            <text:p>86.5442618981376</text:p>
          </table:table-cell>
          <table:table-cell office:value-type="float" office:value="90.0455190125416" calcext:value-type="float">
            <text:p>90.0455190125416</text:p>
          </table:table-cell>
          <table:table-cell/>
          <table:table-cell office:value-type="float" office:value="122236" calcext:value-type="float">
            <text:p>122236</text:p>
          </table:table-cell>
          <table:table-cell office:value-type="string" calcext:value-type="string">
            <text:p>Brent Mayorga</text:p>
          </table:table-cell>
          <table:table-cell office:value-type="float" office:value="1276.26" calcext:value-type="float">
            <text:p>1276.26</text:p>
          </table:table-cell>
          <table:table-cell office:value-type="float" office:value="80.8" calcext:value-type="float">
            <text:p>80.8</text:p>
          </table:table-cell>
          <table:table-cell table:formula="of:=VLOOKUP([.J19];[.$B$2:.$H$100];4;0)" office:value-type="float" office:value="75.6635801305851" calcext:value-type="float">
            <text:p>75.6635801305851</text:p>
          </table:table-cell>
          <table:table-cell table:formula="of:=VLOOKUP([.J19];[.$B$2:.$H$100];6;0)" office:value-type="float" office:value="83.8357974955174" calcext:value-type="float">
            <text:p>83.8357974955174</text:p>
          </table:table-cell>
          <table:table-cell table:formula="of:=VLOOKUP([.J19];[.$B$2:.$H$100];5;0)" office:value-type="float" office:value="78.5552357550687" calcext:value-type="float">
            <text:p>78.5552357550687</text:p>
          </table:table-cell>
          <table:table-cell table:formula="of:=AND([.M19] &gt;= [.N19]; [.M19] &lt;= [.O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Roesch</text:p>
          </table:table-cell>
          <table:table-cell office:value-type="float" office:value="56427" calcext:value-type="float">
            <text:p>56427</text:p>
          </table:table-cell>
          <table:table-cell office:value-type="string" calcext:value-type="string">
            <text:p>M</text:p>
          </table:table-cell>
          <table:table-cell office:value-type="float" office:value="75.5856123047248" calcext:value-type="float">
            <text:p>75.5856123047248</text:p>
          </table:table-cell>
          <table:table-cell office:value-type="float" office:value="79.0021457239915" calcext:value-type="float">
            <text:p>79.0021457239915</text:p>
          </table:table-cell>
          <table:table-cell office:value-type="float" office:value="82.401697341177" calcext:value-type="float">
            <text:p>82.401697341177</text:p>
          </table:table-cell>
          <table:table-cell office:value-type="float" office:value="85.8352125625249" calcext:value-type="float">
            <text:p>85.8352125625249</text:p>
          </table:table-cell>
          <table:table-cell office:value-type="float" office:value="89.2517459817917" calcext:value-type="float">
            <text:p>89.2517459817917</text:p>
          </table:table-cell>
          <table:table-cell/>
          <table:table-cell office:value-type="float" office:value="78645" calcext:value-type="float">
            <text:p>78645</text:p>
          </table:table-cell>
          <table:table-cell office:value-type="string" calcext:value-type="string">
            <text:p>Loren Pendergrass</text:p>
          </table:table-cell>
          <table:table-cell office:value-type="float" office:value="1270.6" calcext:value-type="float">
            <text:p>1270.6</text:p>
          </table:table-cell>
          <table:table-cell office:value-type="float" office:value="80.44" calcext:value-type="float">
            <text:p>80.44</text:p>
          </table:table-cell>
          <table:table-cell table:formula="of:=VLOOKUP([.J20];[.$B$2:.$H$100];4;0)" office:value-type="float" office:value="75.4473373791535" calcext:value-type="float">
            <text:p>75.4473373791535</text:p>
          </table:table-cell>
          <table:table-cell table:formula="of:=VLOOKUP([.J20];[.$B$2:.$H$100];6;0)" office:value-type="float" office:value="82.4941521442466" calcext:value-type="float">
            <text:p>82.4941521442466</text:p>
          </table:table-cell>
          <table:table-cell table:formula="of:=VLOOKUP([.J20];[.$B$2:.$H$100];5;0)" office:value-type="float" office:value="78.6197668511791" calcext:value-type="float">
            <text:p>78.6197668511791</text:p>
          </table:table-cell>
          <table:table-cell table:formula="of:=AND([.M20] &gt;= [.N20]; [.M20] &lt;= [.O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gli Quan</text:p>
          </table:table-cell>
          <table:table-cell office:value-type="float" office:value="121764" calcext:value-type="float">
            <text:p>121764</text:p>
          </table:table-cell>
          <table:table-cell office:value-type="string" calcext:value-type="string">
            <text:p>A</text:p>
          </table:table-cell>
          <table:table-cell office:value-type="float" office:value="75.064315288399" calcext:value-type="float">
            <text:p>75.064315288399</text:p>
          </table:table-cell>
          <table:table-cell office:value-type="float" office:value="78.6035398391617" calcext:value-type="float">
            <text:p>78.6035398391617</text:p>
          </table:table-cell>
          <table:table-cell office:value-type="float" office:value="82.0827606038217" calcext:value-type="float">
            <text:p>82.0827606038217</text:p>
          </table:table-cell>
          <table:table-cell office:value-type="float" office:value="85.6819889406872" calcext:value-type="float">
            <text:p>85.6819889406872</text:p>
          </table:table-cell>
          <table:table-cell office:value-type="float" office:value="89.2212134914499" calcext:value-type="float">
            <text:p>89.2212134914499</text:p>
          </table:table-cell>
          <table:table-cell/>
          <table:table-cell office:value-type="float" office:value="56427" calcext:value-type="float">
            <text:p>56427</text:p>
          </table:table-cell>
          <table:table-cell office:value-type="string" calcext:value-type="string">
            <text:p>Steve Roesch</text:p>
          </table:table-cell>
          <table:table-cell office:value-type="float" office:value="1258.89" calcext:value-type="float">
            <text:p>1258.89</text:p>
          </table:table-cell>
          <table:table-cell office:value-type="float" office:value="79.7" calcext:value-type="float">
            <text:p>79.7</text:p>
          </table:table-cell>
          <table:table-cell table:formula="of:=VLOOKUP([.J21];[.$B$2:.$H$100];4;0)" office:value-type="float" office:value="78.6035398391617" calcext:value-type="float">
            <text:p>78.6035398391617</text:p>
          </table:table-cell>
          <table:table-cell table:formula="of:=VLOOKUP([.J21];[.$B$2:.$H$100];6;0)" office:value-type="float" office:value="85.6819889406872" calcext:value-type="float">
            <text:p>85.6819889406872</text:p>
          </table:table-cell>
          <table:table-cell table:formula="of:=VLOOKUP([.J21];[.$B$2:.$H$100];5;0)" office:value-type="float" office:value="82.0827606038217" calcext:value-type="float">
            <text:p>82.0827606038217</text:p>
          </table:table-cell>
          <table:table-cell table:formula="of:=AND([.M21] &gt;= [.N21]; [.M21] &lt;= [.O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le Mcnabb</text:p>
          </table:table-cell>
          <table:table-cell office:value-type="float" office:value="102214" calcext:value-type="float">
            <text:p>102214</text:p>
          </table:table-cell>
          <table:table-cell office:value-type="string" calcext:value-type="string">
            <text:p>M</text:p>
          </table:table-cell>
          <table:table-cell office:value-type="float" office:value="74.8352134424493" calcext:value-type="float">
            <text:p>74.8352134424493</text:p>
          </table:table-cell>
          <table:table-cell office:value-type="float" office:value="78.66603564221" calcext:value-type="float">
            <text:p>78.66603564221</text:p>
          </table:table-cell>
          <table:table-cell office:value-type="float" office:value="82.7394725656817" calcext:value-type="float">
            <text:p>82.7394725656817</text:p>
          </table:table-cell>
          <table:table-cell office:value-type="float" office:value="86.3276800417316" calcext:value-type="float">
            <text:p>86.3276800417316</text:p>
          </table:table-cell>
          <table:table-cell office:value-type="float" office:value="90.1585022414924" calcext:value-type="float">
            <text:p>90.1585022414924</text:p>
          </table:table-cell>
          <table:table-cell/>
          <table:table-cell office:value-type="float" office:value="4806" calcext:value-type="float">
            <text:p>4806</text:p>
          </table:table-cell>
          <table:table-cell office:value-type="string" calcext:value-type="string">
            <text:p>Keith Stephenson</text:p>
          </table:table-cell>
          <table:table-cell office:value-type="float" office:value="1256.31" calcext:value-type="float">
            <text:p>1256.31</text:p>
          </table:table-cell>
          <table:table-cell office:value-type="float" office:value="79.53" calcext:value-type="float">
            <text:p>79.53</text:p>
          </table:table-cell>
          <table:table-cell table:formula="of:=VLOOKUP([.J22];[.$B$2:.$H$100];4;0)" office:value-type="float" office:value="76.0637269967252" calcext:value-type="float">
            <text:p>76.0637269967252</text:p>
          </table:table-cell>
          <table:table-cell table:formula="of:=VLOOKUP([.J22];[.$B$2:.$H$100];6;0)" office:value-type="float" office:value="82.9251449495188" calcext:value-type="float">
            <text:p>82.9251449495188</text:p>
          </table:table-cell>
          <table:table-cell table:formula="of:=VLOOKUP([.J22];[.$B$2:.$H$100];5;0)" office:value-type="float" office:value="79.4846196539233" calcext:value-type="float">
            <text:p>79.4846196539233</text:p>
          </table:table-cell>
          <table:table-cell table:formula="of:=AND([.M22] &gt;= [.N22]; [.M22] &lt;= [.O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ent Hall</text:p>
          </table:table-cell>
          <table:table-cell office:value-type="float" office:value="118717" calcext:value-type="float">
            <text:p>118717</text:p>
          </table:table-cell>
          <table:table-cell office:value-type="string" calcext:value-type="string">
            <text:p>M</text:p>
          </table:table-cell>
          <table:table-cell office:value-type="float" office:value="72.6330180203284" calcext:value-type="float">
            <text:p>72.6330180203284</text:p>
          </table:table-cell>
          <table:table-cell office:value-type="float" office:value="76.0637269967252" calcext:value-type="float">
            <text:p>76.0637269967252</text:p>
          </table:table-cell>
          <table:table-cell office:value-type="float" office:value="79.4846196539233" calcext:value-type="float">
            <text:p>79.4846196539233</text:p>
          </table:table-cell>
          <table:table-cell office:value-type="float" office:value="82.9251449495188" calcext:value-type="float">
            <text:p>82.9251449495188</text:p>
          </table:table-cell>
          <table:table-cell office:value-type="float" office:value="86.3558539259156" calcext:value-type="float">
            <text:p>86.3558539259156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string" calcext:value-type="string">
            <text:p>Bo Wang</text:p>
          </table:table-cell>
          <table:table-cell office:value-type="float" office:value="1245.95" calcext:value-type="float">
            <text:p>1245.95</text:p>
          </table:table-cell>
          <table:table-cell office:value-type="float" office:value="78.88" calcext:value-type="float">
            <text:p>78.88</text:p>
          </table:table-cell>
          <table:table-cell table:formula="of:=VLOOKUP([.J23];[.$B$2:.$H$100];4;0)" office:value-type="float" office:value="82.1108433259161" calcext:value-type="float">
            <text:p>82.1108433259161</text:p>
          </table:table-cell>
          <table:table-cell table:formula="of:=VLOOKUP([.J23];[.$B$2:.$H$100];6;0)" office:value-type="float" office:value="88.7862969292812" calcext:value-type="float">
            <text:p>88.7862969292812</text:p>
          </table:table-cell>
          <table:table-cell table:formula="of:=VLOOKUP([.J23];[.$B$2:.$H$100];5;0)" office:value-type="float" office:value="84.887728068154" calcext:value-type="float">
            <text:p>84.887728068154</text:p>
          </table:table-cell>
          <table:table-cell table:formula="of:=AND([.M23] &gt;= [.N23]; [.M23] &lt;= [.O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PENDERGRASS</text:p>
          </table:table-cell>
          <table:table-cell office:value-type="float" office:value="78645" calcext:value-type="float">
            <text:p>78645</text:p>
          </table:table-cell>
          <table:table-cell office:value-type="string" calcext:value-type="string">
            <text:p>A</text:p>
          </table:table-cell>
          <table:table-cell office:value-type="float" office:value="71.923929996607" calcext:value-type="float">
            <text:p>71.923929996607</text:p>
          </table:table-cell>
          <table:table-cell office:value-type="float" office:value="75.4473373791535" calcext:value-type="float">
            <text:p>75.4473373791535</text:p>
          </table:table-cell>
          <table:table-cell office:value-type="float" office:value="78.6197668511791" calcext:value-type="float">
            <text:p>78.6197668511791</text:p>
          </table:table-cell>
          <table:table-cell office:value-type="float" office:value="82.4941521442466" calcext:value-type="float">
            <text:p>82.4941521442466</text:p>
          </table:table-cell>
          <table:table-cell office:value-type="float" office:value="86.0175595267931" calcext:value-type="float">
            <text:p>86.0175595267931</text:p>
          </table:table-cell>
          <table:table-cell/>
          <table:table-cell office:value-type="float" office:value="113711" calcext:value-type="float">
            <text:p>113711</text:p>
          </table:table-cell>
          <table:table-cell office:value-type="string" calcext:value-type="string">
            <text:p>Mark Kelly</text:p>
          </table:table-cell>
          <table:table-cell office:value-type="float" office:value="1238.84" calcext:value-type="float">
            <text:p>1238.84</text:p>
          </table:table-cell>
          <table:table-cell office:value-type="float" office:value="78.43" calcext:value-type="float">
            <text:p>78.43</text:p>
          </table:table-cell>
          <table:table-cell table:formula="of:=VLOOKUP([.J24];[.$B$2:.$H$100];4;0)" office:value-type="float" office:value="74.1507340394247" calcext:value-type="float">
            <text:p>74.1507340394247</text:p>
          </table:table-cell>
          <table:table-cell table:formula="of:=VLOOKUP([.J24];[.$B$2:.$H$100];6;0)" office:value-type="float" office:value="81.9208969966974" calcext:value-type="float">
            <text:p>81.9208969966974</text:p>
          </table:table-cell>
          <table:table-cell table:formula="of:=VLOOKUP([.J24];[.$B$2:.$H$100];5;0)" office:value-type="float" office:value="78.3327803904559" calcext:value-type="float">
            <text:p>78.3327803904559</text:p>
          </table:table-cell>
          <table:table-cell table:formula="of:=AND([.M24] &gt;= [.N24]; [.M24] &lt;= [.O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or Craig</text:p>
          </table:table-cell>
          <table:table-cell office:value-type="float" office:value="136660" calcext:value-type="float">
            <text:p>136660</text:p>
          </table:table-cell>
          <table:table-cell office:value-type="string" calcext:value-type="string">
            <text:p>B</text:p>
          </table:table-cell>
          <table:table-cell office:value-type="float" office:value="71.577471448119" calcext:value-type="float">
            <text:p>71.577471448119</text:p>
          </table:table-cell>
          <table:table-cell office:value-type="float" office:value="75.6635801305851" calcext:value-type="float">
            <text:p>75.6635801305851</text:p>
          </table:table-cell>
          <table:table-cell office:value-type="float" office:value="78.5552357550687" calcext:value-type="float">
            <text:p>78.5552357550687</text:p>
          </table:table-cell>
          <table:table-cell office:value-type="float" office:value="83.8357974955174" calcext:value-type="float">
            <text:p>83.8357974955174</text:p>
          </table:table-cell>
          <table:table-cell office:value-type="float" office:value="87.9219061779835" calcext:value-type="float">
            <text:p>87.9219061779835</text:p>
          </table:table-cell>
          <table:table-cell/>
          <table:table-cell office:value-type="float" office:value="107123" calcext:value-type="float">
            <text:p>107123</text:p>
          </table:table-cell>
          <table:table-cell office:value-type="string" calcext:value-type="string">
            <text:p>Paul Felker</text:p>
          </table:table-cell>
          <table:table-cell office:value-type="float" office:value="1213.55" calcext:value-type="float">
            <text:p>1213.55</text:p>
          </table:table-cell>
          <table:table-cell office:value-type="float" office:value="76.82" calcext:value-type="float">
            <text:p>76.82</text:p>
          </table:table-cell>
          <table:table-cell table:formula="of:=VLOOKUP([.J25];[.$B$2:.$H$100];4;0)" office:value-type="float" office:value="72.9271899598146" calcext:value-type="float">
            <text:p>72.9271899598146</text:p>
          </table:table-cell>
          <table:table-cell table:formula="of:=VLOOKUP([.J25];[.$B$2:.$H$100];6;0)" office:value-type="float" office:value="80.9314496715815" calcext:value-type="float">
            <text:p>80.9314496715815</text:p>
          </table:table-cell>
          <table:table-cell table:formula="of:=VLOOKUP([.J25];[.$B$2:.$H$100];5;0)" office:value-type="float" office:value="76.0342590792172" calcext:value-type="float">
            <text:p>76.0342590792172</text:p>
          </table:table-cell>
          <table:table-cell table:formula="of:=AND([.M25] &gt;= [.N25]; [.M25] &lt;= [.O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ane Mendoza</text:p>
          </table:table-cell>
          <table:table-cell office:value-type="float" office:value="98162" calcext:value-type="float">
            <text:p>98162</text:p>
          </table:table-cell>
          <table:table-cell office:value-type="string" calcext:value-type="string">
            <text:p>B</text:p>
          </table:table-cell>
          <table:table-cell office:value-type="float" office:value="70.7162184169596" calcext:value-type="float">
            <text:p>70.7162184169596</text:p>
          </table:table-cell>
          <table:table-cell office:value-type="float" office:value="74.4890384950934" calcext:value-type="float">
            <text:p>74.4890384950934</text:p>
          </table:table-cell>
          <table:table-cell office:value-type="float" office:value="77.4524463885814" calcext:value-type="float">
            <text:p>77.4524463885814</text:p>
          </table:table-cell>
          <table:table-cell office:value-type="float" office:value="82.034678651361" calcext:value-type="float">
            <text:p>82.034678651361</text:p>
          </table:table-cell>
          <table:table-cell office:value-type="float" office:value="85.8074987294948" calcext:value-type="float">
            <text:p>85.8074987294948</text:p>
          </table:table-cell>
          <table:table-cell/>
          <table:table-cell office:value-type="float" office:value="118717" calcext:value-type="float">
            <text:p>118717</text:p>
          </table:table-cell>
          <table:table-cell office:value-type="string" calcext:value-type="string">
            <text:p>Vincent Hall</text:p>
          </table:table-cell>
          <table:table-cell office:value-type="float" office:value="1209.11" calcext:value-type="float">
            <text:p>1209.11</text:p>
          </table:table-cell>
          <table:table-cell office:value-type="float" office:value="76.54" calcext:value-type="float">
            <text:p>76.54</text:p>
          </table:table-cell>
          <table:table-cell table:formula="of:=VLOOKUP([.J26];[.$B$2:.$H$100];4;0)" office:value-type="float" office:value="74.1591100008597" calcext:value-type="float">
            <text:p>74.1591100008597</text:p>
          </table:table-cell>
          <table:table-cell table:formula="of:=VLOOKUP([.J26];[.$B$2:.$H$100];6;0)" office:value-type="float" office:value="81.4761938189426" calcext:value-type="float">
            <text:p>81.4761938189426</text:p>
          </table:table-cell>
          <table:table-cell table:formula="of:=VLOOKUP([.J26];[.$B$2:.$H$100];5;0)" office:value-type="float" office:value="77.4414666610316" calcext:value-type="float">
            <text:p>77.4414666610316</text:p>
          </table:table-cell>
          <table:table-cell table:formula="of:=AND([.M26] &gt;= [.N26]; [.M26] &lt;= [.O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ek Birkenfeld</text:p>
          </table:table-cell>
          <table:table-cell office:value-type="float" office:value="3751" calcext:value-type="float">
            <text:p>3751</text:p>
          </table:table-cell>
          <table:table-cell office:value-type="string" calcext:value-type="string">
            <text:p>A</text:p>
          </table:table-cell>
          <table:table-cell office:value-type="float" office:value="70.5005680918182" calcext:value-type="float">
            <text:p>70.5005680918182</text:p>
          </table:table-cell>
          <table:table-cell office:value-type="float" office:value="74.1591100008597" calcext:value-type="float">
            <text:p>74.1591100008597</text:p>
          </table:table-cell>
          <table:table-cell office:value-type="float" office:value="77.4414666610316" calcext:value-type="float">
            <text:p>77.4414666610316</text:p>
          </table:table-cell>
          <table:table-cell office:value-type="float" office:value="81.4761938189426" calcext:value-type="float">
            <text:p>81.4761938189426</text:p>
          </table:table-cell>
          <table:table-cell office:value-type="float" office:value="85.1347357279841" calcext:value-type="float">
            <text:p>85.1347357279841</text:p>
          </table:table-cell>
          <table:table-cell/>
          <table:table-cell office:value-type="float" office:value="94608" calcext:value-type="float">
            <text:p>94608</text:p>
          </table:table-cell>
          <table:table-cell office:value-type="string" calcext:value-type="string">
            <text:p>Estuardo Balderas</text:p>
          </table:table-cell>
          <table:table-cell office:value-type="float" office:value="1208.67" calcext:value-type="float">
            <text:p>1208.67</text:p>
          </table:table-cell>
          <table:table-cell office:value-type="float" office:value="76.52" calcext:value-type="float">
            <text:p>76.52</text:p>
          </table:table-cell>
          <table:table-cell table:formula="of:=VLOOKUP([.J27];[.$B$2:.$H$100];4;0)" office:value-type="float" office:value="72.5421344648029" calcext:value-type="float">
            <text:p>72.5421344648029</text:p>
          </table:table-cell>
          <table:table-cell table:formula="of:=VLOOKUP([.J27];[.$B$2:.$H$100];6;0)" office:value-type="float" office:value="81.2386633967051" calcext:value-type="float">
            <text:p>81.2386633967051</text:p>
          </table:table-cell>
          <table:table-cell table:formula="of:=VLOOKUP([.J27];[.$B$2:.$H$100];5;0)" office:value-type="float" office:value="76.5909473400455" calcext:value-type="float">
            <text:p>76.5909473400455</text:p>
          </table:table-cell>
          <table:table-cell table:formula="of:=AND([.M27] &gt;= [.N27]; [.M27] &lt;= [.O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-min Lin</text:p>
          </table:table-cell>
          <table:table-cell office:value-type="float" office:value="87259" calcext:value-type="float">
            <text:p>87259</text:p>
          </table:table-cell>
          <table:table-cell office:value-type="string" calcext:value-type="string">
            <text:p>A</text:p>
          </table:table-cell>
          <table:table-cell office:value-type="float" office:value="70.2656525607883" calcext:value-type="float">
            <text:p>70.2656525607883</text:p>
          </table:table-cell>
          <table:table-cell office:value-type="float" office:value="74.1507340394247" calcext:value-type="float">
            <text:p>74.1507340394247</text:p>
          </table:table-cell>
          <table:table-cell office:value-type="float" office:value="78.3327803904559" calcext:value-type="float">
            <text:p>78.3327803904559</text:p>
          </table:table-cell>
          <table:table-cell office:value-type="float" office:value="81.9208969966974" calcext:value-type="float">
            <text:p>81.9208969966974</text:p>
          </table:table-cell>
          <table:table-cell office:value-type="float" office:value="85.8059784753338" calcext:value-type="float">
            <text:p>85.8059784753338</text:p>
          </table:table-cell>
          <table:table-cell/>
          <table:table-cell office:value-type="float" office:value="121764" calcext:value-type="float">
            <text:p>121764</text:p>
          </table:table-cell>
          <table:table-cell office:value-type="string" calcext:value-type="string">
            <text:p>Hongli Quan</text:p>
          </table:table-cell>
          <table:table-cell office:value-type="float" office:value="1201.56" calcext:value-type="float">
            <text:p>1201.56</text:p>
          </table:table-cell>
          <table:table-cell office:value-type="float" office:value="76.07" calcext:value-type="float">
            <text:p>76.07</text:p>
          </table:table-cell>
          <table:table-cell table:formula="of:=VLOOKUP([.J28];[.$B$2:.$H$100];4;0)" office:value-type="float" office:value="74.4890384950934" calcext:value-type="float">
            <text:p>74.4890384950934</text:p>
          </table:table-cell>
          <table:table-cell table:formula="of:=VLOOKUP([.J28];[.$B$2:.$H$100];6;0)" office:value-type="float" office:value="82.034678651361" calcext:value-type="float">
            <text:p>82.034678651361</text:p>
          </table:table-cell>
          <table:table-cell table:formula="of:=VLOOKUP([.J28];[.$B$2:.$H$100];5;0)" office:value-type="float" office:value="77.4524463885814" calcext:value-type="float">
            <text:p>77.4524463885814</text:p>
          </table:table-cell>
          <table:table-cell table:formula="of:=AND([.M28] &gt;= [.N28]; [.M28] &lt;= [.O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 Olson</text:p>
          </table:table-cell>
          <table:table-cell office:value-type="float" office:value="70399" calcext:value-type="float">
            <text:p>70399</text:p>
          </table:table-cell>
          <table:table-cell office:value-type="string" calcext:value-type="string">
            <text:p>A</text:p>
          </table:table-cell>
          <table:table-cell office:value-type="float" office:value="69.3125921288142" calcext:value-type="float">
            <text:p>69.3125921288142</text:p>
          </table:table-cell>
          <table:table-cell office:value-type="float" office:value="73.1123028233325" calcext:value-type="float">
            <text:p>73.1123028233325</text:p>
          </table:table-cell>
          <table:table-cell office:value-type="float" office:value="76.5976464043071" calcext:value-type="float">
            <text:p>76.5976464043071</text:p>
          </table:table-cell>
          <table:table-cell office:value-type="float" office:value="80.711724212369" calcext:value-type="float">
            <text:p>80.711724212369</text:p>
          </table:table-cell>
          <table:table-cell office:value-type="float" office:value="84.5114349068873" calcext:value-type="float">
            <text:p>84.5114349068873</text:p>
          </table:table-cell>
          <table:table-cell/>
          <table:table-cell office:value-type="float" office:value="136660" calcext:value-type="float">
            <text:p>136660</text:p>
          </table:table-cell>
          <table:table-cell office:value-type="string" calcext:value-type="string">
            <text:p>Conor Craig</text:p>
          </table:table-cell>
          <table:table-cell office:value-type="float" office:value="1192" calcext:value-type="float">
            <text:p>1192</text:p>
          </table:table-cell>
          <table:table-cell office:value-type="float" office:value="75.46" calcext:value-type="float">
            <text:p>75.46</text:p>
          </table:table-cell>
          <table:table-cell table:formula="of:=VLOOKUP([.J29];[.$B$2:.$H$100];4;0)" office:value-type="float" office:value="73.1123028233325" calcext:value-type="float">
            <text:p>73.1123028233325</text:p>
          </table:table-cell>
          <table:table-cell table:formula="of:=VLOOKUP([.J29];[.$B$2:.$H$100];6;0)" office:value-type="float" office:value="80.711724212369" calcext:value-type="float">
            <text:p>80.711724212369</text:p>
          </table:table-cell>
          <table:table-cell table:formula="of:=VLOOKUP([.J29];[.$B$2:.$H$100];5;0)" office:value-type="float" office:value="76.5976464043071" calcext:value-type="float">
            <text:p>76.5976464043071</text:p>
          </table:table-cell>
          <table:table-cell table:formula="of:=AND([.M29] &gt;= [.N29]; [.M29] &lt;= [.O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Beavers</text:p>
          </table:table-cell>
          <table:table-cell office:value-type="float" office:value="118318" calcext:value-type="float">
            <text:p>118318</text:p>
          </table:table-cell>
          <table:table-cell office:value-type="string" calcext:value-type="string">
            <text:p>A</text:p>
          </table:table-cell>
          <table:table-cell office:value-type="float" office:value="68.9250601039312" calcext:value-type="float">
            <text:p>68.9250601039312</text:p>
          </table:table-cell>
          <table:table-cell office:value-type="float" office:value="72.9271899598146" calcext:value-type="float">
            <text:p>72.9271899598146</text:p>
          </table:table-cell>
          <table:table-cell office:value-type="float" office:value="76.0342590792172" calcext:value-type="float">
            <text:p>76.0342590792172</text:p>
          </table:table-cell>
          <table:table-cell office:value-type="float" office:value="80.9314496715815" calcext:value-type="float">
            <text:p>80.9314496715815</text:p>
          </table:table-cell>
          <table:table-cell office:value-type="float" office:value="84.9335795274649" calcext:value-type="float">
            <text:p>84.9335795274649</text:p>
          </table:table-cell>
          <table:table-cell/>
          <table:table-cell office:value-type="float" office:value="86498" calcext:value-type="float">
            <text:p>86498</text:p>
          </table:table-cell>
          <table:table-cell office:value-type="string" calcext:value-type="string">
            <text:p>Alex Goben</text:p>
          </table:table-cell>
          <table:table-cell office:value-type="float" office:value="1180.85" calcext:value-type="float">
            <text:p>1180.85</text:p>
          </table:table-cell>
          <table:table-cell office:value-type="float" office:value="74.76" calcext:value-type="float">
            <text:p>74.76</text:p>
          </table:table-cell>
          <table:table-cell table:formula="of:=VLOOKUP([.J30];[.$B$2:.$H$100];4;0)" office:value-type="float" office:value="71.8694859423677" calcext:value-type="float">
            <text:p>71.8694859423677</text:p>
          </table:table-cell>
          <table:table-cell table:formula="of:=VLOOKUP([.J30];[.$B$2:.$H$100];6;0)" office:value-type="float" office:value="79.8373748470146" calcext:value-type="float">
            <text:p>79.8373748470146</text:p>
          </table:table-cell>
          <table:table-cell table:formula="of:=VLOOKUP([.J30];[.$B$2:.$H$100];5;0)" office:value-type="float" office:value="76.3259515076946" calcext:value-type="float">
            <text:p>76.3259515076946</text:p>
          </table:table-cell>
          <table:table-cell table:formula="of:=AND([.M30] &gt;= [.N30]; [.M30] &lt;= [.O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-Luc Ruben</text:p>
          </table:table-cell>
          <table:table-cell office:value-type="float" office:value="80501" calcext:value-type="float">
            <text:p>80501</text:p>
          </table:table-cell>
          <table:table-cell office:value-type="string" calcext:value-type="string">
            <text:p>A</text:p>
          </table:table-cell>
          <table:table-cell office:value-type="float" office:value="68.1938699988518" calcext:value-type="float">
            <text:p>68.1938699988518</text:p>
          </table:table-cell>
          <table:table-cell office:value-type="float" office:value="72.5421344648029" calcext:value-type="float">
            <text:p>72.5421344648029</text:p>
          </table:table-cell>
          <table:table-cell office:value-type="float" office:value="76.5909473400455" calcext:value-type="float">
            <text:p>76.5909473400455</text:p>
          </table:table-cell>
          <table:table-cell office:value-type="float" office:value="81.2386633967051" calcext:value-type="float">
            <text:p>81.2386633967051</text:p>
          </table:table-cell>
          <table:table-cell office:value-type="float" office:value="85.5869278626563" calcext:value-type="float">
            <text:p>85.5869278626563</text:p>
          </table:table-cell>
          <table:table-cell/>
          <table:table-cell office:value-type="float" office:value="127965" calcext:value-type="float">
            <text:p>127965</text:p>
          </table:table-cell>
          <table:table-cell office:value-type="string" calcext:value-type="string">
            <text:p>Austin DeJean</text:p>
          </table:table-cell>
          <table:table-cell office:value-type="float" office:value="1180.41" calcext:value-type="float">
            <text:p>1180.41</text:p>
          </table:table-cell>
          <table:table-cell office:value-type="float" office:value="74.73" calcext:value-type="float">
            <text:p>74.73</text:p>
          </table:table-cell>
          <table:table-cell table:formula="of:=VLOOKUP([.J31];[.$B$2:.$H$100];4;0)" office:value-type="float" office:value="70.7101709848445" calcext:value-type="float">
            <text:p>70.7101709848445</text:p>
          </table:table-cell>
          <table:table-cell table:formula="of:=VLOOKUP([.J31];[.$B$2:.$H$100];6;0)" office:value-type="float" office:value="78.9323301992179" calcext:value-type="float">
            <text:p>78.9323301992179</text:p>
          </table:table-cell>
          <table:table-cell table:formula="of:=VLOOKUP([.J31];[.$B$2:.$H$100];5;0)" office:value-type="float" office:value="74.3929597308162" calcext:value-type="float">
            <text:p>74.3929597308162</text:p>
          </table:table-cell>
          <table:table-cell table:formula="of:=AND([.M31] &gt;= [.N31]; [.M31] &lt;= [.O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ian Jay Magaling</text:p>
          </table:table-cell>
          <table:table-cell office:value-type="float" office:value="122072" calcext:value-type="float">
            <text:p>122072</text:p>
          </table:table-cell>
          <table:table-cell office:value-type="string" calcext:value-type="string">
            <text:p>GM</text:p>
          </table:table-cell>
          <table:table-cell office:value-type="float" office:value="68.1485475375126" calcext:value-type="float">
            <text:p>68.1485475375126</text:p>
          </table:table-cell>
          <table:table-cell office:value-type="float" office:value="71.9634100832062" calcext:value-type="float">
            <text:p>71.9634100832062</text:p>
          </table:table-cell>
          <table:table-cell office:value-type="float" office:value="75.6808599647669" calcext:value-type="float">
            <text:p>75.6808599647669</text:p>
          </table:table-cell>
          <table:table-cell office:value-type="float" office:value="79.5931351745933" calcext:value-type="float">
            <text:p>79.5931351745933</text:p>
          </table:table-cell>
          <table:table-cell office:value-type="float" office:value="83.4079977202869" calcext:value-type="float">
            <text:p>83.4079977202869</text:p>
          </table:table-cell>
          <table:table-cell/>
          <table:table-cell office:value-type="float" office:value="109052" calcext:value-type="float">
            <text:p>109052</text:p>
          </table:table-cell>
          <table:table-cell office:value-type="string" calcext:value-type="string">
            <text:p>zachariah watson</text:p>
          </table:table-cell>
          <table:table-cell office:value-type="float" office:value="1175.47" calcext:value-type="float">
            <text:p>1175.47</text:p>
          </table:table-cell>
          <table:table-cell office:value-type="float" office:value="74.41" calcext:value-type="float">
            <text:p>74.41</text:p>
          </table:table-cell>
          <table:table-cell table:formula="of:=VLOOKUP([.J32];[.$B$2:.$H$100];4;0)" office:value-type="float" office:value="70.9575002153322" calcext:value-type="float">
            <text:p>70.9575002153322</text:p>
          </table:table-cell>
          <table:table-cell table:formula="of:=VLOOKUP([.J32];[.$B$2:.$H$100];6;0)" office:value-type="float" office:value="79.1327267218864" calcext:value-type="float">
            <text:p>79.1327267218864</text:p>
          </table:table-cell>
          <table:table-cell table:formula="of:=VLOOKUP([.J32];[.$B$2:.$H$100];5;0)" office:value-type="float" office:value="74.4482127587197" calcext:value-type="float">
            <text:p>74.4482127587197</text:p>
          </table:table-cell>
          <table:table-cell table:formula="of:=AND([.M32] &gt;= [.N32]; [.M32] &lt;= [.O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Felker</text:p>
          </table:table-cell>
          <table:table-cell office:value-type="float" office:value="107123" calcext:value-type="float">
            <text:p>107123</text:p>
          </table:table-cell>
          <table:table-cell office:value-type="string" calcext:value-type="string">
            <text:p>M</text:p>
          </table:table-cell>
          <table:table-cell office:value-type="float" office:value="67.8855414900443" calcext:value-type="float">
            <text:p>67.8855414900443</text:p>
          </table:table-cell>
          <table:table-cell office:value-type="float" office:value="71.8694859423677" calcext:value-type="float">
            <text:p>71.8694859423677</text:p>
          </table:table-cell>
          <table:table-cell office:value-type="float" office:value="76.3259515076946" calcext:value-type="float">
            <text:p>76.3259515076946</text:p>
          </table:table-cell>
          <table:table-cell office:value-type="float" office:value="79.8373748470146" calcext:value-type="float">
            <text:p>79.8373748470146</text:p>
          </table:table-cell>
          <table:table-cell office:value-type="float" office:value="83.821319299338" calcext:value-type="float">
            <text:p>83.821319299338</text:p>
          </table:table-cell>
          <table:table-cell/>
          <table:table-cell office:value-type="float" office:value="119411" calcext:value-type="float">
            <text:p>119411</text:p>
          </table:table-cell>
          <table:table-cell office:value-type="string" calcext:value-type="string">
            <text:p>shane atwell</text:p>
          </table:table-cell>
          <table:table-cell office:value-type="float" office:value="1167.05" calcext:value-type="float">
            <text:p>1167.05</text:p>
          </table:table-cell>
          <table:table-cell office:value-type="float" office:value="73.88" calcext:value-type="float">
            <text:p>73.88</text:p>
          </table:table-cell>
          <table:table-cell table:formula="of:=VLOOKUP([.J33];[.$B$2:.$H$100];4;0)" office:value-type="float" office:value="67.9684124399621" calcext:value-type="float">
            <text:p>67.9684124399621</text:p>
          </table:table-cell>
          <table:table-cell table:formula="of:=VLOOKUP([.J33];[.$B$2:.$H$100];6;0)" office:value-type="float" office:value="75.7818592523685" calcext:value-type="float">
            <text:p>75.7818592523685</text:p>
          </table:table-cell>
          <table:table-cell table:formula="of:=VLOOKUP([.J33];[.$B$2:.$H$100];5;0)" office:value-type="float" office:value="71.7043191298758" calcext:value-type="float">
            <text:p>71.7043191298758</text:p>
          </table:table-cell>
          <table:table-cell table:formula="of:=AND([.M33] &gt;= [.N33]; [.M33] &lt;= [.O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t Mayorga</text:p>
          </table:table-cell>
          <table:table-cell office:value-type="float" office:value="122236" calcext:value-type="float">
            <text:p>122236</text:p>
          </table:table-cell>
          <table:table-cell office:value-type="string" calcext:value-type="string">
            <text:p>A</text:p>
          </table:table-cell>
          <table:table-cell office:value-type="float" office:value="67.5136382019813" calcext:value-type="float">
            <text:p>67.5136382019813</text:p>
          </table:table-cell>
          <table:table-cell office:value-type="float" office:value="71.3742279558251" calcext:value-type="float">
            <text:p>71.3742279558251</text:p>
          </table:table-cell>
          <table:table-cell office:value-type="float" office:value="74.4560891657195" calcext:value-type="float">
            <text:p>74.4560891657195</text:p>
          </table:table-cell>
          <table:table-cell office:value-type="float" office:value="79.0954074635127" calcext:value-type="float">
            <text:p>79.0954074635127</text:p>
          </table:table-cell>
          <table:table-cell office:value-type="float" office:value="82.9559972173566" calcext:value-type="float">
            <text:p>82.9559972173566</text:p>
          </table:table-cell>
          <table:table-cell/>
          <table:table-cell office:value-type="float" office:value="98162" calcext:value-type="float">
            <text:p>98162</text:p>
          </table:table-cell>
          <table:table-cell office:value-type="string" calcext:value-type="string">
            <text:p>Duane Mendoza</text:p>
          </table:table-cell>
          <table:table-cell office:value-type="float" office:value="1165.34" calcext:value-type="float">
            <text:p>1165.34</text:p>
          </table:table-cell>
          <table:table-cell office:value-type="float" office:value="73.77" calcext:value-type="float">
            <text:p>73.77</text:p>
          </table:table-cell>
          <table:table-cell table:formula="of:=VLOOKUP([.J34];[.$B$2:.$H$100];4;0)" office:value-type="float" office:value="71.9634100832062" calcext:value-type="float">
            <text:p>71.9634100832062</text:p>
          </table:table-cell>
          <table:table-cell table:formula="of:=VLOOKUP([.J34];[.$B$2:.$H$100];6;0)" office:value-type="float" office:value="79.5931351745933" calcext:value-type="float">
            <text:p>79.5931351745933</text:p>
          </table:table-cell>
          <table:table-cell table:formula="of:=VLOOKUP([.J34];[.$B$2:.$H$100];5;0)" office:value-type="float" office:value="75.6808599647669" calcext:value-type="float">
            <text:p>75.6808599647669</text:p>
          </table:table-cell>
          <table:table-cell table:formula="of:=AND([.M34] &gt;= [.N34]; [.M34] &lt;= [.O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uardo Balderas</text:p>
          </table:table-cell>
          <table:table-cell office:value-type="float" office:value="94608" calcext:value-type="float">
            <text:p>94608</text:p>
          </table:table-cell>
          <table:table-cell office:value-type="string" calcext:value-type="string">
            <text:p>M</text:p>
          </table:table-cell>
          <table:table-cell office:value-type="float" office:value="66.8698869620551" calcext:value-type="float">
            <text:p>66.8698869620551</text:p>
          </table:table-cell>
          <table:table-cell office:value-type="float" office:value="70.9575002153322" calcext:value-type="float">
            <text:p>70.9575002153322</text:p>
          </table:table-cell>
          <table:table-cell office:value-type="float" office:value="74.4482127587197" calcext:value-type="float">
            <text:p>74.4482127587197</text:p>
          </table:table-cell>
          <table:table-cell office:value-type="float" office:value="79.1327267218864" calcext:value-type="float">
            <text:p>79.1327267218864</text:p>
          </table:table-cell>
          <table:table-cell office:value-type="float" office:value="83.2203399751635" calcext:value-type="float">
            <text:p>83.2203399751635</text:p>
          </table:table-cell>
          <table:table-cell/>
          <table:table-cell office:value-type="float" office:value="35986" calcext:value-type="float">
            <text:p>35986</text:p>
          </table:table-cell>
          <table:table-cell office:value-type="string" calcext:value-type="string">
            <text:p>weerayuth juneweeranong</text:p>
          </table:table-cell>
          <table:table-cell office:value-type="float" office:value="1154.81" calcext:value-type="float">
            <text:p>1154.81</text:p>
          </table:table-cell>
          <table:table-cell office:value-type="float" office:value="73.11" calcext:value-type="float">
            <text:p>73.11</text:p>
          </table:table-cell>
          <table:table-cell table:formula="of:=VLOOKUP([.J35];[.$B$2:.$H$100];4;0)" office:value-type="float" office:value="68.5292966196978" calcext:value-type="float">
            <text:p>68.5292966196978</text:p>
          </table:table-cell>
          <table:table-cell table:formula="of:=VLOOKUP([.J35];[.$B$2:.$H$100];6;0)" office:value-type="float" office:value="76.1709512709598" calcext:value-type="float">
            <text:p>76.1709512709598</text:p>
          </table:table-cell>
          <table:table-cell table:formula="of:=VLOOKUP([.J35];[.$B$2:.$H$100];5;0)" office:value-type="float" office:value="72.1712663478693" calcext:value-type="float">
            <text:p>72.1712663478693</text:p>
          </table:table-cell>
          <table:table-cell table:formula="of:=AND([.M35] &gt;= [.N35]; [.M35] &lt;= [.O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si Asante</text:p>
          </table:table-cell>
          <table:table-cell office:value-type="float" office:value="119940" calcext:value-type="float">
            <text:p>119940</text:p>
          </table:table-cell>
          <table:table-cell office:value-type="string" calcext:value-type="string">
            <text:p>A</text:p>
          </table:table-cell>
          <table:table-cell office:value-type="float" office:value="66.7035128372018" calcext:value-type="float">
            <text:p>66.7035128372018</text:p>
          </table:table-cell>
          <table:table-cell office:value-type="float" office:value="70.8829965666529" calcext:value-type="float">
            <text:p>70.8829965666529</text:p>
          </table:table-cell>
          <table:table-cell office:value-type="float" office:value="74.5469235692089" calcext:value-type="float">
            <text:p>74.5469235692089</text:p>
          </table:table-cell>
          <table:table-cell office:value-type="float" office:value="79.2419640255549" calcext:value-type="float">
            <text:p>79.2419640255549</text:p>
          </table:table-cell>
          <table:table-cell office:value-type="float" office:value="83.4214477550059" calcext:value-type="float">
            <text:p>83.4214477550059</text:p>
          </table:table-cell>
          <table:table-cell/>
          <table:table-cell office:value-type="float" office:value="114636" calcext:value-type="float">
            <text:p>114636</text:p>
          </table:table-cell>
          <table:table-cell office:value-type="string" calcext:value-type="string">
            <text:p>Jim Havens</text:p>
          </table:table-cell>
          <table:table-cell office:value-type="float" office:value="1152.74" calcext:value-type="float">
            <text:p>1152.74</text:p>
          </table:table-cell>
          <table:table-cell office:value-type="float" office:value="72.98" calcext:value-type="float">
            <text:p>72.98</text:p>
          </table:table-cell>
          <table:table-cell table:formula="of:=VLOOKUP([.J36];[.$B$2:.$H$100];4;0)" office:value-type="float" office:value="66.7859150406683" calcext:value-type="float">
            <text:p>66.7859150406683</text:p>
          </table:table-cell>
          <table:table-cell table:formula="of:=VLOOKUP([.J36];[.$B$2:.$H$100];6;0)" office:value-type="float" office:value="75.5280745567732" calcext:value-type="float">
            <text:p>75.5280745567732</text:p>
          </table:table-cell>
          <table:table-cell table:formula="of:=VLOOKUP([.J36];[.$B$2:.$H$100];5;0)" office:value-type="float" office:value="70.9434837778361" calcext:value-type="float">
            <text:p>70.9434837778361</text:p>
          </table:table-cell>
          <table:table-cell table:formula="of:=AND([.M36] &gt;= [.N36]; [.M36] &lt;= [.O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ELLY</text:p>
          </table:table-cell>
          <table:table-cell office:value-type="float" office:value="113711" calcext:value-type="float">
            <text:p>113711</text:p>
          </table:table-cell>
          <table:table-cell office:value-type="string" calcext:value-type="string">
            <text:p>A</text:p>
          </table:table-cell>
          <table:table-cell office:value-type="float" office:value="66.5990913776577" calcext:value-type="float">
            <text:p>66.5990913776577</text:p>
          </table:table-cell>
          <table:table-cell office:value-type="float" office:value="70.7101709848445" calcext:value-type="float">
            <text:p>70.7101709848445</text:p>
          </table:table-cell>
          <table:table-cell office:value-type="float" office:value="74.3929597308162" calcext:value-type="float">
            <text:p>74.3929597308162</text:p>
          </table:table-cell>
          <table:table-cell office:value-type="float" office:value="78.9323301992179" calcext:value-type="float">
            <text:p>78.9323301992179</text:p>
          </table:table-cell>
          <table:table-cell office:value-type="float" office:value="83.0434098064046" calcext:value-type="float">
            <text:p>83.0434098064046</text:p>
          </table:table-cell>
          <table:table-cell/>
          <table:table-cell office:value-type="float" office:value="104109" calcext:value-type="float">
            <text:p>104109</text:p>
          </table:table-cell>
          <table:table-cell office:value-type="string" calcext:value-type="string">
            <text:p>Heath Moore</text:p>
          </table:table-cell>
          <table:table-cell office:value-type="float" office:value="1136.12" calcext:value-type="float">
            <text:p>1136.12</text:p>
          </table:table-cell>
          <table:table-cell office:value-type="float" office:value="71.92" calcext:value-type="float">
            <text:p>71.92</text:p>
          </table:table-cell>
          <table:table-cell table:formula="of:=VLOOKUP([.J37];[.$B$2:.$H$100];4;0)" office:value-type="float" office:value="64.6083478723758" calcext:value-type="float">
            <text:p>64.6083478723758</text:p>
          </table:table-cell>
          <table:table-cell table:formula="of:=VLOOKUP([.J37];[.$B$2:.$H$100];6;0)" office:value-type="float" office:value="72.9367044428888" calcext:value-type="float">
            <text:p>72.9367044428888</text:p>
          </table:table-cell>
          <table:table-cell table:formula="of:=VLOOKUP([.J37];[.$B$2:.$H$100];5;0)" office:value-type="float" office:value="68.248375030716" calcext:value-type="float">
            <text:p>68.248375030716</text:p>
          </table:table-cell>
          <table:table-cell table:formula="of:=AND([.M37] &gt;= [.N37]; [.M37] &lt;= [.O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 Goben</text:p>
          </table:table-cell>
          <table:table-cell office:value-type="float" office:value="86498" calcext:value-type="float">
            <text:p>86498</text:p>
          </table:table-cell>
          <table:table-cell office:value-type="string" calcext:value-type="string">
            <text:p>A</text:p>
          </table:table-cell>
          <table:table-cell office:value-type="float" office:value="64.7210263402495" calcext:value-type="float">
            <text:p>64.7210263402495</text:p>
          </table:table-cell>
          <table:table-cell office:value-type="float" office:value="68.8828639421408" calcext:value-type="float">
            <text:p>68.8828639421408</text:p>
          </table:table-cell>
          <table:table-cell office:value-type="float" office:value="72.7397434998299" calcext:value-type="float">
            <text:p>72.7397434998299</text:p>
          </table:table-cell>
          <table:table-cell office:value-type="float" office:value="77.2065391459235" calcext:value-type="float">
            <text:p>77.2065391459235</text:p>
          </table:table-cell>
          <table:table-cell office:value-type="float" office:value="81.3683767478148" calcext:value-type="float">
            <text:p>81.3683767478148</text:p>
          </table:table-cell>
          <table:table-cell/>
          <table:table-cell office:value-type="float" office:value="91497" calcext:value-type="float">
            <text:p>91497</text:p>
          </table:table-cell>
          <table:table-cell office:value-type="string" calcext:value-type="string">
            <text:p>Scott Reeh</text:p>
          </table:table-cell>
          <table:table-cell office:value-type="float" office:value="1136.1" calcext:value-type="float">
            <text:p>1136.1</text:p>
          </table:table-cell>
          <table:table-cell office:value-type="float" office:value="71.92" calcext:value-type="float">
            <text:p>71.92</text:p>
          </table:table-cell>
          <table:table-cell table:formula="of:=VLOOKUP([.J38];[.$B$2:.$H$100];4;0)" office:value-type="float" office:value="66.6380061933478" calcext:value-type="float">
            <text:p>66.6380061933478</text:p>
          </table:table-cell>
          <table:table-cell table:formula="of:=VLOOKUP([.J38];[.$B$2:.$H$100];6;0)" office:value-type="float" office:value="74.0427653646992" calcext:value-type="float">
            <text:p>74.0427653646992</text:p>
          </table:table-cell>
          <table:table-cell table:formula="of:=VLOOKUP([.J38];[.$B$2:.$H$100];5;0)" office:value-type="float" office:value="70.2688845690761" calcext:value-type="float">
            <text:p>70.2688845690761</text:p>
          </table:table-cell>
          <table:table-cell table:formula="of:=AND([.M38] &gt;= [.N38]; [.M38] &lt;= [.O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in Sonan</text:p>
          </table:table-cell>
          <table:table-cell office:value-type="float" office:value="98307" calcext:value-type="float">
            <text:p>98307</text:p>
          </table:table-cell>
          <table:table-cell office:value-type="string" calcext:value-type="string">
            <text:p>A</text:p>
          </table:table-cell>
          <table:table-cell office:value-type="float" office:value="64.7084692940668" calcext:value-type="float">
            <text:p>64.7084692940668</text:p>
          </table:table-cell>
          <table:table-cell office:value-type="float" office:value="68.5292966196978" calcext:value-type="float">
            <text:p>68.5292966196978</text:p>
          </table:table-cell>
          <table:table-cell office:value-type="float" office:value="72.1712663478693" calcext:value-type="float">
            <text:p>72.1712663478693</text:p>
          </table:table-cell>
          <table:table-cell office:value-type="float" office:value="76.1709512709598" calcext:value-type="float">
            <text:p>76.1709512709598</text:p>
          </table:table-cell>
          <table:table-cell office:value-type="float" office:value="79.9917785965908" calcext:value-type="float">
            <text:p>79.9917785965908</text:p>
          </table:table-cell>
          <table:table-cell/>
          <table:table-cell office:value-type="float" office:value="80501" calcext:value-type="float">
            <text:p>80501</text:p>
          </table:table-cell>
          <table:table-cell office:value-type="string" calcext:value-type="string">
            <text:p>Jon-Luc Ruben</text:p>
          </table:table-cell>
          <table:table-cell office:value-type="float" office:value="1134.45" calcext:value-type="float">
            <text:p>1134.45</text:p>
          </table:table-cell>
          <table:table-cell office:value-type="float" office:value="71.82" calcext:value-type="float">
            <text:p>71.82</text:p>
          </table:table-cell>
          <table:table-cell table:formula="of:=VLOOKUP([.J39];[.$B$2:.$H$100];4;0)" office:value-type="float" office:value="70.8829965666529" calcext:value-type="float">
            <text:p>70.8829965666529</text:p>
          </table:table-cell>
          <table:table-cell table:formula="of:=VLOOKUP([.J39];[.$B$2:.$H$100];6;0)" office:value-type="float" office:value="79.2419640255549" calcext:value-type="float">
            <text:p>79.2419640255549</text:p>
          </table:table-cell>
          <table:table-cell table:formula="of:=VLOOKUP([.J39];[.$B$2:.$H$100];5;0)" office:value-type="float" office:value="74.5469235692089" calcext:value-type="float">
            <text:p>74.5469235692089</text:p>
          </table:table-cell>
          <table:table-cell table:formula="of:=AND([.M39] &gt;= [.N39]; [.M39] &lt;= [.O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Beckman</text:p>
          </table:table-cell>
          <table:table-cell office:value-type="float" office:value="81305" calcext:value-type="float">
            <text:p>81305</text:p>
          </table:table-cell>
          <table:table-cell office:value-type="string" calcext:value-type="string">
            <text:p>B</text:p>
          </table:table-cell>
          <table:table-cell office:value-type="float" office:value="64.1355762862536" calcext:value-type="float">
            <text:p>64.1355762862536</text:p>
          </table:table-cell>
          <table:table-cell office:value-type="float" office:value="68.1333537890733" calcext:value-type="float">
            <text:p>68.1333537890733</text:p>
          </table:table-cell>
          <table:table-cell office:value-type="float" office:value="71.5016092300988" calcext:value-type="float">
            <text:p>71.5016092300988</text:p>
          </table:table-cell>
          <table:table-cell office:value-type="float" office:value="76.1289087947127" calcext:value-type="float">
            <text:p>76.1289087947127</text:p>
          </table:table-cell>
          <table:table-cell office:value-type="float" office:value="80.1266862975325" calcext:value-type="float">
            <text:p>80.1266862975325</text:p>
          </table:table-cell>
          <table:table-cell/>
          <table:table-cell office:value-type="float" office:value="42278" calcext:value-type="float">
            <text:p>42278</text:p>
          </table:table-cell>
          <table:table-cell office:value-type="string" calcext:value-type="string">
            <text:p>Kelly Raglin</text:p>
          </table:table-cell>
          <table:table-cell office:value-type="float" office:value="1133.72" calcext:value-type="float">
            <text:p>1133.72</text:p>
          </table:table-cell>
          <table:table-cell office:value-type="float" office:value="71.77" calcext:value-type="float">
            <text:p>71.77</text:p>
          </table:table-cell>
          <table:table-cell table:formula="of:=VLOOKUP([.J40];[.$B$2:.$H$100];4;0)" office:value-type="float" office:value="68.1333537890733" calcext:value-type="float">
            <text:p>68.1333537890733</text:p>
          </table:table-cell>
          <table:table-cell table:formula="of:=VLOOKUP([.J40];[.$B$2:.$H$100];6;0)" office:value-type="float" office:value="76.1289087947127" calcext:value-type="float">
            <text:p>76.1289087947127</text:p>
          </table:table-cell>
          <table:table-cell table:formula="of:=VLOOKUP([.J40];[.$B$2:.$H$100];5;0)" office:value-type="float" office:value="71.5016092300988" calcext:value-type="float">
            <text:p>71.5016092300988</text:p>
          </table:table-cell>
          <table:table-cell table:formula="of:=AND([.M40] &gt;= [.N40]; [.M40] &lt;= [.O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ariah WATSON</text:p>
          </table:table-cell>
          <table:table-cell office:value-type="float" office:value="109052" calcext:value-type="float">
            <text:p>109052</text:p>
          </table:table-cell>
          <table:table-cell office:value-type="string" calcext:value-type="string">
            <text:p>B</text:p>
          </table:table-cell>
          <table:table-cell office:value-type="float" office:value="64.0616890337588" calcext:value-type="float">
            <text:p>64.0616890337588</text:p>
          </table:table-cell>
          <table:table-cell office:value-type="float" office:value="67.9684124399621" calcext:value-type="float">
            <text:p>67.9684124399621</text:p>
          </table:table-cell>
          <table:table-cell office:value-type="float" office:value="71.7043191298758" calcext:value-type="float">
            <text:p>71.7043191298758</text:p>
          </table:table-cell>
          <table:table-cell office:value-type="float" office:value="75.7818592523685" calcext:value-type="float">
            <text:p>75.7818592523685</text:p>
          </table:table-cell>
          <table:table-cell office:value-type="float" office:value="79.6885826585718" calcext:value-type="float">
            <text:p>79.6885826585718</text:p>
          </table:table-cell>
          <table:table-cell/>
          <table:table-cell office:value-type="float" office:value="98307" calcext:value-type="float">
            <text:p>98307</text:p>
          </table:table-cell>
          <table:table-cell office:value-type="string" calcext:value-type="string">
            <text:p>Justin Sonan</text:p>
          </table:table-cell>
          <table:table-cell office:value-type="float" office:value="1133.71" calcext:value-type="float">
            <text:p>1133.71</text:p>
          </table:table-cell>
          <table:table-cell office:value-type="float" office:value="71.77" calcext:value-type="float">
            <text:p>71.77</text:p>
          </table:table-cell>
          <table:table-cell table:formula="of:=VLOOKUP([.J41];[.$B$2:.$H$100];4;0)" office:value-type="float" office:value="68.8828639421408" calcext:value-type="float">
            <text:p>68.8828639421408</text:p>
          </table:table-cell>
          <table:table-cell table:formula="of:=VLOOKUP([.J41];[.$B$2:.$H$100];6;0)" office:value-type="float" office:value="77.2065391459235" calcext:value-type="float">
            <text:p>77.2065391459235</text:p>
          </table:table-cell>
          <table:table-cell table:formula="of:=VLOOKUP([.J41];[.$B$2:.$H$100];5;0)" office:value-type="float" office:value="72.7397434998299" calcext:value-type="float">
            <text:p>72.7397434998299</text:p>
          </table:table-cell>
          <table:table-cell table:formula="of:=AND([.M41] &gt;= [.N41]; [.M41] &lt;= [.O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 Reeh</text:p>
          </table:table-cell>
          <table:table-cell office:value-type="float" office:value="91497" calcext:value-type="float">
            <text:p>91497</text:p>
          </table:table-cell>
          <table:table-cell office:value-type="string" calcext:value-type="string">
            <text:p>A</text:p>
          </table:table-cell>
          <table:table-cell office:value-type="float" office:value="64.0155440285577" calcext:value-type="float">
            <text:p>64.0155440285577</text:p>
          </table:table-cell>
          <table:table-cell office:value-type="float" office:value="67.6278919540733" calcext:value-type="float">
            <text:p>67.6278919540733</text:p>
          </table:table-cell>
          <table:table-cell office:value-type="float" office:value="71.1057137113084" calcext:value-type="float">
            <text:p>71.1057137113084</text:p>
          </table:table-cell>
          <table:table-cell office:value-type="float" office:value="74.8525878051044" calcext:value-type="float">
            <text:p>74.8525878051044</text:p>
          </table:table-cell>
          <table:table-cell office:value-type="float" office:value="78.4649357306199" calcext:value-type="float">
            <text:p>78.4649357306199</text:p>
          </table:table-cell>
          <table:table-cell/>
          <table:table-cell office:value-type="float" office:value="70399" calcext:value-type="float">
            <text:p>70399</text:p>
          </table:table-cell>
          <table:table-cell office:value-type="string" calcext:value-type="string">
            <text:p>Brad Olson</text:p>
          </table:table-cell>
          <table:table-cell office:value-type="float" office:value="1118.66" calcext:value-type="float">
            <text:p>1118.66</text:p>
          </table:table-cell>
          <table:table-cell office:value-type="float" office:value="70.82" calcext:value-type="float">
            <text:p>70.82</text:p>
          </table:table-cell>
          <table:table-cell table:formula="of:=VLOOKUP([.J42];[.$B$2:.$H$100];4;0)" office:value-type="float" office:value="71.3742279558251" calcext:value-type="float">
            <text:p>71.3742279558251</text:p>
          </table:table-cell>
          <table:table-cell table:formula="of:=VLOOKUP([.J42];[.$B$2:.$H$100];6;0)" office:value-type="float" office:value="79.0954074635127" calcext:value-type="float">
            <text:p>79.0954074635127</text:p>
          </table:table-cell>
          <table:table-cell table:formula="of:=VLOOKUP([.J42];[.$B$2:.$H$100];5;0)" office:value-type="float" office:value="74.4560891657195" calcext:value-type="float">
            <text:p>74.4560891657195</text:p>
          </table:table-cell>
          <table:table-cell table:formula="of:=AND([.M42] &gt;= [.N42]; [.M42] &lt;= [.O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ly Raglin</text:p>
          </table:table-cell>
          <table:table-cell office:value-type="float" office:value="42278" calcext:value-type="float">
            <text:p>42278</text:p>
          </table:table-cell>
          <table:table-cell office:value-type="string" calcext:value-type="string">
            <text:p>A</text:p>
          </table:table-cell>
          <table:table-cell office:value-type="float" office:value="63.9509031171109" calcext:value-type="float">
            <text:p>63.9509031171109</text:p>
          </table:table-cell>
          <table:table-cell office:value-type="float" office:value="68.2208682314137" calcext:value-type="float">
            <text:p>68.2208682314137</text:p>
          </table:table-cell>
          <table:table-cell office:value-type="float" office:value="72.1454590573875" calcext:value-type="float">
            <text:p>72.1454590573875</text:p>
          </table:table-cell>
          <table:table-cell office:value-type="float" office:value="76.7607984600194" calcext:value-type="float">
            <text:p>76.7607984600194</text:p>
          </table:table-cell>
          <table:table-cell office:value-type="float" office:value="81.0307635743222" calcext:value-type="float">
            <text:p>81.0307635743222</text:p>
          </table:table-cell>
          <table:table-cell/>
          <table:table-cell office:value-type="float" office:value="134292" calcext:value-type="float">
            <text:p>134292</text:p>
          </table:table-cell>
          <table:table-cell office:value-type="string" calcext:value-type="string">
            <text:p>Derek Brison</text:p>
          </table:table-cell>
          <table:table-cell office:value-type="float" office:value="1117.51" calcext:value-type="float">
            <text:p>1117.51</text:p>
          </table:table-cell>
          <table:table-cell office:value-type="float" office:value="70.75" calcext:value-type="float">
            <text:p>70.75</text:p>
          </table:table-cell>
          <table:table-cell table:formula="of:=VLOOKUP([.J43];[.$B$2:.$H$100];4;0)" office:value-type="float" office:value="65.8051742743108" calcext:value-type="float">
            <text:p>65.8051742743108</text:p>
          </table:table-cell>
          <table:table-cell table:formula="of:=VLOOKUP([.J43];[.$B$2:.$H$100];6;0)" office:value-type="float" office:value="73.8505525431899" calcext:value-type="float">
            <text:p>73.8505525431899</text:p>
          </table:table-cell>
          <table:table-cell table:formula="of:=VLOOKUP([.J43];[.$B$2:.$H$100];5;0)" office:value-type="float" office:value="69.6366910268425" calcext:value-type="float">
            <text:p>69.6366910268425</text:p>
          </table:table-cell>
          <table:table-cell table:formula="of:=AND([.M43] &gt;= [.N43]; [.M43] &lt;= [.O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is Kim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B</text:p>
          </table:table-cell>
          <table:table-cell office:value-type="float" office:value="63.2729659951772" calcext:value-type="float">
            <text:p>63.2729659951772</text:p>
          </table:table-cell>
          <table:table-cell office:value-type="float" office:value="67.3448666420536" calcext:value-type="float">
            <text:p>67.3448666420536</text:p>
          </table:table-cell>
          <table:table-cell office:value-type="float" office:value="70.8249869552053" calcext:value-type="float">
            <text:p>70.8249869552053</text:p>
          </table:table-cell>
          <table:table-cell office:value-type="float" office:value="75.4886679358063" calcext:value-type="float">
            <text:p>75.4886679358063</text:p>
          </table:table-cell>
          <table:table-cell office:value-type="float" office:value="79.5605685826827" calcext:value-type="float">
            <text:p>79.5605685826827</text:p>
          </table:table-cell>
          <table:table-cell/>
          <table:table-cell office:value-type="float" office:value="119940" calcext:value-type="float">
            <text:p>119940</text:p>
          </table:table-cell>
          <table:table-cell office:value-type="string" calcext:value-type="string">
            <text:p>Kwasi Asante</text:p>
          </table:table-cell>
          <table:table-cell office:value-type="float" office:value="1116.12" calcext:value-type="float">
            <text:p>1116.12</text:p>
          </table:table-cell>
          <table:table-cell office:value-type="float" office:value="70.66" calcext:value-type="float">
            <text:p>70.66</text:p>
          </table:table-cell>
          <table:table-cell table:formula="of:=VLOOKUP([.J44];[.$B$2:.$H$100];4;0)" office:value-type="float" office:value="67.6278919540733" calcext:value-type="float">
            <text:p>67.6278919540733</text:p>
          </table:table-cell>
          <table:table-cell table:formula="of:=VLOOKUP([.J44];[.$B$2:.$H$100];6;0)" office:value-type="float" office:value="74.8525878051044" calcext:value-type="float">
            <text:p>74.8525878051044</text:p>
          </table:table-cell>
          <table:table-cell table:formula="of:=VLOOKUP([.J44];[.$B$2:.$H$100];5;0)" office:value-type="float" office:value="71.1057137113084" calcext:value-type="float">
            <text:p>71.1057137113084</text:p>
          </table:table-cell>
          <table:table-cell table:formula="of:=AND([.M44] &gt;= [.N44]; [.M44] &lt;= [.O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en Hargus</text:p>
          </table:table-cell>
          <table:table-cell office:value-type="float" office:value="53154" calcext:value-type="float">
            <text:p>53154</text:p>
          </table:table-cell>
          <table:table-cell office:value-type="string" calcext:value-type="string">
            <text:p>A</text:p>
          </table:table-cell>
          <table:table-cell office:value-type="float" office:value="62.935626607672" calcext:value-type="float">
            <text:p>62.935626607672</text:p>
          </table:table-cell>
          <table:table-cell office:value-type="float" office:value="66.6380061933478" calcext:value-type="float">
            <text:p>66.6380061933478</text:p>
          </table:table-cell>
          <table:table-cell office:value-type="float" office:value="70.2688845690761" calcext:value-type="float">
            <text:p>70.2688845690761</text:p>
          </table:table-cell>
          <table:table-cell office:value-type="float" office:value="74.0427653646992" calcext:value-type="float">
            <text:p>74.0427653646992</text:p>
          </table:table-cell>
          <table:table-cell office:value-type="float" office:value="77.745144950375" calcext:value-type="float">
            <text:p>77.745144950375</text:p>
          </table:table-cell>
          <table:table-cell/>
          <table:table-cell office:value-type="float" office:value="87259" calcext:value-type="float">
            <text:p>87259</text:p>
          </table:table-cell>
          <table:table-cell office:value-type="string" calcext:value-type="string">
            <text:p>Yee-Min Lin</text:p>
          </table:table-cell>
          <table:table-cell office:value-type="float" office:value="1092.99" calcext:value-type="float">
            <text:p>1092.99</text:p>
          </table:table-cell>
          <table:table-cell office:value-type="float" office:value="69.19" calcext:value-type="float">
            <text:p>69.19</text:p>
          </table:table-cell>
          <table:table-cell table:formula="of:=VLOOKUP([.J45];[.$B$2:.$H$100];4;0)" office:value-type="float" office:value="68.2208682314137" calcext:value-type="float">
            <text:p>68.2208682314137</text:p>
          </table:table-cell>
          <table:table-cell table:formula="of:=VLOOKUP([.J45];[.$B$2:.$H$100];6;0)" office:value-type="float" office:value="76.7607984600194" calcext:value-type="float">
            <text:p>76.7607984600194</text:p>
          </table:table-cell>
          <table:table-cell table:formula="of:=VLOOKUP([.J45];[.$B$2:.$H$100];5;0)" office:value-type="float" office:value="72.1454590573875" calcext:value-type="float">
            <text:p>72.1454590573875</text:p>
          </table:table-cell>
          <table:table-cell table:formula="of:=AND([.M45] &gt;= [.N45]; [.M45] &lt;= [.O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rayuth juneweeranong</text:p>
          </table:table-cell>
          <table:table-cell office:value-type="float" office:value="35986" calcext:value-type="float">
            <text:p>35986</text:p>
          </table:table-cell>
          <table:table-cell office:value-type="string" calcext:value-type="string">
            <text:p>M</text:p>
          </table:table-cell>
          <table:table-cell office:value-type="float" office:value="62.4148352826158" calcext:value-type="float">
            <text:p>62.4148352826158</text:p>
          </table:table-cell>
          <table:table-cell office:value-type="float" office:value="66.7859150406683" calcext:value-type="float">
            <text:p>66.7859150406683</text:p>
          </table:table-cell>
          <table:table-cell office:value-type="float" office:value="70.9434837778361" calcext:value-type="float">
            <text:p>70.9434837778361</text:p>
          </table:table-cell>
          <table:table-cell office:value-type="float" office:value="75.5280745567732" calcext:value-type="float">
            <text:p>75.5280745567732</text:p>
          </table:table-cell>
          <table:table-cell office:value-type="float" office:value="79.8991543148256" calcext:value-type="float">
            <text:p>79.8991543148256</text:p>
          </table:table-cell>
          <table:table-cell/>
          <table:table-cell office:value-type="float" office:value="118318" calcext:value-type="float">
            <text:p>118318</text:p>
          </table:table-cell>
          <table:table-cell office:value-type="string" calcext:value-type="string">
            <text:p>Michael Beavers</text:p>
          </table:table-cell>
          <table:table-cell office:value-type="float" office:value="1080.2" calcext:value-type="float">
            <text:p>1080.2</text:p>
          </table:table-cell>
          <table:table-cell office:value-type="float" office:value="68.38" calcext:value-type="float">
            <text:p>68.38</text:p>
          </table:table-cell>
          <table:table-cell table:formula="of:=VLOOKUP([.J46];[.$B$2:.$H$100];4;0)" office:value-type="float" office:value="66.5475335941558" calcext:value-type="float">
            <text:p>66.5475335941558</text:p>
          </table:table-cell>
          <table:table-cell table:formula="of:=VLOOKUP([.J46];[.$B$2:.$H$100];6;0)" office:value-type="float" office:value="75.8805280132685" calcext:value-type="float">
            <text:p>75.8805280132685</text:p>
          </table:table-cell>
          <table:table-cell table:formula="of:=VLOOKUP([.J46];[.$B$2:.$H$100];5;0)" office:value-type="float" office:value="71.1337734453533" calcext:value-type="float">
            <text:p>71.1337734453533</text:p>
          </table:table-cell>
          <table:table-cell table:formula="of:=AND([.M46] &gt;= [.N46]; [.M46] &lt;= [.O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Havens</text:p>
          </table:table-cell>
          <table:table-cell office:value-type="float" office:value="114636" calcext:value-type="float">
            <text:p>114636</text:p>
          </table:table-cell>
          <table:table-cell office:value-type="string" calcext:value-type="string">
            <text:p>GM</text:p>
          </table:table-cell>
          <table:table-cell office:value-type="float" office:value="61.8810363845995" calcext:value-type="float">
            <text:p>61.8810363845995</text:p>
          </table:table-cell>
          <table:table-cell office:value-type="float" office:value="66.5475335941558" calcext:value-type="float">
            <text:p>66.5475335941558</text:p>
          </table:table-cell>
          <table:table-cell office:value-type="float" office:value="71.1337734453533" calcext:value-type="float">
            <text:p>71.1337734453533</text:p>
          </table:table-cell>
          <table:table-cell office:value-type="float" office:value="75.8805280132685" calcext:value-type="float">
            <text:p>75.8805280132685</text:p>
          </table:table-cell>
          <table:table-cell office:value-type="float" office:value="80.5470252228248" calcext:value-type="float">
            <text:p>80.5470252228248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string" calcext:value-type="string">
            <text:p>Derek Birkenfeld</text:p>
          </table:table-cell>
          <table:table-cell office:value-type="float" office:value="1077.31" calcext:value-type="float">
            <text:p>1077.31</text:p>
          </table:table-cell>
          <table:table-cell office:value-type="float" office:value="68.2" calcext:value-type="float">
            <text:p>68.2</text:p>
          </table:table-cell>
          <table:table-cell table:formula="of:=VLOOKUP([.J47];[.$B$2:.$H$100];4;0)" office:value-type="float" office:value="67.3448666420536" calcext:value-type="float">
            <text:p>67.3448666420536</text:p>
          </table:table-cell>
          <table:table-cell table:formula="of:=VLOOKUP([.J47];[.$B$2:.$H$100];6;0)" office:value-type="float" office:value="75.4886679358063" calcext:value-type="float">
            <text:p>75.4886679358063</text:p>
          </table:table-cell>
          <table:table-cell table:formula="of:=VLOOKUP([.J47];[.$B$2:.$H$100];5;0)" office:value-type="float" office:value="70.8249869552053" calcext:value-type="float">
            <text:p>70.8249869552053</text:p>
          </table:table-cell>
          <table:table-cell table:formula="of:=AND([.M47] &gt;= [.N47]; [.M47] &lt;= [.O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ek Brison</text:p>
          </table:table-cell>
          <table:table-cell office:value-type="float" office:value="134292" calcext:value-type="float">
            <text:p>134292</text:p>
          </table:table-cell>
          <table:table-cell office:value-type="string" calcext:value-type="string">
            <text:p>A</text:p>
          </table:table-cell>
          <table:table-cell office:value-type="float" office:value="61.7824851398713" calcext:value-type="float">
            <text:p>61.7824851398713</text:p>
          </table:table-cell>
          <table:table-cell office:value-type="float" office:value="65.8051742743108" calcext:value-type="float">
            <text:p>65.8051742743108</text:p>
          </table:table-cell>
          <table:table-cell office:value-type="float" office:value="69.6366910268425" calcext:value-type="float">
            <text:p>69.6366910268425</text:p>
          </table:table-cell>
          <table:table-cell office:value-type="float" office:value="73.8505525431899" calcext:value-type="float">
            <text:p>73.8505525431899</text:p>
          </table:table-cell>
          <table:table-cell office:value-type="float" office:value="77.8732416776295" calcext:value-type="float">
            <text:p>77.8732416776295</text:p>
          </table:table-cell>
          <table:table-cell/>
          <table:table-cell office:value-type="float" office:value="140749" calcext:value-type="float">
            <text:p>140749</text:p>
          </table:table-cell>
          <table:table-cell office:value-type="string" calcext:value-type="string">
            <text:p>Jarrett Grimes</text:p>
          </table:table-cell>
          <table:table-cell office:value-type="float" office:value="1049.74" calcext:value-type="float">
            <text:p>1049.74</text:p>
          </table:table-cell>
          <table:table-cell office:value-type="float" office:value="66.45" calcext:value-type="float">
            <text:p>66.45</text:p>
          </table:table-cell>
          <table:table-cell table:formula="of:=VLOOKUP([.J48];[.$B$2:.$H$100];4;0)" office:value-type="float" office:value="59.4619972417715" calcext:value-type="float">
            <text:p>59.4619972417715</text:p>
          </table:table-cell>
          <table:table-cell table:formula="of:=VLOOKUP([.J48];[.$B$2:.$H$100];6;0)" office:value-type="float" office:value="66.592043644571" calcext:value-type="float">
            <text:p>66.592043644571</text:p>
          </table:table-cell>
          <table:table-cell table:formula="of:=VLOOKUP([.J48];[.$B$2:.$H$100];5;0)" office:value-type="float" office:value="63.1043175870314" calcext:value-type="float">
            <text:p>63.1043175870314</text:p>
          </table:table-cell>
          <table:table-cell table:formula="of:=AND([.M48] &gt;= [.N48]; [.M48] &lt;= [.O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e atwell</text:p>
          </table:table-cell>
          <table:table-cell office:value-type="float" office:value="119411" calcext:value-type="float">
            <text:p>119411</text:p>
          </table:table-cell>
          <table:table-cell office:value-type="string" calcext:value-type="string">
            <text:p>A</text:p>
          </table:table-cell>
          <table:table-cell office:value-type="float" office:value="60.4441695871193" calcext:value-type="float">
            <text:p>60.4441695871193</text:p>
          </table:table-cell>
          <table:table-cell office:value-type="float" office:value="64.6083478723758" calcext:value-type="float">
            <text:p>64.6083478723758</text:p>
          </table:table-cell>
          <table:table-cell office:value-type="float" office:value="68.248375030716" calcext:value-type="float">
            <text:p>68.248375030716</text:p>
          </table:table-cell>
          <table:table-cell office:value-type="float" office:value="72.9367044428888" calcext:value-type="float">
            <text:p>72.9367044428888</text:p>
          </table:table-cell>
          <table:table-cell office:value-type="float" office:value="77.1008827281453" calcext:value-type="float">
            <text:p>77.1008827281453</text:p>
          </table:table-cell>
          <table:table-cell/>
          <table:table-cell office:value-type="float" office:value="38991" calcext:value-type="float">
            <text:p>38991</text:p>
          </table:table-cell>
          <table:table-cell office:value-type="string" calcext:value-type="string">
            <text:p>Mike Adam</text:p>
          </table:table-cell>
          <table:table-cell office:value-type="float" office:value="1026.65" calcext:value-type="float">
            <text:p>1026.65</text:p>
          </table:table-cell>
          <table:table-cell office:value-type="float" office:value="64.99" calcext:value-type="float">
            <text:p>64.99</text:p>
          </table:table-cell>
          <table:table-cell table:formula="of:=VLOOKUP([.J49];[.$B$2:.$H$100];4;0)" office:value-type="float" office:value="60.7734796310601" calcext:value-type="float">
            <text:p>60.7734796310601</text:p>
          </table:table-cell>
          <table:table-cell table:formula="of:=VLOOKUP([.J49];[.$B$2:.$H$100];6;0)" office:value-type="float" office:value="68.6860014704093" calcext:value-type="float">
            <text:p>68.6860014704093</text:p>
          </table:table-cell>
          <table:table-cell table:formula="of:=VLOOKUP([.J49];[.$B$2:.$H$100];5;0)" office:value-type="float" office:value="64.6884698106788" calcext:value-type="float">
            <text:p>64.6884698106788</text:p>
          </table:table-cell>
          <table:table-cell table:formula="of:=AND([.M49] &gt;= [.N49]; [.M49] &lt;= [.O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e Wolf</text:p>
          </table:table-cell>
          <table:table-cell office:value-type="float" office:value="82437" calcext:value-type="float">
            <text:p>82437</text:p>
          </table:table-cell>
          <table:table-cell office:value-type="string" calcext:value-type="string">
            <text:p>U</text:p>
          </table:table-cell>
          <table:table-cell office:value-type="float" office:value="60.2473233264156" calcext:value-type="float">
            <text:p>60.2473233264156</text:p>
          </table:table-cell>
          <table:table-cell office:value-type="float" office:value="64.3855780263413" calcext:value-type="float">
            <text:p>64.3855780263413</text:p>
          </table:table-cell>
          <table:table-cell office:value-type="float" office:value="67.7556508996986" calcext:value-type="float">
            <text:p>67.7556508996986</text:p>
          </table:table-cell>
          <table:table-cell office:value-type="float" office:value="72.6620874261928" calcext:value-type="float">
            <text:p>72.6620874261928</text:p>
          </table:table-cell>
          <table:table-cell office:value-type="float" office:value="76.8003421261186" calcext:value-type="float">
            <text:p>76.8003421261186</text:p>
          </table:table-cell>
          <table:table-cell/>
          <table:table-cell office:value-type="float" office:value="81305" calcext:value-type="float">
            <text:p>81305</text:p>
          </table:table-cell>
          <table:table-cell office:value-type="string" calcext:value-type="string">
            <text:p>Drew Beckman</text:p>
          </table:table-cell>
          <table:table-cell office:value-type="float" office:value="1022.78" calcext:value-type="float">
            <text:p>1022.78</text:p>
          </table:table-cell>
          <table:table-cell office:value-type="float" office:value="64.75" calcext:value-type="float">
            <text:p>64.75</text:p>
          </table:table-cell>
          <table:table-cell table:formula="of:=VLOOKUP([.J50];[.$B$2:.$H$100];4;0)" office:value-type="float" office:value="63.2286871109428" calcext:value-type="float">
            <text:p>63.2286871109428</text:p>
          </table:table-cell>
          <table:table-cell table:formula="of:=VLOOKUP([.J50];[.$B$2:.$H$100];6;0)" office:value-type="float" office:value="70.6011720563345" calcext:value-type="float">
            <text:p>70.6011720563345</text:p>
          </table:table-cell>
          <table:table-cell table:formula="of:=VLOOKUP([.J50];[.$B$2:.$H$100];5;0)" office:value-type="float" office:value="66.819773099864" calcext:value-type="float">
            <text:p>66.819773099864</text:p>
          </table:table-cell>
          <table:table-cell table:formula="of:=AND([.M50] &gt;= [.N50]; [.M50] &lt;= [.O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Depaolo</text:p>
          </table:table-cell>
          <table:table-cell office:value-type="float" office:value="130277" calcext:value-type="float">
            <text:p>130277</text:p>
          </table:table-cell>
          <table:table-cell office:value-type="string" calcext:value-type="string">
            <text:p>A</text:p>
          </table:table-cell>
          <table:table-cell office:value-type="float" office:value="60.1940879831762" calcext:value-type="float">
            <text:p>60.1940879831762</text:p>
          </table:table-cell>
          <table:table-cell office:value-type="float" office:value="64.1820201016047" calcext:value-type="float">
            <text:p>64.1820201016047</text:p>
          </table:table-cell>
          <table:table-cell office:value-type="float" office:value="67.942780158441" calcext:value-type="float">
            <text:p>67.942780158441</text:p>
          </table:table-cell>
          <table:table-cell office:value-type="float" office:value="72.1578843384617" calcext:value-type="float">
            <text:p>72.1578843384617</text:p>
          </table:table-cell>
          <table:table-cell office:value-type="float" office:value="76.1458164568902" calcext:value-type="float">
            <text:p>76.1458164568902</text:p>
          </table:table-cell>
          <table:table-cell/>
          <table:table-cell office:value-type="float" office:value="69818" calcext:value-type="float">
            <text:p>69818</text:p>
          </table:table-cell>
          <table:table-cell office:value-type="string" calcext:value-type="string">
            <text:p>Ty Clark</text:p>
          </table:table-cell>
          <table:table-cell office:value-type="float" office:value="1020.37" calcext:value-type="float">
            <text:p>1020.37</text:p>
          </table:table-cell>
          <table:table-cell office:value-type="float" office:value="64.6" calcext:value-type="float">
            <text:p>64.6</text:p>
          </table:table-cell>
          <table:table-cell table:formula="of:=VLOOKUP([.J51];[.$B$2:.$H$100];4;0)" office:value-type="float" office:value="62.431085745202" calcext:value-type="float">
            <text:p>62.431085745202</text:p>
          </table:table-cell>
          <table:table-cell table:formula="of:=VLOOKUP([.J51];[.$B$2:.$H$100];6;0)" office:value-type="float" office:value="70.2911814402063" calcext:value-type="float">
            <text:p>70.2911814402063</text:p>
          </table:table-cell>
          <table:table-cell table:formula="of:=VLOOKUP([.J51];[.$B$2:.$H$100];5;0)" office:value-type="float" office:value="65.7885256915022" calcext:value-type="float">
            <text:p>65.7885256915022</text:p>
          </table:table-cell>
          <table:table-cell table:formula="of:=AND([.M51] &gt;= [.N51]; [.M51] &lt;= [.O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 Clark</text:p>
          </table:table-cell>
          <table:table-cell office:value-type="float" office:value="69818" calcext:value-type="float">
            <text:p>69818</text:p>
          </table:table-cell>
          <table:table-cell office:value-type="string" calcext:value-type="string">
            <text:p>B</text:p>
          </table:table-cell>
          <table:table-cell office:value-type="float" office:value="59.5424446382468" calcext:value-type="float">
            <text:p>59.5424446382468</text:p>
          </table:table-cell>
          <table:table-cell office:value-type="float" office:value="63.2286871109428" calcext:value-type="float">
            <text:p>63.2286871109428</text:p>
          </table:table-cell>
          <table:table-cell office:value-type="float" office:value="66.819773099864" calcext:value-type="float">
            <text:p>66.819773099864</text:p>
          </table:table-cell>
          <table:table-cell office:value-type="float" office:value="70.6011720563345" calcext:value-type="float">
            <text:p>70.6011720563345</text:p>
          </table:table-cell>
          <table:table-cell office:value-type="float" office:value="74.2874145290304" calcext:value-type="float">
            <text:p>74.2874145290304</text:p>
          </table:table-cell>
          <table:table-cell/>
          <table:table-cell office:value-type="float" office:value="4180" calcext:value-type="float">
            <text:p>4180</text:p>
          </table:table-cell>
          <table:table-cell office:value-type="string" calcext:value-type="string">
            <text:p>Jay Tappe</text:p>
          </table:table-cell>
          <table:table-cell office:value-type="float" office:value="1019.17" calcext:value-type="float">
            <text:p>1019.17</text:p>
          </table:table-cell>
          <table:table-cell office:value-type="float" office:value="64.52" calcext:value-type="float">
            <text:p>64.52</text:p>
          </table:table-cell>
          <table:table-cell table:formula="of:=VLOOKUP([.J52];[.$B$2:.$H$100];4;0)" office:value-type="float" office:value="62.1088266054435" calcext:value-type="float">
            <text:p>62.1088266054435</text:p>
          </table:table-cell>
          <table:table-cell table:formula="of:=VLOOKUP([.J52];[.$B$2:.$H$100];6;0)" office:value-type="float" office:value="70.1850488437141" calcext:value-type="float">
            <text:p>70.1850488437141</text:p>
          </table:table-cell>
          <table:table-cell table:formula="of:=VLOOKUP([.J52];[.$B$2:.$H$100];5;0)" office:value-type="float" office:value="65.5604238880495" calcext:value-type="float">
            <text:p>65.5604238880495</text:p>
          </table:table-cell>
          <table:table-cell table:formula="of:=AND([.M52] &gt;= [.N52]; [.M52] &lt;= [.O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tin Dejean</text:p>
          </table:table-cell>
          <table:table-cell office:value-type="float" office:value="127965" calcext:value-type="float">
            <text:p>127965</text:p>
          </table:table-cell>
          <table:table-cell office:value-type="string" calcext:value-type="string">
            <text:p>B</text:p>
          </table:table-cell>
          <table:table-cell office:value-type="float" office:value="59.013380456568" calcext:value-type="float">
            <text:p>59.013380456568</text:p>
          </table:table-cell>
          <table:table-cell office:value-type="float" office:value="63.2212918008744" calcext:value-type="float">
            <text:p>63.2212918008744</text:p>
          </table:table-cell>
          <table:table-cell office:value-type="float" office:value="67.1292410039458" calcext:value-type="float">
            <text:p>67.1292410039458</text:p>
          </table:table-cell>
          <table:table-cell office:value-type="float" office:value="71.6371144894871" calcext:value-type="float">
            <text:p>71.6371144894871</text:p>
          </table:table-cell>
          <table:table-cell office:value-type="float" office:value="75.8450258337935" calcext:value-type="float">
            <text:p>75.8450258337935</text:p>
          </table:table-cell>
          <table:table-cell/>
          <table:table-cell office:value-type="float" office:value="133009" calcext:value-type="float">
            <text:p>133009</text:p>
          </table:table-cell>
          <table:table-cell office:value-type="string" calcext:value-type="string">
            <text:p>WOODY BERRY</text:p>
          </table:table-cell>
          <table:table-cell office:value-type="float" office:value="1013.05" calcext:value-type="float">
            <text:p>1013.05</text:p>
          </table:table-cell>
          <table:table-cell office:value-type="float" office:value="64.13" calcext:value-type="float">
            <text:p>64.13</text:p>
          </table:table-cell>
          <table:table-cell table:formula="of:=VLOOKUP([.J53];[.$B$2:.$H$100];4;0)" office:value-type="float" office:value="61.9042646377711" calcext:value-type="float">
            <text:p>61.9042646377711</text:p>
          </table:table-cell>
          <table:table-cell table:formula="of:=VLOOKUP([.J53];[.$B$2:.$H$100];6;0)" office:value-type="float" office:value="69.408360353852" calcext:value-type="float">
            <text:p>69.408360353852</text:p>
          </table:table-cell>
          <table:table-cell table:formula="of:=VLOOKUP([.J53];[.$B$2:.$H$100];5;0)" office:value-type="float" office:value="65.6350470870298" calcext:value-type="float">
            <text:p>65.6350470870298</text:p>
          </table:table-cell>
          <table:table-cell table:formula="of:=AND([.M53] &gt;= [.N53]; [.M53] &lt;= [.O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y Berry</text:p>
          </table:table-cell>
          <table:table-cell office:value-type="float" office:value="133009" calcext:value-type="float">
            <text:p>133009</text:p>
          </table:table-cell>
          <table:table-cell office:value-type="string" calcext:value-type="string">
            <text:p>B</text:p>
          </table:table-cell>
          <table:table-cell office:value-type="float" office:value="58.5010378976998" calcext:value-type="float">
            <text:p>58.5010378976998</text:p>
          </table:table-cell>
          <table:table-cell office:value-type="float" office:value="62.431085745202" calcext:value-type="float">
            <text:p>62.431085745202</text:p>
          </table:table-cell>
          <table:table-cell office:value-type="float" office:value="65.7885256915022" calcext:value-type="float">
            <text:p>65.7885256915022</text:p>
          </table:table-cell>
          <table:table-cell office:value-type="float" office:value="70.2911814402063" calcext:value-type="float">
            <text:p>70.2911814402063</text:p>
          </table:table-cell>
          <table:table-cell office:value-type="float" office:value="74.2212292877085" calcext:value-type="float">
            <text:p>74.2212292877085</text:p>
          </table:table-cell>
          <table:table-cell/>
          <table:table-cell office:value-type="float" office:value="82437" calcext:value-type="float">
            <text:p>82437</text:p>
          </table:table-cell>
          <table:table-cell office:value-type="string" calcext:value-type="string">
            <text:p>Steve Wolf</text:p>
          </table:table-cell>
          <table:table-cell office:value-type="float" office:value="987.9" calcext:value-type="float">
            <text:p>987.9</text:p>
          </table:table-cell>
          <table:table-cell office:value-type="float" office:value="62.54" calcext:value-type="float">
            <text:p>62.54</text:p>
          </table:table-cell>
          <table:table-cell table:formula="of:=VLOOKUP([.J54];[.$B$2:.$H$100];4;0)" office:value-type="float" office:value="61.0973386062509" calcext:value-type="float">
            <text:p>61.0973386062509</text:p>
          </table:table-cell>
          <table:table-cell table:formula="of:=VLOOKUP([.J54];[.$B$2:.$H$100];6;0)" office:value-type="float" office:value="68.7157885464066" calcext:value-type="float">
            <text:p>68.7157885464066</text:p>
          </table:table-cell>
          <table:table-cell table:formula="of:=VLOOKUP([.J54];[.$B$2:.$H$100];5;0)" office:value-type="float" office:value="65.1887553109253" calcext:value-type="float">
            <text:p>65.1887553109253</text:p>
          </table:table-cell>
          <table:table-cell table:formula="of:=AND([.M54] &gt;= [.N54]; [.M54] &lt;= [.O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 Tappe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A</text:p>
          </table:table-cell>
          <table:table-cell office:value-type="float" office:value="58.1522167797306" calcext:value-type="float">
            <text:p>58.1522167797306</text:p>
          </table:table-cell>
          <table:table-cell office:value-type="float" office:value="61.9042646377711" calcext:value-type="float">
            <text:p>61.9042646377711</text:p>
          </table:table-cell>
          <table:table-cell office:value-type="float" office:value="65.6350470870298" calcext:value-type="float">
            <text:p>65.6350470870298</text:p>
          </table:table-cell>
          <table:table-cell office:value-type="float" office:value="69.408360353852" calcext:value-type="float">
            <text:p>69.408360353852</text:p>
          </table:table-cell>
          <table:table-cell office:value-type="float" office:value="73.1604082118925" calcext:value-type="float">
            <text:p>73.1604082118925</text:p>
          </table:table-cell>
          <table:table-cell/>
          <table:table-cell office:value-type="float" office:value="129294" calcext:value-type="float">
            <text:p>129294</text:p>
          </table:table-cell>
          <table:table-cell office:value-type="string" calcext:value-type="string">
            <text:p>Jennifer Tang</text:p>
          </table:table-cell>
          <table:table-cell office:value-type="float" office:value="985.9" calcext:value-type="float">
            <text:p>985.9</text:p>
          </table:table-cell>
          <table:table-cell office:value-type="float" office:value="62.41" calcext:value-type="float">
            <text:p>62.41</text:p>
          </table:table-cell>
          <table:table-cell table:formula="of:=VLOOKUP([.J55];[.$B$2:.$H$100];4;0)" office:value-type="float" office:value="55.4968979012114" calcext:value-type="float">
            <text:p>55.4968979012114</text:p>
          </table:table-cell>
          <table:table-cell table:formula="of:=VLOOKUP([.J55];[.$B$2:.$H$100];6;0)" office:value-type="float" office:value="62.2982401352146" calcext:value-type="float">
            <text:p>62.2982401352146</text:p>
          </table:table-cell>
          <table:table-cell table:formula="of:=VLOOKUP([.J55];[.$B$2:.$H$100];5;0)" office:value-type="float" office:value="58.8217970906803" calcext:value-type="float">
            <text:p>58.8217970906803</text:p>
          </table:table-cell>
          <table:table-cell table:formula="of:=AND([.M55] &gt;= [.N55]; [.M55] &lt;= [.O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 Moore</text:p>
          </table:table-cell>
          <table:table-cell office:value-type="float" office:value="104109" calcext:value-type="float">
            <text:p>104109</text:p>
          </table:table-cell>
          <table:table-cell office:value-type="string" calcext:value-type="string">
            <text:p>C</text:p>
          </table:table-cell>
          <table:table-cell office:value-type="float" office:value="58.0707154863082" calcext:value-type="float">
            <text:p>58.0707154863082</text:p>
          </table:table-cell>
          <table:table-cell office:value-type="float" office:value="62.1088266054435" calcext:value-type="float">
            <text:p>62.1088266054435</text:p>
          </table:table-cell>
          <table:table-cell office:value-type="float" office:value="65.5604238880495" calcext:value-type="float">
            <text:p>65.5604238880495</text:p>
          </table:table-cell>
          <table:table-cell office:value-type="float" office:value="70.1850488437141" calcext:value-type="float">
            <text:p>70.1850488437141</text:p>
          </table:table-cell>
          <table:table-cell office:value-type="float" office:value="74.2231599628495" calcext:value-type="float">
            <text:p>74.2231599628495</text:p>
          </table:table-cell>
          <table:table-cell/>
          <table:table-cell office:value-type="float" office:value="78316" calcext:value-type="float">
            <text:p>78316</text:p>
          </table:table-cell>
          <table:table-cell office:value-type="string" calcext:value-type="string">
            <text:p>Jody Box</text:p>
          </table:table-cell>
          <table:table-cell office:value-type="float" office:value="963.22" calcext:value-type="float">
            <text:p>963.22</text:p>
          </table:table-cell>
          <table:table-cell office:value-type="float" office:value="60.98" calcext:value-type="float">
            <text:p>60.98</text:p>
          </table:table-cell>
          <table:table-cell table:formula="of:=VLOOKUP([.J56];[.$B$2:.$H$100];4;0)" office:value-type="float" office:value="58.5620002294414" calcext:value-type="float">
            <text:p>58.5620002294414</text:p>
          </table:table-cell>
          <table:table-cell table:formula="of:=VLOOKUP([.J56];[.$B$2:.$H$100];6;0)" office:value-type="float" office:value="65.9988414910437" calcext:value-type="float">
            <text:p>65.9988414910437</text:p>
          </table:table-cell>
          <table:table-cell table:formula="of:=VLOOKUP([.J56];[.$B$2:.$H$100];5;0)" office:value-type="float" office:value="62.5948108785091" calcext:value-type="float">
            <text:p>62.5948108785091</text:p>
          </table:table-cell>
          <table:table-cell table:formula="of:=AND([.M56] &gt;= [.N56]; [.M56] &lt;= [.O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Adam</text:p>
          </table:table-cell>
          <table:table-cell office:value-type="float" office:value="38991" calcext:value-type="float">
            <text:p>38991</text:p>
          </table:table-cell>
          <table:table-cell office:value-type="string" calcext:value-type="string">
            <text:p>A</text:p>
          </table:table-cell>
          <table:table-cell office:value-type="float" office:value="57.2881136361731" calcext:value-type="float">
            <text:p>57.2881136361731</text:p>
          </table:table-cell>
          <table:table-cell office:value-type="float" office:value="61.0973386062509" calcext:value-type="float">
            <text:p>61.0973386062509</text:p>
          </table:table-cell>
          <table:table-cell office:value-type="float" office:value="65.1887553109253" calcext:value-type="float">
            <text:p>65.1887553109253</text:p>
          </table:table-cell>
          <table:table-cell office:value-type="float" office:value="68.7157885464066" calcext:value-type="float">
            <text:p>68.7157885464066</text:p>
          </table:table-cell>
          <table:table-cell office:value-type="float" office:value="72.5250135164844" calcext:value-type="float">
            <text:p>72.5250135164844</text:p>
          </table:table-cell>
          <table:table-cell/>
          <table:table-cell office:value-type="float" office:value="100974" calcext:value-type="float">
            <text:p>100974</text:p>
          </table:table-cell>
          <table:table-cell office:value-type="string" calcext:value-type="string">
            <text:p>James Lutter</text:p>
          </table:table-cell>
          <table:table-cell office:value-type="float" office:value="961.89" calcext:value-type="float">
            <text:p>961.89</text:p>
          </table:table-cell>
          <table:table-cell office:value-type="float" office:value="60.89" calcext:value-type="float">
            <text:p>60.89</text:p>
          </table:table-cell>
          <table:table-cell table:formula="of:=VLOOKUP([.J57];[.$B$2:.$H$100];4;0)" office:value-type="float" office:value="58.0481025857859" calcext:value-type="float">
            <text:p>58.0481025857859</text:p>
          </table:table-cell>
          <table:table-cell table:formula="of:=VLOOKUP([.J57];[.$B$2:.$H$100];6;0)" office:value-type="float" office:value="66.0409544401137" calcext:value-type="float">
            <text:p>66.0409544401137</text:p>
          </table:table-cell>
          <table:table-cell table:formula="of:=VLOOKUP([.J57];[.$B$2:.$H$100];5;0)" office:value-type="float" office:value="61.7103237735418" calcext:value-type="float">
            <text:p>61.7103237735418</text:p>
          </table:table-cell>
          <table:table-cell table:formula="of:=AND([.M57] &gt;= [.N57]; [.M57] &lt;= [.O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y BOX</text:p>
          </table:table-cell>
          <table:table-cell office:value-type="float" office:value="78316" calcext:value-type="float">
            <text:p>78316</text:p>
          </table:table-cell>
          <table:table-cell office:value-type="string" calcext:value-type="string">
            <text:p>B</text:p>
          </table:table-cell>
          <table:table-cell office:value-type="float" office:value="56.8172187113855" calcext:value-type="float">
            <text:p>56.8172187113855</text:p>
          </table:table-cell>
          <table:table-cell office:value-type="float" office:value="60.7734796310601" calcext:value-type="float">
            <text:p>60.7734796310601</text:p>
          </table:table-cell>
          <table:table-cell office:value-type="float" office:value="64.6884698106788" calcext:value-type="float">
            <text:p>64.6884698106788</text:p>
          </table:table-cell>
          <table:table-cell office:value-type="float" office:value="68.6860014704093" calcext:value-type="float">
            <text:p>68.6860014704093</text:p>
          </table:table-cell>
          <table:table-cell office:value-type="float" office:value="72.6422623900839" calcext:value-type="float">
            <text:p>72.6422623900839</text:p>
          </table:table-cell>
          <table:table-cell/>
          <table:table-cell office:value-type="float" office:value="103016" calcext:value-type="float">
            <text:p>103016</text:p>
          </table:table-cell>
          <table:table-cell office:value-type="string" calcext:value-type="string">
            <text:p>Robert Bui</text:p>
          </table:table-cell>
          <table:table-cell office:value-type="float" office:value="940.23" calcext:value-type="float">
            <text:p>940.23</text:p>
          </table:table-cell>
          <table:table-cell office:value-type="float" office:value="59.52" calcext:value-type="float">
            <text:p>59.52</text:p>
          </table:table-cell>
          <table:table-cell table:formula="of:=VLOOKUP([.J58];[.$B$2:.$H$100];4;0)" office:value-type="float" office:value="54.8066793729149" calcext:value-type="float">
            <text:p>54.8066793729149</text:p>
          </table:table-cell>
          <table:table-cell table:formula="of:=VLOOKUP([.J58];[.$B$2:.$H$100];6;0)" office:value-type="float" office:value="62.1014857440867" calcext:value-type="float">
            <text:p>62.1014857440867</text:p>
          </table:table-cell>
          <table:table-cell table:formula="of:=VLOOKUP([.J58];[.$B$2:.$H$100];5;0)" office:value-type="float" office:value="58.8725475054766" calcext:value-type="float">
            <text:p>58.8725475054766</text:p>
          </table:table-cell>
          <table:table-cell table:formula="of:=AND([.M58] &gt;= [.N58]; [.M58] &lt;= [.O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y AUTRY</text:p>
          </table:table-cell>
          <table:table-cell office:value-type="float" office:value="117002" calcext:value-type="float">
            <text:p>117002</text:p>
          </table:table-cell>
          <table:table-cell office:value-type="string" calcext:value-type="string">
            <text:p>B</text:p>
          </table:table-cell>
          <table:table-cell office:value-type="float" office:value="55.8969740403717" calcext:value-type="float">
            <text:p>55.8969740403717</text:p>
          </table:table-cell>
          <table:table-cell office:value-type="float" office:value="59.4619972417715" calcext:value-type="float">
            <text:p>59.4619972417715</text:p>
          </table:table-cell>
          <table:table-cell office:value-type="float" office:value="63.1043175870314" calcext:value-type="float">
            <text:p>63.1043175870314</text:p>
          </table:table-cell>
          <table:table-cell office:value-type="float" office:value="66.592043644571" calcext:value-type="float">
            <text:p>66.592043644571</text:p>
          </table:table-cell>
          <table:table-cell office:value-type="float" office:value="70.1570668459707" calcext:value-type="float">
            <text:p>70.1570668459707</text:p>
          </table:table-cell>
          <table:table-cell/>
          <table:table-cell office:value-type="float" office:value="4043" calcext:value-type="float">
            <text:p>4043</text:p>
          </table:table-cell>
          <table:table-cell office:value-type="string" calcext:value-type="string">
            <text:p>thomas krebsbach</text:p>
          </table:table-cell>
          <table:table-cell office:value-type="float" office:value="938.72" calcext:value-type="float">
            <text:p>938.72</text:p>
          </table:table-cell>
          <table:table-cell office:value-type="float" office:value="59.43" calcext:value-type="float">
            <text:p>59.43</text:p>
          </table:table-cell>
          <table:table-cell table:formula="of:=VLOOKUP([.J59];[.$B$2:.$H$100];4;0)" office:value-type="float" office:value="54.9747888070218" calcext:value-type="float">
            <text:p>54.9747888070218</text:p>
          </table:table-cell>
          <table:table-cell table:formula="of:=VLOOKUP([.J59];[.$B$2:.$H$100];6;0)" office:value-type="float" office:value="62.8063569124974" calcext:value-type="float">
            <text:p>62.8063569124974</text:p>
          </table:table-cell>
          <table:table-cell table:formula="of:=VLOOKUP([.J59];[.$B$2:.$H$100];5;0)" office:value-type="float" office:value="59.3099426920043" calcext:value-type="float">
            <text:p>59.3099426920043</text:p>
          </table:table-cell>
          <table:table-cell table:formula="of:=AND([.M59] &gt;= [.N59]; [.M59] &lt;= [.O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Lutter</text:p>
          </table:table-cell>
          <table:table-cell office:value-type="float" office:value="100974" calcext:value-type="float">
            <text:p>100974</text:p>
          </table:table-cell>
          <table:table-cell office:value-type="string" calcext:value-type="string">
            <text:p>B</text:p>
          </table:table-cell>
          <table:table-cell office:value-type="float" office:value="54.8435795986403" calcext:value-type="float">
            <text:p>54.8435795986403</text:p>
          </table:table-cell>
          <table:table-cell office:value-type="float" office:value="58.5620002294414" calcext:value-type="float">
            <text:p>58.5620002294414</text:p>
          </table:table-cell>
          <table:table-cell office:value-type="float" office:value="62.5948108785091" calcext:value-type="float">
            <text:p>62.5948108785091</text:p>
          </table:table-cell>
          <table:table-cell office:value-type="float" office:value="65.9988414910437" calcext:value-type="float">
            <text:p>65.9988414910437</text:p>
          </table:table-cell>
          <table:table-cell office:value-type="float" office:value="69.7172621218448" calcext:value-type="float">
            <text:p>69.7172621218448</text:p>
          </table:table-cell>
          <table:table-cell/>
          <table:table-cell office:value-type="float" office:value="105700" calcext:value-type="float">
            <text:p>105700</text:p>
          </table:table-cell>
          <table:table-cell office:value-type="string" calcext:value-type="string">
            <text:p>Benjamin Ng</text:p>
          </table:table-cell>
          <table:table-cell office:value-type="float" office:value="926.51" calcext:value-type="float">
            <text:p>926.51</text:p>
          </table:table-cell>
          <table:table-cell office:value-type="float" office:value="58.65" calcext:value-type="float">
            <text:p>58.65</text:p>
          </table:table-cell>
          <table:table-cell table:formula="of:=VLOOKUP([.J60];[.$B$2:.$H$100];4;0)" office:value-type="float" office:value="54.7699458639371" calcext:value-type="float">
            <text:p>54.7699458639371</text:p>
          </table:table-cell>
          <table:table-cell table:formula="of:=VLOOKUP([.J60];[.$B$2:.$H$100];6;0)" office:value-type="float" office:value="62.2916884241419" calcext:value-type="float">
            <text:p>62.2916884241419</text:p>
          </table:table-cell>
          <table:table-cell table:formula="of:=VLOOKUP([.J60];[.$B$2:.$H$100];5;0)" office:value-type="float" office:value="58.5259863260485" calcext:value-type="float">
            <text:p>58.5259863260485</text:p>
          </table:table-cell>
          <table:table-cell table:formula="of:=AND([.M60] &gt;= [.N60]; [.M60] &lt;= [.O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 Holcomb</text:p>
          </table:table-cell>
          <table:table-cell office:value-type="float" office:value="126120" calcext:value-type="float">
            <text:p>126120</text:p>
          </table:table-cell>
          <table:table-cell office:value-type="string" calcext:value-type="string">
            <text:p>B</text:p>
          </table:table-cell>
          <table:table-cell office:value-type="float" office:value="54.0516766586221" calcext:value-type="float">
            <text:p>54.0516766586221</text:p>
          </table:table-cell>
          <table:table-cell office:value-type="float" office:value="58.0481025857859" calcext:value-type="float">
            <text:p>58.0481025857859</text:p>
          </table:table-cell>
          <table:table-cell office:value-type="float" office:value="61.7103237735418" calcext:value-type="float">
            <text:p>61.7103237735418</text:p>
          </table:table-cell>
          <table:table-cell office:value-type="float" office:value="66.0409544401137" calcext:value-type="float">
            <text:p>66.0409544401137</text:p>
          </table:table-cell>
          <table:table-cell office:value-type="float" office:value="70.0373803672775" calcext:value-type="float">
            <text:p>70.0373803672775</text:p>
          </table:table-cell>
          <table:table-cell/>
          <table:table-cell office:value-type="float" office:value="117002" calcext:value-type="float">
            <text:p>117002</text:p>
          </table:table-cell>
          <table:table-cell office:value-type="string" calcext:value-type="string">
            <text:p>Cody Autry</text:p>
          </table:table-cell>
          <table:table-cell office:value-type="float" office:value="916.23" calcext:value-type="float">
            <text:p>916.23</text:p>
          </table:table-cell>
          <table:table-cell office:value-type="float" office:value="58" calcext:value-type="float">
            <text:p>58</text:p>
          </table:table-cell>
          <table:table-cell table:formula="of:=VLOOKUP([.J61];[.$B$2:.$H$100];4;0)" office:value-type="float" office:value="55.6544326751546" calcext:value-type="float">
            <text:p>55.6544326751546</text:p>
          </table:table-cell>
          <table:table-cell table:formula="of:=VLOOKUP([.J61];[.$B$2:.$H$100];6;0)" office:value-type="float" office:value="62.7994120000534" calcext:value-type="float">
            <text:p>62.7994120000534</text:p>
          </table:table-cell>
          <table:table-cell table:formula="of:=VLOOKUP([.J61];[.$B$2:.$H$100];5;0)" office:value-type="float" office:value="59.0526525844186" calcext:value-type="float">
            <text:p>59.0526525844186</text:p>
          </table:table-cell>
          <table:table-cell table:formula="of:=AND([.M61] &gt;= [.N61]; [.M61] &lt;= [.O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on Bebout</text:p>
          </table:table-cell>
          <table:table-cell office:value-type="float" office:value="102409" calcext:value-type="float">
            <text:p>102409</text:p>
          </table:table-cell>
          <table:table-cell office:value-type="string" calcext:value-type="string">
            <text:p>B</text:p>
          </table:table-cell>
          <table:table-cell office:value-type="float" office:value="53.6496333293218" calcext:value-type="float">
            <text:p>53.6496333293218</text:p>
          </table:table-cell>
          <table:table-cell office:value-type="float" office:value="57.3917041254281" calcext:value-type="float">
            <text:p>57.3917041254281</text:p>
          </table:table-cell>
          <table:table-cell office:value-type="float" office:value="61.0661545066293" calcext:value-type="float">
            <text:p>61.0661545066293</text:p>
          </table:table-cell>
          <table:table-cell office:value-type="float" office:value="64.8758457176407" calcext:value-type="float">
            <text:p>64.8758457176407</text:p>
          </table:table-cell>
          <table:table-cell office:value-type="float" office:value="68.617916513747" calcext:value-type="float">
            <text:p>68.617916513747</text:p>
          </table:table-cell>
          <table:table-cell/>
          <table:table-cell office:value-type="float" office:value="125922" calcext:value-type="float">
            <text:p>125922</text:p>
          </table:table-cell>
          <table:table-cell office:value-type="string" calcext:value-type="string">
            <text:p>Brenton Swift</text:p>
          </table:table-cell>
          <table:table-cell office:value-type="float" office:value="913.65" calcext:value-type="float">
            <text:p>913.65</text:p>
          </table:table-cell>
          <table:table-cell office:value-type="float" office:value="57.84" calcext:value-type="float">
            <text:p>57.84</text:p>
          </table:table-cell>
          <table:table-cell table:formula="of:=VLOOKUP([.J62];[.$B$2:.$H$100];4;0)" office:value-type="float" office:value="54.8959153687702" calcext:value-type="float">
            <text:p>54.8959153687702</text:p>
          </table:table-cell>
          <table:table-cell table:formula="of:=VLOOKUP([.J62];[.$B$2:.$H$100];6;0)" office:value-type="float" office:value="62.8891039660222" calcext:value-type="float">
            <text:p>62.8891039660222</text:p>
          </table:table-cell>
          <table:table-cell table:formula="of:=VLOOKUP([.J62];[.$B$2:.$H$100];5;0)" office:value-type="float" office:value="58.9123091827438" calcext:value-type="float">
            <text:p>58.9123091827438</text:p>
          </table:table-cell>
          <table:table-cell table:formula="of:=AND([.M62] &gt;= [.N62]; [.M62] &lt;= [.O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Bui</text:p>
          </table:table-cell>
          <table:table-cell office:value-type="float" office:value="103016" calcext:value-type="float">
            <text:p>103016</text:p>
          </table:table-cell>
          <table:table-cell office:value-type="string" calcext:value-type="string">
            <text:p>B</text:p>
          </table:table-cell>
          <table:table-cell office:value-type="float" office:value="52.0962267842098" calcext:value-type="float">
            <text:p>52.0962267842098</text:p>
          </table:table-cell>
          <table:table-cell office:value-type="float" office:value="55.4968979012114" calcext:value-type="float">
            <text:p>55.4968979012114</text:p>
          </table:table-cell>
          <table:table-cell office:value-type="float" office:value="58.8217970906803" calcext:value-type="float">
            <text:p>58.8217970906803</text:p>
          </table:table-cell>
          <table:table-cell office:value-type="float" office:value="62.2982401352146" calcext:value-type="float">
            <text:p>62.2982401352146</text:p>
          </table:table-cell>
          <table:table-cell office:value-type="float" office:value="65.6989112522162" calcext:value-type="float">
            <text:p>65.6989112522162</text:p>
          </table:table-cell>
          <table:table-cell/>
          <table:table-cell office:value-type="float" office:value="103343" calcext:value-type="float">
            <text:p>103343</text:p>
          </table:table-cell>
          <table:table-cell office:value-type="string" calcext:value-type="string">
            <text:p>Rick Devore</text:p>
          </table:table-cell>
          <table:table-cell office:value-type="float" office:value="888.08" calcext:value-type="float">
            <text:p>888.08</text:p>
          </table:table-cell>
          <table:table-cell office:value-type="float" office:value="56.22" calcext:value-type="float">
            <text:p>56.22</text:p>
          </table:table-cell>
          <table:table-cell table:formula="of:=VLOOKUP([.J63];[.$B$2:.$H$100];4;0)" office:value-type="float" office:value="49.0076133217752" calcext:value-type="float">
            <text:p>49.0076133217752</text:p>
          </table:table-cell>
          <table:table-cell table:formula="of:=VLOOKUP([.J63];[.$B$2:.$H$100];6;0)" office:value-type="float" office:value="55.7006519015353" calcext:value-type="float">
            <text:p>55.7006519015353</text:p>
          </table:table-cell>
          <table:table-cell table:formula="of:=VLOOKUP([.J63];[.$B$2:.$H$100];5;0)" office:value-type="float" office:value="52.4245115515597" calcext:value-type="float">
            <text:p>52.4245115515597</text:p>
          </table:table-cell>
          <table:table-cell table:formula="of:=AND([.M63] &gt;= [.N63]; [.M63] &lt;= [.O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krebsbach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C</text:p>
          </table:table-cell>
          <table:table-cell office:value-type="float" office:value="52.0819430127052" calcext:value-type="float">
            <text:p>52.0819430127052</text:p>
          </table:table-cell>
          <table:table-cell office:value-type="float" office:value="55.6544326751546" calcext:value-type="float">
            <text:p>55.6544326751546</text:p>
          </table:table-cell>
          <table:table-cell office:value-type="float" office:value="59.0526525844186" calcext:value-type="float">
            <text:p>59.0526525844186</text:p>
          </table:table-cell>
          <table:table-cell office:value-type="float" office:value="62.7994120000534" calcext:value-type="float">
            <text:p>62.7994120000534</text:p>
          </table:table-cell>
          <table:table-cell office:value-type="float" office:value="66.3719016625028" calcext:value-type="float">
            <text:p>66.3719016625028</text:p>
          </table:table-cell>
          <table:table-cell/>
          <table:table-cell office:value-type="float" office:value="114237" calcext:value-type="float">
            <text:p>114237</text:p>
          </table:table-cell>
          <table:table-cell office:value-type="string" calcext:value-type="string">
            <text:p>Christopher Stallworth</text:p>
          </table:table-cell>
          <table:table-cell office:value-type="float" office:value="877.4" calcext:value-type="float">
            <text:p>877.4</text:p>
          </table:table-cell>
          <table:table-cell office:value-type="float" office:value="55.54" calcext:value-type="float">
            <text:p>55.54</text:p>
          </table:table-cell>
          <table:table-cell table:formula="of:=VLOOKUP([.J64];[.$B$2:.$H$100];4;0)" office:value-type="float" office:value="47.7239005987133" calcext:value-type="float">
            <text:p>47.7239005987133</text:p>
          </table:table-cell>
          <table:table-cell table:formula="of:=VLOOKUP([.J64];[.$B$2:.$H$100];6;0)" office:value-type="float" office:value="54.1268812462126" calcext:value-type="float">
            <text:p>54.1268812462126</text:p>
          </table:table-cell>
          <table:table-cell table:formula="of:=VLOOKUP([.J64];[.$B$2:.$H$100];5;0)" office:value-type="float" office:value="51.2426752483627" calcext:value-type="float">
            <text:p>51.2426752483627</text:p>
          </table:table-cell>
          <table:table-cell table:formula="of:=AND([.M64] &gt;= [.N64]; [.M64] &lt;= [.O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nton Swift</text:p>
          </table:table-cell>
          <table:table-cell office:value-type="float" office:value="125922" calcext:value-type="float">
            <text:p>125922</text:p>
          </table:table-cell>
          <table:table-cell office:value-type="string" calcext:value-type="string">
            <text:p>B</text:p>
          </table:table-cell>
          <table:table-cell office:value-type="float" office:value="51.1592761873291" calcext:value-type="float">
            <text:p>51.1592761873291</text:p>
          </table:table-cell>
          <table:table-cell office:value-type="float" office:value="54.8066793729149" calcext:value-type="float">
            <text:p>54.8066793729149</text:p>
          </table:table-cell>
          <table:table-cell office:value-type="float" office:value="58.8725475054766" calcext:value-type="float">
            <text:p>58.8725475054766</text:p>
          </table:table-cell>
          <table:table-cell office:value-type="float" office:value="62.1014857440867" calcext:value-type="float">
            <text:p>62.1014857440867</text:p>
          </table:table-cell>
          <table:table-cell office:value-type="float" office:value="65.7488889296726" calcext:value-type="float">
            <text:p>65.7488889296726</text:p>
          </table:table-cell>
          <table:table-cell/>
          <table:table-cell office:value-type="float" office:value="107428" calcext:value-type="float">
            <text:p>107428</text:p>
          </table:table-cell>
          <table:table-cell office:value-type="string" calcext:value-type="string">
            <text:p>Bill Sharar</text:p>
          </table:table-cell>
          <table:table-cell office:value-type="float" office:value="876.92" calcext:value-type="float">
            <text:p>876.92</text:p>
          </table:table-cell>
          <table:table-cell office:value-type="float" office:value="55.51" calcext:value-type="float">
            <text:p>55.51</text:p>
          </table:table-cell>
          <table:table-cell table:formula="of:=VLOOKUP([.J65];[.$B$2:.$H$100];4;0)" office:value-type="float" office:value="49.4125198736383" calcext:value-type="float">
            <text:p>49.4125198736383</text:p>
          </table:table-cell>
          <table:table-cell table:formula="of:=VLOOKUP([.J65];[.$B$2:.$H$100];6;0)" office:value-type="float" office:value="57.1140715674515" calcext:value-type="float">
            <text:p>57.1140715674515</text:p>
          </table:table-cell>
          <table:table-cell table:formula="of:=VLOOKUP([.J65];[.$B$2:.$H$100];5;0)" office:value-type="float" office:value="53.7955844182446" calcext:value-type="float">
            <text:p>53.7955844182446</text:p>
          </table:table-cell>
          <table:table-cell table:formula="of:=AND([.M65] &gt;= [.N65]; [.M65] &lt;= [.O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 FANCHER</text:p>
          </table:table-cell>
          <table:table-cell office:value-type="float" office:value="93346" calcext:value-type="float">
            <text:p>93346</text:p>
          </table:table-cell>
          <table:table-cell office:value-type="string" calcext:value-type="string">
            <text:p>B</text:p>
          </table:table-cell>
          <table:table-cell office:value-type="float" office:value="51.059004754284" calcext:value-type="float">
            <text:p>51.059004754284</text:p>
          </table:table-cell>
          <table:table-cell office:value-type="float" office:value="54.9747888070218" calcext:value-type="float">
            <text:p>54.9747888070218</text:p>
          </table:table-cell>
          <table:table-cell office:value-type="float" office:value="59.3099426920043" calcext:value-type="float">
            <text:p>59.3099426920043</text:p>
          </table:table-cell>
          <table:table-cell office:value-type="float" office:value="62.8063569124974" calcext:value-type="float">
            <text:p>62.8063569124974</text:p>
          </table:table-cell>
          <table:table-cell office:value-type="float" office:value="66.7221409652351" calcext:value-type="float">
            <text:p>66.7221409652351</text:p>
          </table:table-cell>
          <table:table-cell/>
          <table:table-cell office:value-type="float" office:value="93346" calcext:value-type="float">
            <text:p>93346</text:p>
          </table:table-cell>
          <table:table-cell office:value-type="string" calcext:value-type="string">
            <text:p>Greg Fancher</text:p>
          </table:table-cell>
          <table:table-cell office:value-type="float" office:value="864.33" calcext:value-type="float">
            <text:p>864.33</text:p>
          </table:table-cell>
          <table:table-cell office:value-type="float" office:value="54.72" calcext:value-type="float">
            <text:p>54.72</text:p>
          </table:table-cell>
          <table:table-cell table:formula="of:=VLOOKUP([.J66];[.$B$2:.$H$100];4;0)" office:value-type="float" office:value="52.4799133498548" calcext:value-type="float">
            <text:p>52.4799133498548</text:p>
          </table:table-cell>
          <table:table-cell table:formula="of:=VLOOKUP([.J66];[.$B$2:.$H$100];6;0)" office:value-type="float" office:value="60.442397757387" calcext:value-type="float">
            <text:p>60.442397757387</text:p>
          </table:table-cell>
          <table:table-cell table:formula="of:=VLOOKUP([.J66];[.$B$2:.$H$100];5;0)" office:value-type="float" office:value="57.078495734774" calcext:value-type="float">
            <text:p>57.078495734774</text:p>
          </table:table-cell>
          <table:table-cell table:formula="of:=AND([.M66] &gt;= [.N66]; [.M66] &lt;= [.O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ifer Tang</text:p>
          </table:table-cell>
          <table:table-cell office:value-type="float" office:value="129294" calcext:value-type="float">
            <text:p>129294</text:p>
          </table:table-cell>
          <table:table-cell office:value-type="string" calcext:value-type="string">
            <text:p>B</text:p>
          </table:table-cell>
          <table:table-cell office:value-type="float" office:value="51.0090745838347" calcext:value-type="float">
            <text:p>51.0090745838347</text:p>
          </table:table-cell>
          <table:table-cell office:value-type="float" office:value="54.7699458639371" calcext:value-type="float">
            <text:p>54.7699458639371</text:p>
          </table:table-cell>
          <table:table-cell office:value-type="float" office:value="58.5259863260485" calcext:value-type="float">
            <text:p>58.5259863260485</text:p>
          </table:table-cell>
          <table:table-cell office:value-type="float" office:value="62.2916884241419" calcext:value-type="float">
            <text:p>62.2916884241419</text:p>
          </table:table-cell>
          <table:table-cell office:value-type="float" office:value="66.0525597042443" calcext:value-type="float">
            <text:p>66.0525597042443</text:p>
          </table:table-cell>
          <table:table-cell/>
          <table:table-cell office:value-type="float" office:value="102409" calcext:value-type="float">
            <text:p>102409</text:p>
          </table:table-cell>
          <table:table-cell office:value-type="string" calcext:value-type="string">
            <text:p>Brandon Bebout</text:p>
          </table:table-cell>
          <table:table-cell office:value-type="float" office:value="858.69" calcext:value-type="float">
            <text:p>858.69</text:p>
          </table:table-cell>
          <table:table-cell office:value-type="float" office:value="54.36" calcext:value-type="float">
            <text:p>54.36</text:p>
          </table:table-cell>
          <table:table-cell table:formula="of:=VLOOKUP([.J67];[.$B$2:.$H$100];4;0)" office:value-type="float" office:value="53.9373390281864" calcext:value-type="float">
            <text:p>53.9373390281864</text:p>
          </table:table-cell>
          <table:table-cell table:formula="of:=VLOOKUP([.J67];[.$B$2:.$H$100];6;0)" office:value-type="float" office:value="60.9477798051172" calcext:value-type="float">
            <text:p>60.9477798051172</text:p>
          </table:table-cell>
          <table:table-cell table:formula="of:=VLOOKUP([.J67];[.$B$2:.$H$100];5;0)" office:value-type="float" office:value="57.7044818205188" calcext:value-type="float">
            <text:p>57.7044818205188</text:p>
          </table:table-cell>
          <table:table-cell table:formula="of:=AND([.M67] &gt;= [.N67]; [.M67] &lt;= [.O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rett Grimes</text:p>
          </table:table-cell>
          <table:table-cell office:value-type="float" office:value="140749" calcext:value-type="float">
            <text:p>140749</text:p>
          </table:table-cell>
          <table:table-cell office:value-type="string" calcext:value-type="string">
            <text:p>C</text:p>
          </table:table-cell>
          <table:table-cell office:value-type="float" office:value="50.8993210701442" calcext:value-type="float">
            <text:p>50.8993210701442</text:p>
          </table:table-cell>
          <table:table-cell office:value-type="float" office:value="54.8959153687702" calcext:value-type="float">
            <text:p>54.8959153687702</text:p>
          </table:table-cell>
          <table:table-cell office:value-type="float" office:value="58.9123091827438" calcext:value-type="float">
            <text:p>58.9123091827438</text:p>
          </table:table-cell>
          <table:table-cell office:value-type="float" office:value="62.8891039660222" calcext:value-type="float">
            <text:p>62.8891039660222</text:p>
          </table:table-cell>
          <table:table-cell office:value-type="float" office:value="66.8856982646482" calcext:value-type="float">
            <text:p>66.8856982646482</text:p>
          </table:table-cell>
          <table:table-cell/>
          <table:table-cell office:value-type="float" office:value="140323" calcext:value-type="float">
            <text:p>140323</text:p>
          </table:table-cell>
          <table:table-cell office:value-type="string" calcext:value-type="string">
            <text:p>Chris Soupene</text:p>
          </table:table-cell>
          <table:table-cell office:value-type="float" office:value="848.42" calcext:value-type="float">
            <text:p>848.42</text:p>
          </table:table-cell>
          <table:table-cell office:value-type="float" office:value="53.71" calcext:value-type="float">
            <text:p>53.71</text:p>
          </table:table-cell>
          <table:table-cell table:formula="of:=VLOOKUP([.J68];[.$B$2:.$H$100];4;0)" office:value-type="float" office:value="46.1488389656184" calcext:value-type="float">
            <text:p>46.1488389656184</text:p>
          </table:table-cell>
          <table:table-cell table:formula="of:=VLOOKUP([.J68];[.$B$2:.$H$100];6;0)" office:value-type="float" office:value="53.6173718572574" calcext:value-type="float">
            <text:p>53.6173718572574</text:p>
          </table:table-cell>
          <table:table-cell table:formula="of:=VLOOKUP([.J68];[.$B$2:.$H$100];5;0)" office:value-type="float" office:value="50.2474269170601" calcext:value-type="float">
            <text:p>50.2474269170601</text:p>
          </table:table-cell>
          <table:table-cell table:formula="of:=AND([.M68] &gt;= [.N68]; [.M68] &lt;= [.O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 Ng</text:p>
          </table:table-cell>
          <table:table-cell office:value-type="float" office:value="105700" calcext:value-type="float">
            <text:p>105700</text:p>
          </table:table-cell>
          <table:table-cell office:value-type="string" calcext:value-type="string">
            <text:p>B</text:p>
          </table:table-cell>
          <table:table-cell office:value-type="float" office:value="50.432118639721" calcext:value-type="float">
            <text:p>50.432118639721</text:p>
          </table:table-cell>
          <table:table-cell office:value-type="float" office:value="53.9373390281864" calcext:value-type="float">
            <text:p>53.9373390281864</text:p>
          </table:table-cell>
          <table:table-cell office:value-type="float" office:value="57.7044818205188" calcext:value-type="float">
            <text:p>57.7044818205188</text:p>
          </table:table-cell>
          <table:table-cell office:value-type="float" office:value="60.9477798051172" calcext:value-type="float">
            <text:p>60.9477798051172</text:p>
          </table:table-cell>
          <table:table-cell office:value-type="float" office:value="64.4530001935825" calcext:value-type="float">
            <text:p>64.4530001935825</text:p>
          </table:table-cell>
          <table:table-cell/>
          <table:table-cell office:value-type="float" office:value="80578" calcext:value-type="float">
            <text:p>80578</text:p>
          </table:table-cell>
          <table:table-cell office:value-type="string" calcext:value-type="string">
            <text:p>Dennis Parham</text:p>
          </table:table-cell>
          <table:table-cell office:value-type="float" office:value="838.64" calcext:value-type="float">
            <text:p>838.64</text:p>
          </table:table-cell>
          <table:table-cell office:value-type="float" office:value="53.09" calcext:value-type="float">
            <text:p>53.09</text:p>
          </table:table-cell>
          <table:table-cell table:formula="of:=VLOOKUP([.J69];[.$B$2:.$H$100];4;0)" office:value-type="float" office:value="44.722769490704" calcext:value-type="float">
            <text:p>44.722769490704</text:p>
          </table:table-cell>
          <table:table-cell table:formula="of:=VLOOKUP([.J69];[.$B$2:.$H$100];6;0)" office:value-type="float" office:value="51.9774363847951" calcext:value-type="float">
            <text:p>51.9774363847951</text:p>
          </table:table-cell>
          <table:table-cell table:formula="of:=VLOOKUP([.J69];[.$B$2:.$H$100];5;0)" office:value-type="float" office:value="49.2143548416594" calcext:value-type="float">
            <text:p>49.2143548416594</text:p>
          </table:table-cell>
          <table:table-cell table:formula="of:=AND([.M69] &gt;= [.N69]; [.M69] &lt;= [.O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 Kennedy</text:p>
          </table:table-cell>
          <table:table-cell office:value-type="float" office:value="38247" calcext:value-type="float">
            <text:p>38247</text:p>
          </table:table-cell>
          <table:table-cell office:value-type="string" calcext:value-type="string">
            <text:p>B</text:p>
          </table:table-cell>
          <table:table-cell office:value-type="float" office:value="48.4986711460887" calcext:value-type="float">
            <text:p>48.4986711460887</text:p>
          </table:table-cell>
          <table:table-cell office:value-type="float" office:value="52.4799133498548" calcext:value-type="float">
            <text:p>52.4799133498548</text:p>
          </table:table-cell>
          <table:table-cell office:value-type="float" office:value="57.078495734774" calcext:value-type="float">
            <text:p>57.078495734774</text:p>
          </table:table-cell>
          <table:table-cell office:value-type="float" office:value="60.442397757387" calcext:value-type="float">
            <text:p>60.442397757387</text:p>
          </table:table-cell>
          <table:table-cell office:value-type="float" office:value="64.4236399611532" calcext:value-type="float">
            <text:p>64.4236399611532</text:p>
          </table:table-cell>
          <table:table-cell/>
          <table:table-cell office:value-type="float" office:value="138613" calcext:value-type="float">
            <text:p>138613</text:p>
          </table:table-cell>
          <table:table-cell office:value-type="string" calcext:value-type="string">
            <text:p>Alonzo Jackson</text:p>
          </table:table-cell>
          <table:table-cell office:value-type="float" office:value="828.63" calcext:value-type="float">
            <text:p>828.63</text:p>
          </table:table-cell>
          <table:table-cell office:value-type="float" office:value="52.46" calcext:value-type="float">
            <text:p>52.46</text:p>
          </table:table-cell>
          <table:table-cell table:formula="of:=VLOOKUP([.J70];[.$B$2:.$H$100];4;0)" office:value-type="float" office:value="44.6369125553488" calcext:value-type="float">
            <text:p>44.6369125553488</text:p>
          </table:table-cell>
          <table:table-cell table:formula="of:=VLOOKUP([.J70];[.$B$2:.$H$100];6;0)" office:value-type="float" office:value="50.7407078983792" calcext:value-type="float">
            <text:p>50.7407078983792</text:p>
          </table:table-cell>
          <table:table-cell table:formula="of:=VLOOKUP([.J70];[.$B$2:.$H$100];5;0)" office:value-type="float" office:value="47.8613596243496" calcext:value-type="float">
            <text:p>47.8613596243496</text:p>
          </table:table-cell>
          <table:table-cell table:formula="of:=AND([.M70] &gt;= [.N70]; [.M70] &lt;= [.O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Boone</text:p>
          </table:table-cell>
          <table:table-cell office:value-type="float" office:value="113740" calcext:value-type="float">
            <text:p>113740</text:p>
          </table:table-cell>
          <table:table-cell office:value-type="string" calcext:value-type="string">
            <text:p>B</text:p>
          </table:table-cell>
          <table:table-cell office:value-type="float" office:value="45.8549458600362" calcext:value-type="float">
            <text:p>45.8549458600362</text:p>
          </table:table-cell>
          <table:table-cell office:value-type="float" office:value="49.601077925764" calcext:value-type="float">
            <text:p>49.601077925764</text:p>
          </table:table-cell>
          <table:table-cell office:value-type="float" office:value="53.8235961699734" calcext:value-type="float">
            <text:p>53.8235961699734</text:p>
          </table:table-cell>
          <table:table-cell office:value-type="float" office:value="57.0933420572198" calcext:value-type="float">
            <text:p>57.0933420572198</text:p>
          </table:table-cell>
          <table:table-cell office:value-type="float" office:value="60.8394741229476" calcext:value-type="float">
            <text:p>60.8394741229476</text:p>
          </table:table-cell>
          <table:table-cell/>
          <table:table-cell office:value-type="float" office:value="116349" calcext:value-type="float">
            <text:p>116349</text:p>
          </table:table-cell>
          <table:table-cell office:value-type="string" calcext:value-type="string">
            <text:p>Owen McDonnell</text:p>
          </table:table-cell>
          <table:table-cell office:value-type="float" office:value="821.22" calcext:value-type="float">
            <text:p>821.22</text:p>
          </table:table-cell>
          <table:table-cell office:value-type="float" office:value="51.99" calcext:value-type="float">
            <text:p>51.99</text:p>
          </table:table-cell>
          <table:table-cell table:formula="of:=VLOOKUP([.J71];[.$B$2:.$H$100];4;0)" office:value-type="float" office:value="44.5754188778777" calcext:value-type="float">
            <text:p>44.5754188778777</text:p>
          </table:table-cell>
          <table:table-cell table:formula="of:=VLOOKUP([.J71];[.$B$2:.$H$100];6;0)" office:value-type="float" office:value="50.830262374399" calcext:value-type="float">
            <text:p>50.830262374399</text:p>
          </table:table-cell>
          <table:table-cell table:formula="of:=VLOOKUP([.J71];[.$B$2:.$H$100];5;0)" office:value-type="float" office:value="47.7163545885078" calcext:value-type="float">
            <text:p>47.7163545885078</text:p>
          </table:table-cell>
          <table:table-cell table:formula="of:=AND([.M71] &gt;= [.N71]; [.M71] &lt;= [.O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 Sharar</text:p>
          </table:table-cell>
          <table:table-cell office:value-type="float" office:value="107428" calcext:value-type="float">
            <text:p>107428</text:p>
          </table:table-cell>
          <table:table-cell office:value-type="string" calcext:value-type="string">
            <text:p>B</text:p>
          </table:table-cell>
          <table:table-cell office:value-type="float" office:value="45.6610940318951" calcext:value-type="float">
            <text:p>45.6610940318951</text:p>
          </table:table-cell>
          <table:table-cell office:value-type="float" office:value="49.0076133217752" calcext:value-type="float">
            <text:p>49.0076133217752</text:p>
          </table:table-cell>
          <table:table-cell office:value-type="float" office:value="52.4245115515597" calcext:value-type="float">
            <text:p>52.4245115515597</text:p>
          </table:table-cell>
          <table:table-cell office:value-type="float" office:value="55.7006519015353" calcext:value-type="float">
            <text:p>55.7006519015353</text:p>
          </table:table-cell>
          <table:table-cell office:value-type="float" office:value="59.0471711914154" calcext:value-type="float">
            <text:p>59.0471711914154</text:p>
          </table:table-cell>
          <table:table-cell/>
          <table:table-cell office:value-type="float" office:value="141454" calcext:value-type="float">
            <text:p>141454</text:p>
          </table:table-cell>
          <table:table-cell office:value-type="string" calcext:value-type="string">
            <text:p>Aaron Dodson</text:p>
          </table:table-cell>
          <table:table-cell office:value-type="float" office:value="805.05" calcext:value-type="float">
            <text:p>805.05</text:p>
          </table:table-cell>
          <table:table-cell office:value-type="float" office:value="50.96" calcext:value-type="float">
            <text:p>50.96</text:p>
          </table:table-cell>
          <table:table-cell table:formula="of:=VLOOKUP([.J72];[.$B$2:.$H$100];4;0)" office:value-type="float" office:value="43.5213569244999" calcext:value-type="float">
            <text:p>43.5213569244999</text:p>
          </table:table-cell>
          <table:table-cell table:formula="of:=VLOOKUP([.J72];[.$B$2:.$H$100];6;0)" office:value-type="float" office:value="50.064761954752" calcext:value-type="float">
            <text:p>50.064761954752</text:p>
          </table:table-cell>
          <table:table-cell table:formula="of:=VLOOKUP([.J72];[.$B$2:.$H$100];5;0)" office:value-type="float" office:value="47.3632310585736" calcext:value-type="float">
            <text:p>47.3632310585736</text:p>
          </table:table-cell>
          <table:table-cell table:formula="of:=AND([.M72] &gt;= [.N72]; [.M72] &lt;= [.O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 Easterling</text:p>
          </table:table-cell>
          <table:table-cell office:value-type="float" office:value="124772" calcext:value-type="float">
            <text:p>124772</text:p>
          </table:table-cell>
          <table:table-cell office:value-type="string" calcext:value-type="string">
            <text:p>B</text:p>
          </table:table-cell>
          <table:table-cell office:value-type="float" office:value="45.5617440267318" calcext:value-type="float">
            <text:p>45.5617440267318</text:p>
          </table:table-cell>
          <table:table-cell office:value-type="float" office:value="49.4125198736383" calcext:value-type="float">
            <text:p>49.4125198736383</text:p>
          </table:table-cell>
          <table:table-cell office:value-type="float" office:value="53.7955844182446" calcext:value-type="float">
            <text:p>53.7955844182446</text:p>
          </table:table-cell>
          <table:table-cell office:value-type="float" office:value="57.1140715674515" calcext:value-type="float">
            <text:p>57.1140715674515</text:p>
          </table:table-cell>
          <table:table-cell office:value-type="float" office:value="60.964847414358" calcext:value-type="float">
            <text:p>60.964847414358</text:p>
          </table:table-cell>
          <table:table-cell/>
          <table:table-cell office:value-type="float" office:value="124772" calcext:value-type="float">
            <text:p>124772</text:p>
          </table:table-cell>
          <table:table-cell office:value-type="string" calcext:value-type="string">
            <text:p>Ty Easterling</text:p>
          </table:table-cell>
          <table:table-cell office:value-type="float" office:value="803.32" calcext:value-type="float">
            <text:p>803.32</text:p>
          </table:table-cell>
          <table:table-cell office:value-type="float" office:value="50.86" calcext:value-type="float">
            <text:p>50.86</text:p>
          </table:table-cell>
          <table:table-cell table:formula="of:=VLOOKUP([.J73];[.$B$2:.$H$100];4;0)" office:value-type="float" office:value="46.1607326842095" calcext:value-type="float">
            <text:p>46.1607326842095</text:p>
          </table:table-cell>
          <table:table-cell table:formula="of:=VLOOKUP([.J73];[.$B$2:.$H$100];6;0)" office:value-type="float" office:value="53.1249711958967" calcext:value-type="float">
            <text:p>53.1249711958967</text:p>
          </table:table-cell>
          <table:table-cell table:formula="of:=VLOOKUP([.J73];[.$B$2:.$H$100];5;0)" office:value-type="float" office:value="50.3591492578309" calcext:value-type="float">
            <text:p>50.3591492578309</text:p>
          </table:table-cell>
          <table:table-cell table:formula="of:=AND([.M73] &gt;= [.N73]; [.M73] &lt;= [.O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k Devore</text:p>
          </table:table-cell>
          <table:table-cell office:value-type="float" office:value="103343" calcext:value-type="float">
            <text:p>103343</text:p>
          </table:table-cell>
          <table:table-cell office:value-type="string" calcext:value-type="string">
            <text:p>C</text:p>
          </table:table-cell>
          <table:table-cell office:value-type="float" office:value="45.3447257459431" calcext:value-type="float">
            <text:p>45.3447257459431</text:p>
          </table:table-cell>
          <table:table-cell office:value-type="float" office:value="48.8318548464273" calcext:value-type="float">
            <text:p>48.8318548464273</text:p>
          </table:table-cell>
          <table:table-cell office:value-type="float" office:value="52.7259958664637" calcext:value-type="float">
            <text:p>52.7259958664637</text:p>
          </table:table-cell>
          <table:table-cell office:value-type="float" office:value="55.8061130473955" calcext:value-type="float">
            <text:p>55.8061130473955</text:p>
          </table:table-cell>
          <table:table-cell office:value-type="float" office:value="59.2932421478796" calcext:value-type="float">
            <text:p>59.2932421478796</text:p>
          </table:table-cell>
          <table:table-cell/>
          <table:table-cell office:value-type="float" office:value="132723" calcext:value-type="float">
            <text:p>132723</text:p>
          </table:table-cell>
          <table:table-cell office:value-type="string" calcext:value-type="string">
            <text:p>Irasema Panameno</text:p>
          </table:table-cell>
          <table:table-cell office:value-type="float" office:value="802.16" calcext:value-type="float">
            <text:p>802.16</text:p>
          </table:table-cell>
          <table:table-cell office:value-type="float" office:value="50.78" calcext:value-type="float">
            <text:p>50.78</text:p>
          </table:table-cell>
          <table:table-cell table:formula="of:=VLOOKUP([.J74];[.$B$2:.$H$100];4;0)" office:value-type="float" office:value="43.6436588398767" calcext:value-type="float">
            <text:p>43.6436588398767</text:p>
          </table:table-cell>
          <table:table-cell table:formula="of:=VLOOKUP([.J74];[.$B$2:.$H$100];6;0)" office:value-type="float" office:value="50.368770349616" calcext:value-type="float">
            <text:p>50.368770349616</text:p>
          </table:table-cell>
          <table:table-cell table:formula="of:=VLOOKUP([.J74];[.$B$2:.$H$100];5;0)" office:value-type="float" office:value="47.930432348915" calcext:value-type="float">
            <text:p>47.930432348915</text:p>
          </table:table-cell>
          <table:table-cell table:formula="of:=AND([.M74] &gt;= [.N74]; [.M74] &lt;= [.O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 Hall</text:p>
          </table:table-cell>
          <table:table-cell office:value-type="float" office:value="118483" calcext:value-type="float">
            <text:p>118483</text:p>
          </table:table-cell>
          <table:table-cell office:value-type="string" calcext:value-type="string">
            <text:p>C</text:p>
          </table:table-cell>
          <table:table-cell office:value-type="float" office:value="44.6415364047313" calcext:value-type="float">
            <text:p>44.6415364047313</text:p>
          </table:table-cell>
          <table:table-cell office:value-type="float" office:value="47.8604120783502" calcext:value-type="float">
            <text:p>47.8604120783502</text:p>
          </table:table-cell>
          <table:table-cell office:value-type="float" office:value="51.0029766891656" calcext:value-type="float">
            <text:p>51.0029766891656</text:p>
          </table:table-cell>
          <table:table-cell office:value-type="float" office:value="54.298163425588" calcext:value-type="float">
            <text:p>54.298163425588</text:p>
          </table:table-cell>
          <table:table-cell office:value-type="float" office:value="57.5170390992069" calcext:value-type="float">
            <text:p>57.5170390992069</text:p>
          </table:table-cell>
          <table:table-cell/>
          <table:table-cell office:value-type="float" office:value="126120" calcext:value-type="float">
            <text:p>126120</text:p>
          </table:table-cell>
          <table:table-cell office:value-type="string" calcext:value-type="string">
            <text:p>Keith Holcomb</text:p>
          </table:table-cell>
          <table:table-cell office:value-type="float" office:value="782.99" calcext:value-type="float">
            <text:p>782.99</text:p>
          </table:table-cell>
          <table:table-cell office:value-type="float" office:value="49.57" calcext:value-type="float">
            <text:p>49.57</text:p>
          </table:table-cell>
          <table:table-cell table:formula="of:=VLOOKUP([.J75];[.$B$2:.$H$100];4;0)" office:value-type="float" office:value="48.8318548464273" calcext:value-type="float">
            <text:p>48.8318548464273</text:p>
          </table:table-cell>
          <table:table-cell table:formula="of:=VLOOKUP([.J75];[.$B$2:.$H$100];6;0)" office:value-type="float" office:value="55.8061130473955" calcext:value-type="float">
            <text:p>55.8061130473955</text:p>
          </table:table-cell>
          <table:table-cell table:formula="of:=VLOOKUP([.J75];[.$B$2:.$H$100];5;0)" office:value-type="float" office:value="52.7259958664637" calcext:value-type="float">
            <text:p>52.7259958664637</text:p>
          </table:table-cell>
          <table:table-cell table:formula="of:=AND([.M75] &gt;= [.N75]; [.M75] &lt;= [.O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Stallworth</text:p>
          </table:table-cell>
          <table:table-cell office:value-type="float" office:value="114237" calcext:value-type="float">
            <text:p>114237</text:p>
          </table:table-cell>
          <table:table-cell office:value-type="string" calcext:value-type="string">
            <text:p>C</text:p>
          </table:table-cell>
          <table:table-cell office:value-type="float" office:value="44.5224102749637" calcext:value-type="float">
            <text:p>44.5224102749637</text:p>
          </table:table-cell>
          <table:table-cell office:value-type="float" office:value="47.7239005987133" calcext:value-type="float">
            <text:p>47.7239005987133</text:p>
          </table:table-cell>
          <table:table-cell office:value-type="float" office:value="51.2426752483627" calcext:value-type="float">
            <text:p>51.2426752483627</text:p>
          </table:table-cell>
          <table:table-cell office:value-type="float" office:value="54.1268812462126" calcext:value-type="float">
            <text:p>54.1268812462126</text:p>
          </table:table-cell>
          <table:table-cell office:value-type="float" office:value="57.3283715699622" calcext:value-type="float">
            <text:p>57.3283715699622</text:p>
          </table:table-cell>
          <table:table-cell/>
          <table:table-cell office:value-type="float" office:value="90617" calcext:value-type="float">
            <text:p>90617</text:p>
          </table:table-cell>
          <table:table-cell office:value-type="string" calcext:value-type="string">
            <text:p>Bryan Zent</text:p>
          </table:table-cell>
          <table:table-cell office:value-type="float" office:value="748.46" calcext:value-type="float">
            <text:p>748.46</text:p>
          </table:table-cell>
          <table:table-cell office:value-type="float" office:value="47.38" calcext:value-type="float">
            <text:p>47.38</text:p>
          </table:table-cell>
          <table:table-cell table:formula="of:=VLOOKUP([.J76];[.$B$2:.$H$100];4;0)" office:value-type="float" office:value="43.0567611516295" calcext:value-type="float">
            <text:p>43.0567611516295</text:p>
          </table:table-cell>
          <table:table-cell table:formula="of:=VLOOKUP([.J76];[.$B$2:.$H$100];6;0)" office:value-type="float" office:value="49.0237160741507" calcext:value-type="float">
            <text:p>49.0237160741507</text:p>
          </table:table-cell>
          <table:table-cell table:formula="of:=VLOOKUP([.J76];[.$B$2:.$H$100];5;0)" office:value-type="float" office:value="46.0408427022389" calcext:value-type="float">
            <text:p>46.0408427022389</text:p>
          </table:table-cell>
          <table:table-cell table:formula="of:=AND([.M76] &gt;= [.N76]; [.M76] &lt;= [.O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ne Hammond</text:p>
          </table:table-cell>
          <table:table-cell office:value-type="float" office:value="109506" calcext:value-type="float">
            <text:p>109506</text:p>
          </table:table-cell>
          <table:table-cell office:value-type="string" calcext:value-type="string">
            <text:p>C</text:p>
          </table:table-cell>
          <table:table-cell office:value-type="float" office:value="44.2378079889919" calcext:value-type="float">
            <text:p>44.2378079889919</text:p>
          </table:table-cell>
          <table:table-cell office:value-type="float" office:value="47.8750120510914" calcext:value-type="float">
            <text:p>47.8750120510914</text:p>
          </table:table-cell>
          <table:table-cell office:value-type="float" office:value="51.868452084925" calcext:value-type="float">
            <text:p>51.868452084925</text:p>
          </table:table-cell>
          <table:table-cell office:value-type="float" office:value="55.1494201752904" calcext:value-type="float">
            <text:p>55.1494201752904</text:p>
          </table:table-cell>
          <table:table-cell office:value-type="float" office:value="58.7866242373899" calcext:value-type="float">
            <text:p>58.7866242373899</text:p>
          </table:table-cell>
          <table:table-cell/>
          <table:table-cell office:value-type="float" office:value="135623" calcext:value-type="float">
            <text:p>135623</text:p>
          </table:table-cell>
          <table:table-cell office:value-type="string" calcext:value-type="string">
            <text:p>Richard Inzunza</text:p>
          </table:table-cell>
          <table:table-cell office:value-type="float" office:value="724.55" calcext:value-type="float">
            <text:p>724.55</text:p>
          </table:table-cell>
          <table:table-cell office:value-type="float" office:value="45.87" calcext:value-type="float">
            <text:p>45.87</text:p>
          </table:table-cell>
          <table:table-cell table:formula="of:=VLOOKUP([.J77];[.$B$2:.$H$100];4;0)" office:value-type="float" office:value="41.5442597479018" calcext:value-type="float">
            <text:p>41.5442597479018</text:p>
          </table:table-cell>
          <table:table-cell table:formula="of:=VLOOKUP([.J77];[.$B$2:.$H$100];6;0)" office:value-type="float" office:value="47.7695629334941" calcext:value-type="float">
            <text:p>47.7695629334941</text:p>
          </table:table-cell>
          <table:table-cell table:formula="of:=VLOOKUP([.J77];[.$B$2:.$H$100];5;0)" office:value-type="float" office:value="45.4839782067125" calcext:value-type="float">
            <text:p>45.4839782067125</text:p>
          </table:table-cell>
          <table:table-cell table:formula="of:=AND([.M77] &gt;= [.N77]; [.M77] &lt;= [.O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Soupene</text:p>
          </table:table-cell>
          <table:table-cell office:value-type="float" office:value="140323" calcext:value-type="float">
            <text:p>140323</text:p>
          </table:table-cell>
          <table:table-cell office:value-type="string" calcext:value-type="string">
            <text:p>C</text:p>
          </table:table-cell>
          <table:table-cell office:value-type="float" office:value="42.6786134283659" calcext:value-type="float">
            <text:p>42.6786134283659</text:p>
          </table:table-cell>
          <table:table-cell office:value-type="float" office:value="46.1607326842095" calcext:value-type="float">
            <text:p>46.1607326842095</text:p>
          </table:table-cell>
          <table:table-cell office:value-type="float" office:value="50.3591492578309" calcext:value-type="float">
            <text:p>50.3591492578309</text:p>
          </table:table-cell>
          <table:table-cell office:value-type="float" office:value="53.1249711958967" calcext:value-type="float">
            <text:p>53.1249711958967</text:p>
          </table:table-cell>
          <table:table-cell office:value-type="float" office:value="56.6070904517403" calcext:value-type="float">
            <text:p>56.6070904517403</text:p>
          </table:table-cell>
          <table:table-cell/>
          <table:table-cell office:value-type="float" office:value="139099" calcext:value-type="float">
            <text:p>139099</text:p>
          </table:table-cell>
          <table:table-cell office:value-type="string" calcext:value-type="string">
            <text:p>Stephanie Marie</text:p>
          </table:table-cell>
          <table:table-cell office:value-type="float" office:value="683.52" calcext:value-type="float">
            <text:p>683.52</text:p>
          </table:table-cell>
          <table:table-cell office:value-type="float" office:value="43.27" calcext:value-type="float">
            <text:p>43.27</text:p>
          </table:table-cell>
          <table:table-cell table:formula="of:=VLOOKUP([.J78];[.$B$2:.$H$100];4;0)" office:value-type="float" office:value="40.5843928880034" calcext:value-type="float">
            <text:p>40.5843928880034</text:p>
          </table:table-cell>
          <table:table-cell table:formula="of:=VLOOKUP([.J78];[.$B$2:.$H$100];6;0)" office:value-type="float" office:value="46.5962914726854" calcext:value-type="float">
            <text:p>46.5962914726854</text:p>
          </table:table-cell>
          <table:table-cell table:formula="of:=VLOOKUP([.J78];[.$B$2:.$H$100];5;0)" office:value-type="float" office:value="44.4486625010525" calcext:value-type="float">
            <text:p>44.4486625010525</text:p>
          </table:table-cell>
          <table:table-cell table:formula="of:=AND([.M78] &gt;= [.N78]; [.M78] &lt;= [.O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 GODBOLD</text:p>
          </table:table-cell>
          <table:table-cell office:value-type="float" office:value="114200" calcext:value-type="float">
            <text:p>114200</text:p>
          </table:table-cell>
          <table:table-cell office:value-type="string" calcext:value-type="string">
            <text:p>C</text:p>
          </table:table-cell>
          <table:table-cell office:value-type="float" office:value="42.5992902457458" calcext:value-type="float">
            <text:p>42.5992902457458</text:p>
          </table:table-cell>
          <table:table-cell office:value-type="float" office:value="46.2716318808199" calcext:value-type="float">
            <text:p>46.2716318808199</text:p>
          </table:table-cell>
          <table:table-cell office:value-type="float" office:value="50.6129738789982" calcext:value-type="float">
            <text:p>50.6129738789982</text:p>
          </table:table-cell>
          <table:table-cell office:value-type="float" office:value="53.6163151509682" calcext:value-type="float">
            <text:p>53.6163151509682</text:p>
          </table:table-cell>
          <table:table-cell office:value-type="float" office:value="57.2886567860423" calcext:value-type="float">
            <text:p>57.2886567860423</text:p>
          </table:table-cell>
          <table:table-cell/>
          <table:table-cell office:value-type="float" office:value="139929" calcext:value-type="float">
            <text:p>139929</text:p>
          </table:table-cell>
          <table:table-cell office:value-type="string" calcext:value-type="string">
            <text:p>Allen Reed</text:p>
          </table:table-cell>
          <table:table-cell office:value-type="float" office:value="651.29" calcext:value-type="float">
            <text:p>651.29</text:p>
          </table:table-cell>
          <table:table-cell office:value-type="float" office:value="41.23" calcext:value-type="float">
            <text:p>41.23</text:p>
          </table:table-cell>
          <table:table-cell table:formula="of:=VLOOKUP([.J79];[.$B$2:.$H$100];4;0)" office:value-type="float" office:value="40.5719979994091" calcext:value-type="float">
            <text:p>40.5719979994091</text:p>
          </table:table-cell>
          <table:table-cell table:formula="of:=VLOOKUP([.J79];[.$B$2:.$H$100];6;0)" office:value-type="float" office:value="46.6901198251559" calcext:value-type="float">
            <text:p>46.6901198251559</text:p>
          </table:table-cell>
          <table:table-cell table:formula="of:=VLOOKUP([.J79];[.$B$2:.$H$100];5;0)" office:value-type="float" office:value="44.4026816795291" calcext:value-type="float">
            <text:p>44.4026816795291</text:p>
          </table:table-cell>
          <table:table-cell table:formula="of:=AND([.M79] &gt;= [.N79]; [.M79] &lt;= [.O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zo Jackson</text:p>
          </table:table-cell>
          <table:table-cell office:value-type="float" office:value="138613" calcext:value-type="float">
            <text:p>138613</text:p>
          </table:table-cell>
          <table:table-cell office:value-type="string" calcext:value-type="string">
            <text:p>D</text:p>
          </table:table-cell>
          <table:table-cell office:value-type="float" office:value="42.4145725197989" calcext:value-type="float">
            <text:p>42.4145725197989</text:p>
          </table:table-cell>
          <table:table-cell office:value-type="float" office:value="46.1488389656184" calcext:value-type="float">
            <text:p>46.1488389656184</text:p>
          </table:table-cell>
          <table:table-cell office:value-type="float" office:value="50.2474269170601" calcext:value-type="float">
            <text:p>50.2474269170601</text:p>
          </table:table-cell>
          <table:table-cell office:value-type="float" office:value="53.6173718572574" calcext:value-type="float">
            <text:p>53.6173718572574</text:p>
          </table:table-cell>
          <table:table-cell office:value-type="float" office:value="57.351638303077" calcext:value-type="float">
            <text:p>57.351638303077</text:p>
          </table:table-cell>
          <table:table-cell/>
          <table:table-cell office:value-type="float" office:value="107856" calcext:value-type="float">
            <text:p>107856</text:p>
          </table:table-cell>
          <table:table-cell office:value-type="string" calcext:value-type="string">
            <text:p>Jesse Boehler</text:p>
          </table:table-cell>
          <table:table-cell office:value-type="float" office:value="628.82" calcext:value-type="float">
            <text:p>628.82</text:p>
          </table:table-cell>
          <table:table-cell office:value-type="float" office:value="39.81" calcext:value-type="float">
            <text:p>39.81</text:p>
          </table:table-cell>
          <table:table-cell table:formula="of:=VLOOKUP([.J80];[.$B$2:.$H$100];4;0)" office:value-type="float" office:value="39.8432223746572" calcext:value-type="float">
            <text:p>39.8432223746572</text:p>
          </table:table-cell>
          <table:table-cell table:formula="of:=VLOOKUP([.J80];[.$B$2:.$H$100];6;0)" office:value-type="float" office:value="45.2798236547273" calcext:value-type="float">
            <text:p>45.2798236547273</text:p>
          </table:table-cell>
          <table:table-cell table:formula="of:=VLOOKUP([.J80];[.$B$2:.$H$100];5;0)" office:value-type="float" office:value="43.1748053107306" calcext:value-type="float">
            <text:p>43.1748053107306</text:p>
          </table:table-cell>
          <table:table-cell table:formula="of:=AND([.M80] &gt;= [.N80]; [.M80] &lt;= [.O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sema Panameno</text:p>
          </table:table-cell>
          <table:table-cell office:value-type="float" office:value="132723" calcext:value-type="float">
            <text:p>132723</text:p>
          </table:table-cell>
          <table:table-cell office:value-type="string" calcext:value-type="string">
            <text:p>C</text:p>
          </table:table-cell>
          <table:table-cell office:value-type="float" office:value="41.5850148838335" calcext:value-type="float">
            <text:p>41.5850148838335</text:p>
          </table:table-cell>
          <table:table-cell office:value-type="float" office:value="44.6369125553488" calcext:value-type="float">
            <text:p>44.6369125553488</text:p>
          </table:table-cell>
          <table:table-cell office:value-type="float" office:value="47.8613596243496" calcext:value-type="float">
            <text:p>47.8613596243496</text:p>
          </table:table-cell>
          <table:table-cell office:value-type="float" office:value="50.7407078983792" calcext:value-type="float">
            <text:p>50.7407078983792</text:p>
          </table:table-cell>
          <table:table-cell office:value-type="float" office:value="53.7926055698945" calcext:value-type="float">
            <text:p>53.7926055698945</text:p>
          </table:table-cell>
          <table:table-cell/>
          <table:table-cell office:value-type="float" office:value="90065" calcext:value-type="float">
            <text:p>90065</text:p>
          </table:table-cell>
          <table:table-cell office:value-type="string" calcext:value-type="string">
            <text:p>Michelle Waldran</text:p>
          </table:table-cell>
          <table:table-cell office:value-type="float" office:value="613.33" calcext:value-type="float">
            <text:p>613.33</text:p>
          </table:table-cell>
          <table:table-cell office:value-type="float" office:value="38.83" calcext:value-type="float">
            <text:p>38.83</text:p>
          </table:table-cell>
          <table:table-cell table:formula="of:=VLOOKUP([.J81];[.$B$2:.$H$100];4;0)" office:value-type="float" office:value="33.7681024628644" calcext:value-type="float">
            <text:p>33.7681024628644</text:p>
          </table:table-cell>
          <table:table-cell table:formula="of:=VLOOKUP([.J81];[.$B$2:.$H$100];6;0)" office:value-type="float" office:value="41.444995819436" calcext:value-type="float">
            <text:p>41.444995819436</text:p>
          </table:table-cell>
          <table:table-cell table:formula="of:=VLOOKUP([.J81];[.$B$2:.$H$100];5;0)" office:value-type="float" office:value="39.3338501463788" calcext:value-type="float">
            <text:p>39.3338501463788</text:p>
          </table:table-cell>
          <table:table-cell table:formula="of:=AND([.M81] &gt;= [.N81]; [.M81] &lt;= [.O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en McDonnell</text:p>
          </table:table-cell>
          <table:table-cell office:value-type="float" office:value="116349" calcext:value-type="float">
            <text:p>116349</text:p>
          </table:table-cell>
          <table:table-cell office:value-type="string" calcext:value-type="string">
            <text:p>B</text:p>
          </table:table-cell>
          <table:table-cell office:value-type="float" office:value="41.5848714168982" calcext:value-type="float">
            <text:p>41.5848714168982</text:p>
          </table:table-cell>
          <table:table-cell office:value-type="float" office:value="44.8597685434364" calcext:value-type="float">
            <text:p>44.8597685434364</text:p>
          </table:table-cell>
          <table:table-cell office:value-type="float" office:value="47.9512810578733" calcext:value-type="float">
            <text:p>47.9512810578733</text:p>
          </table:table-cell>
          <table:table-cell office:value-type="float" office:value="51.4095627965127" calcext:value-type="float">
            <text:p>51.4095627965127</text:p>
          </table:table-cell>
          <table:table-cell office:value-type="float" office:value="54.6844599230509" calcext:value-type="float">
            <text:p>54.6844599230509</text:p>
          </table:table-cell>
          <table:table-cell/>
          <table:table-cell office:value-type="float" office:value="107857" calcext:value-type="float">
            <text:p>107857</text:p>
          </table:table-cell>
          <table:table-cell office:value-type="string" calcext:value-type="string">
            <text:p>Madison Boehler</text:p>
          </table:table-cell>
          <table:table-cell office:value-type="float" office:value="558.72" calcext:value-type="float">
            <text:p>558.72</text:p>
          </table:table-cell>
          <table:table-cell office:value-type="float" office:value="35.37" calcext:value-type="float">
            <text:p>35.37</text:p>
          </table:table-cell>
          <table:table-cell table:formula="of:=VLOOKUP([.J82];[.$B$2:.$H$100];4;0)" office:value-type="float" office:value="38.3722623420751" calcext:value-type="float">
            <text:p>38.3722623420751</text:p>
          </table:table-cell>
          <table:table-cell table:formula="of:=VLOOKUP([.J82];[.$B$2:.$H$100];6;0)" office:value-type="float" office:value="46.6124833809797" calcext:value-type="float">
            <text:p>46.6124833809797</text:p>
          </table:table-cell>
          <table:table-cell table:formula="of:=VLOOKUP([.J82];[.$B$2:.$H$100];5;0)" office:value-type="float" office:value="44.0621596337449" calcext:value-type="float">
            <text:p>44.0621596337449</text:p>
          </table:table-cell>
          <table:table-cell table:formula="of:=AND([.M82] &gt;= [.N82]; [.M82] &lt;= [.O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an Zent</text:p>
          </table:table-cell>
          <table:table-cell office:value-type="float" office:value="90617" calcext:value-type="float">
            <text:p>90617</text:p>
          </table:table-cell>
          <table:table-cell office:value-type="string" calcext:value-type="string">
            <text:p>C</text:p>
          </table:table-cell>
          <table:table-cell office:value-type="float" office:value="41.4479971296171" calcext:value-type="float">
            <text:p>41.4479971296171</text:p>
          </table:table-cell>
          <table:table-cell office:value-type="float" office:value="44.5754188778777" calcext:value-type="float">
            <text:p>44.5754188778777</text:p>
          </table:table-cell>
          <table:table-cell office:value-type="float" office:value="47.7163545885078" calcext:value-type="float">
            <text:p>47.7163545885078</text:p>
          </table:table-cell>
          <table:table-cell office:value-type="float" office:value="50.830262374399" calcext:value-type="float">
            <text:p>50.830262374399</text:p>
          </table:table-cell>
          <table:table-cell office:value-type="float" office:value="53.9576841226597" calcext:value-type="float">
            <text:p>53.9576841226597</text:p>
          </table:table-cell>
          <table:table-cell/>
          <table:table-cell office:value-type="float" office:value="4905" calcext:value-type="float">
            <text:p>4905</text:p>
          </table:table-cell>
          <table:table-cell office:value-type="string" calcext:value-type="string">
            <text:p>Dennis Kim</text:p>
          </table:table-cell>
          <table:table-cell office:value-type="float" office:value="521.72" calcext:value-type="float">
            <text:p>521.72</text:p>
          </table:table-cell>
          <table:table-cell office:value-type="float" office:value="33.03" calcext:value-type="float">
            <text:p>33.03</text:p>
          </table:table-cell>
          <table:table-cell table:formula="of:=VLOOKUP([.J83];[.$B$2:.$H$100];4;0)" office:value-type="float" office:value="67.3448666420536" calcext:value-type="float">
            <text:p>67.3448666420536</text:p>
          </table:table-cell>
          <table:table-cell table:formula="of:=VLOOKUP([.J83];[.$B$2:.$H$100];6;0)" office:value-type="float" office:value="75.4886679358063" calcext:value-type="float">
            <text:p>75.4886679358063</text:p>
          </table:table-cell>
          <table:table-cell table:formula="of:=VLOOKUP([.J83];[.$B$2:.$H$100];5;0)" office:value-type="float" office:value="70.8249869552053" calcext:value-type="float">
            <text:p>70.8249869552053</text:p>
          </table:table-cell>
          <table:table-cell table:formula="of:=AND([.M83] &gt;= [.N83]; [.M83] &lt;= [.O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 Dodson</text:p>
          </table:table-cell>
          <table:table-cell office:value-type="float" office:value="141454" calcext:value-type="float">
            <text:p>141454</text:p>
          </table:table-cell>
          <table:table-cell office:value-type="string" calcext:value-type="string">
            <text:p>U</text:p>
          </table:table-cell>
          <table:table-cell office:value-type="float" office:value="41.0954360436584" calcext:value-type="float">
            <text:p>41.0954360436584</text:p>
          </table:table-cell>
          <table:table-cell office:value-type="float" office:value="44.722769490704" calcext:value-type="float">
            <text:p>44.722769490704</text:p>
          </table:table-cell>
          <table:table-cell office:value-type="float" office:value="49.2143548416594" calcext:value-type="float">
            <text:p>49.2143548416594</text:p>
          </table:table-cell>
          <table:table-cell office:value-type="float" office:value="51.9774363847951" calcext:value-type="float">
            <text:p>51.9774363847951</text:p>
          </table:table-cell>
          <table:table-cell office:value-type="float" office:value="55.6047698318407" calcext:value-type="float">
            <text:p>55.6047698318407</text:p>
          </table:table-cell>
          <table:table-cell/>
          <table:table-cell office:value-type="float" office:value="114200" calcext:value-type="float">
            <text:p>114200</text:p>
          </table:table-cell>
          <table:table-cell office:value-type="string" calcext:value-type="string">
            <text:p>Bill Godbold</text:p>
          </table:table-cell>
          <table:table-cell office:value-type="float" office:value="508.03" calcext:value-type="float">
            <text:p>508.03</text:p>
          </table:table-cell>
          <table:table-cell office:value-type="float" office:value="32.16" calcext:value-type="float">
            <text:p>32.16</text:p>
          </table:table-cell>
          <table:table-cell table:formula="of:=VLOOKUP([.J84];[.$B$2:.$H$100];4;0)" office:value-type="float" office:value="46.2716318808199" calcext:value-type="float">
            <text:p>46.2716318808199</text:p>
          </table:table-cell>
          <table:table-cell table:formula="of:=VLOOKUP([.J84];[.$B$2:.$H$100];6;0)" office:value-type="float" office:value="53.6163151509682" calcext:value-type="float">
            <text:p>53.6163151509682</text:p>
          </table:table-cell>
          <table:table-cell table:formula="of:=VLOOKUP([.J84];[.$B$2:.$H$100];5;0)" office:value-type="float" office:value="50.6129738789982" calcext:value-type="float">
            <text:p>50.6129738789982</text:p>
          </table:table-cell>
          <table:table-cell table:formula="of:=AND([.M84] &gt;= [.N84]; [.M84] &lt;= [.O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cy Mcdonald</text:p>
          </table:table-cell>
          <table:table-cell office:value-type="float" office:value="119892" calcext:value-type="float">
            <text:p>119892</text:p>
          </table:table-cell>
          <table:table-cell office:value-type="string" calcext:value-type="string">
            <text:p>C</text:p>
          </table:table-cell>
          <table:table-cell office:value-type="float" office:value="40.2811030850071" calcext:value-type="float">
            <text:p>40.2811030850071</text:p>
          </table:table-cell>
          <table:table-cell office:value-type="float" office:value="43.6436588398767" calcext:value-type="float">
            <text:p>43.6436588398767</text:p>
          </table:table-cell>
          <table:table-cell office:value-type="float" office:value="47.930432348915" calcext:value-type="float">
            <text:p>47.930432348915</text:p>
          </table:table-cell>
          <table:table-cell office:value-type="float" office:value="50.368770349616" calcext:value-type="float">
            <text:p>50.368770349616</text:p>
          </table:table-cell>
          <table:table-cell office:value-type="float" office:value="53.7313261044856" calcext:value-type="float">
            <text:p>53.7313261044856</text:p>
          </table:table-cell>
          <table:table-cell/>
          <table:table-cell office:value-type="float" office:value="109506" calcext:value-type="float">
            <text:p>109506</text:p>
          </table:table-cell>
          <table:table-cell office:value-type="string" calcext:value-type="string">
            <text:p>Shane Hammond</text:p>
          </table:table-cell>
          <table:table-cell office:value-type="float" office:value="136.17" calcext:value-type="float">
            <text:p>136.17</text:p>
          </table:table-cell>
          <table:table-cell office:value-type="float" office:value="8.62" calcext:value-type="float">
            <text:p>8.62</text:p>
          </table:table-cell>
          <table:table-cell table:formula="of:=VLOOKUP([.J85];[.$B$2:.$H$100];4;0)" office:value-type="float" office:value="47.8750120510914" calcext:value-type="float">
            <text:p>47.8750120510914</text:p>
          </table:table-cell>
          <table:table-cell table:formula="of:=VLOOKUP([.J85];[.$B$2:.$H$100];6;0)" office:value-type="float" office:value="55.1494201752904" calcext:value-type="float">
            <text:p>55.1494201752904</text:p>
          </table:table-cell>
          <table:table-cell table:formula="of:=VLOOKUP([.J85];[.$B$2:.$H$100];5;0)" office:value-type="float" office:value="51.868452084925" calcext:value-type="float">
            <text:p>51.868452084925</text:p>
          </table:table-cell>
          <table:table-cell table:formula="of:=AND([.M85] &gt;= [.N85]; [.M85] &lt;= [.O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Inzunza</text:p>
          </table:table-cell>
          <table:table-cell office:value-type="float" office:value="135623" calcext:value-type="float">
            <text:p>135623</text:p>
          </table:table-cell>
          <table:table-cell office:value-type="string" calcext:value-type="string">
            <text:p>D</text:p>
          </table:table-cell>
          <table:table-cell office:value-type="float" office:value="40.2496544093739" calcext:value-type="float">
            <text:p>40.2496544093739</text:p>
          </table:table-cell>
          <table:table-cell office:value-type="float" office:value="43.5213569244999" calcext:value-type="float">
            <text:p>43.5213569244999</text:p>
          </table:table-cell>
          <table:table-cell office:value-type="float" office:value="47.3632310585736" calcext:value-type="float">
            <text:p>47.3632310585736</text:p>
          </table:table-cell>
          <table:table-cell office:value-type="float" office:value="50.064761954752" calcext:value-type="float">
            <text:p>50.064761954752</text:p>
          </table:table-cell>
          <table:table-cell office:value-type="float" office:value="53.336464469878" calcext:value-type="float">
            <text:p>53.3364644698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nnis Parham</text:p>
          </table:table-cell>
          <table:table-cell office:value-type="float" office:value="80578" calcext:value-type="float">
            <text:p>80578</text:p>
          </table:table-cell>
          <table:table-cell office:value-type="string" calcext:value-type="string">
            <text:p>C</text:p>
          </table:table-cell>
          <table:table-cell office:value-type="float" office:value="40.0732836903689" calcext:value-type="float">
            <text:p>40.0732836903689</text:p>
          </table:table-cell>
          <table:table-cell office:value-type="float" office:value="43.0567611516295" calcext:value-type="float">
            <text:p>43.0567611516295</text:p>
          </table:table-cell>
          <table:table-cell office:value-type="float" office:value="46.0408427022389" calcext:value-type="float">
            <text:p>46.0408427022389</text:p>
          </table:table-cell>
          <table:table-cell office:value-type="float" office:value="49.0237160741507" calcext:value-type="float">
            <text:p>49.0237160741507</text:p>
          </table:table-cell>
          <table:table-cell office:value-type="float" office:value="52.0071935354113" calcext:value-type="float">
            <text:p>52.007193535411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dison Boehler</text:p>
          </table:table-cell>
          <table:table-cell office:value-type="float" office:value="107857" calcext:value-type="float">
            <text:p>107857</text:p>
          </table:table-cell>
          <table:table-cell office:value-type="string" calcext:value-type="string">
            <text:p>C</text:p>
          </table:table-cell>
          <table:table-cell office:value-type="float" office:value="38.4316081551057" calcext:value-type="float">
            <text:p>38.4316081551057</text:p>
          </table:table-cell>
          <table:table-cell office:value-type="float" office:value="41.5442597479018" calcext:value-type="float">
            <text:p>41.5442597479018</text:p>
          </table:table-cell>
          <table:table-cell office:value-type="float" office:value="45.4839782067125" calcext:value-type="float">
            <text:p>45.4839782067125</text:p>
          </table:table-cell>
          <table:table-cell office:value-type="float" office:value="47.7695629334941" calcext:value-type="float">
            <text:p>47.7695629334941</text:p>
          </table:table-cell>
          <table:table-cell office:value-type="float" office:value="50.8822145262902" calcext:value-type="float">
            <text:p>50.882214526290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len Reed</text:p>
          </table:table-cell>
          <table:table-cell office:value-type="float" office:value="139929" calcext:value-type="float">
            <text:p>139929</text:p>
          </table:table-cell>
          <table:table-cell office:value-type="string" calcext:value-type="string">
            <text:p>U</text:p>
          </table:table-cell>
          <table:table-cell office:value-type="float" office:value="37.5784435956624" calcext:value-type="float">
            <text:p>37.5784435956624</text:p>
          </table:table-cell>
          <table:table-cell office:value-type="float" office:value="40.5843928880034" calcext:value-type="float">
            <text:p>40.5843928880034</text:p>
          </table:table-cell>
          <table:table-cell office:value-type="float" office:value="44.4486625010525" calcext:value-type="float">
            <text:p>44.4486625010525</text:p>
          </table:table-cell>
          <table:table-cell office:value-type="float" office:value="46.5962914726854" calcext:value-type="float">
            <text:p>46.5962914726854</text:p>
          </table:table-cell>
          <table:table-cell office:value-type="float" office:value="49.6022407650264" calcext:value-type="float">
            <text:p>49.602240765026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tephanie Marie</text:p>
          </table:table-cell>
          <table:table-cell office:value-type="float" office:value="139099" calcext:value-type="float">
            <text:p>139099</text:p>
          </table:table-cell>
          <table:table-cell office:value-type="string" calcext:value-type="string">
            <text:p>D</text:p>
          </table:table-cell>
          <table:table-cell office:value-type="float" office:value="37.5129370865357" calcext:value-type="float">
            <text:p>37.5129370865357</text:p>
          </table:table-cell>
          <table:table-cell office:value-type="float" office:value="40.5719979994091" calcext:value-type="float">
            <text:p>40.5719979994091</text:p>
          </table:table-cell>
          <table:table-cell office:value-type="float" office:value="44.4026816795291" calcext:value-type="float">
            <text:p>44.4026816795291</text:p>
          </table:table-cell>
          <table:table-cell office:value-type="float" office:value="46.6901198251559" calcext:value-type="float">
            <text:p>46.6901198251559</text:p>
          </table:table-cell>
          <table:table-cell office:value-type="float" office:value="49.7491807380293" calcext:value-type="float">
            <text:p>49.7491807380293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esse Boehler</text:p>
          </table:table-cell>
          <table:table-cell office:value-type="float" office:value="107856" calcext:value-type="float">
            <text:p>107856</text:p>
          </table:table-cell>
          <table:table-cell office:value-type="string" calcext:value-type="string">
            <text:p>C</text:p>
          </table:table-cell>
          <table:table-cell office:value-type="float" office:value="37.1249217346222" calcext:value-type="float">
            <text:p>37.1249217346222</text:p>
          </table:table-cell>
          <table:table-cell office:value-type="float" office:value="39.8432223746572" calcext:value-type="float">
            <text:p>39.8432223746572</text:p>
          </table:table-cell>
          <table:table-cell office:value-type="float" office:value="43.1748053107306" calcext:value-type="float">
            <text:p>43.1748053107306</text:p>
          </table:table-cell>
          <table:table-cell office:value-type="float" office:value="45.2798236547273" calcext:value-type="float">
            <text:p>45.2798236547273</text:p>
          </table:table-cell>
          <table:table-cell office:value-type="float" office:value="47.9981242947624" calcext:value-type="float">
            <text:p>47.9981242947624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ig GIACONA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C</text:p>
          </table:table-cell>
          <table:table-cell office:value-type="float" office:value="34.2521518226228" calcext:value-type="float">
            <text:p>34.2521518226228</text:p>
          </table:table-cell>
          <table:table-cell office:value-type="float" office:value="38.3722623420751" calcext:value-type="float">
            <text:p>38.3722623420751</text:p>
          </table:table-cell>
          <table:table-cell office:value-type="float" office:value="44.0621596337449" calcext:value-type="float">
            <text:p>44.0621596337449</text:p>
          </table:table-cell>
          <table:table-cell office:value-type="float" office:value="46.6124833809797" calcext:value-type="float">
            <text:p>46.6124833809797</text:p>
          </table:table-cell>
          <table:table-cell office:value-type="float" office:value="50.732593900432" calcext:value-type="float">
            <text:p>50.732593900432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an Heter</text:p>
          </table:table-cell>
          <table:table-cell office:value-type="float" office:value="87198" calcext:value-type="float">
            <text:p>87198</text:p>
          </table:table-cell>
          <table:table-cell office:value-type="string" calcext:value-type="string">
            <text:p>D</text:p>
          </table:table-cell>
          <table:table-cell office:value-type="float" office:value="32.1933680986372" calcext:value-type="float">
            <text:p>32.1933680986372</text:p>
          </table:table-cell>
          <table:table-cell office:value-type="float" office:value="34.6083871610911" calcext:value-type="float">
            <text:p>34.6083871610911</text:p>
          </table:table-cell>
          <table:table-cell office:value-type="float" office:value="38.0753520237611" calcext:value-type="float">
            <text:p>38.0753520237611</text:p>
          </table:table-cell>
          <table:table-cell office:value-type="float" office:value="39.4384252859989" calcext:value-type="float">
            <text:p>39.4384252859989</text:p>
          </table:table-cell>
          <table:table-cell office:value-type="float" office:value="41.8534443484529" calcext:value-type="float">
            <text:p>41.8534443484529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etta Jones</text:p>
          </table:table-cell>
          <table:table-cell office:value-type="float" office:value="139120" calcext:value-type="float">
            <text:p>139120</text:p>
          </table:table-cell>
          <table:table-cell office:value-type="string" calcext:value-type="string">
            <text:p>U</text:p>
          </table:table-cell>
          <table:table-cell office:value-type="float" office:value="29.9296557845787" calcext:value-type="float">
            <text:p>29.9296557845787</text:p>
          </table:table-cell>
          <table:table-cell office:value-type="float" office:value="33.7681024628644" calcext:value-type="float">
            <text:p>33.7681024628644</text:p>
          </table:table-cell>
          <table:table-cell office:value-type="float" office:value="39.3338501463788" calcext:value-type="float">
            <text:p>39.3338501463788</text:p>
          </table:table-cell>
          <table:table-cell office:value-type="float" office:value="41.444995819436" calcext:value-type="float">
            <text:p>41.444995819436</text:p>
          </table:table-cell>
          <table:table-cell office:value-type="float" office:value="45.2834424977217" calcext:value-type="float">
            <text:p>45.2834424977217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elle Waldran</text:p>
          </table:table-cell>
          <table:table-cell office:value-type="float" office:value="90065" calcext:value-type="float">
            <text:p>90065</text:p>
          </table:table-cell>
          <table:table-cell office:value-type="string" calcext:value-type="string">
            <text:p>U</text:p>
          </table:table-cell>
          <table:table-cell office:value-type="float" office:value="28.7403900511965" calcext:value-type="float">
            <text:p>28.7403900511965</text:p>
          </table:table-cell>
          <table:table-cell office:value-type="float" office:value="39.0099356728274" calcext:value-type="float">
            <text:p>39.0099356728274</text:p>
          </table:table-cell>
          <table:table-cell office:value-type="float" office:value="51.4935340068113" calcext:value-type="float">
            <text:p>51.4935340068113</text:p>
          </table:table-cell>
          <table:table-cell office:value-type="float" office:value="59.5490269160892" calcext:value-type="float">
            <text:p>59.5490269160892</text:p>
          </table:table-cell>
          <table:table-cell office:value-type="float" office:value="69.8185725377201" calcext:value-type="float">
            <text:p>69.8185725377201</text:p>
          </table:table-cell>
          <table:table-cell table:number-columns-repeated="8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09:38:11.81293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6T09:40:08.537514906</dc:date>
    <meta:editing-duration>PT1H1M9S</meta:editing-duration>
    <meta:editing-cycles>4</meta:editing-cycles>
    <meta:generator>LibreOffice/6.4.7.2$Linux_X86_64 LibreOffice_project/40$Build-2</meta:generator>
    <meta:document-statistic meta:table-count="1" meta:cell-count="14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a933" draw:fill-color="#00a9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49cm" svg:height="24.757cm" xlink:href=".." xlink:type="simple" chart:class="chart:line" chart:style-name="ch1">
        <chart:title svg:x="12.817cm" svg:y="0.631cm" chart:style-name="ch2">
          <text:p>Area 4 CO Predictions Vs. Reality</text:p>
        </chart:title>
        <chart:legend chart:legend-position="end" svg:x="28.659cm" svg:y="11.581cm" style:legend-expansion="high" chart:style-name="ch3"/>
        <chart:plot-area chart:style-name="ch4" table:cell-range-address="predictions.M2:predictions.O100 predictions.M1:predictions.M1" chart:data-source-has-labels="row" svg:x="1.1cm" svg:y="1.38cm" svg:width="24.119cm" svg:height="22.023cm">
          <chartooo:coordinate-region svg:x="1.907cm" svg:y="1.579cm" svg:width="23.312cm" svg:height="21.032cm"/>
          <chart:axis chart:dimension="x" chart:name="primary-x" chart:style-name="ch5">
            <chart:title svg:x="12.692cm" svg:y="23.898cm" chart:style-name="ch6">
              <text:p>Place</text:p>
            </chart:title>
          </chart:axis>
          <chart:axis chart:dimension="y" chart:name="primary-y" chart:style-name="ch5">
            <chart:title svg:x="0cm" svg:y="13.282cm" chart:style-name="ch7">
              <text:p>Percentage</text:p>
            </chart:title>
            <chart:grid chart:style-name="ch8" chart:class="major"/>
          </chart:axis>
          <chart:series chart:style-name="ch9" chart:values-cell-range-address="predictions.O2:predictions.O100" loext:label-string="&quot;95% CI&quot;" chart:class="chart:line">
            <chart:data-point chart:repeated="99"/>
          </chart:series>
          <chart:series chart:style-name="ch10" chart:values-cell-range-address="predictions.N2:predictions.N100" loext:label-string="&quot;5% CI&quot;" chart:class="chart:line">
            <chart:data-point chart:repeated="99"/>
          </chart:series>
          <chart:series chart:style-name="ch11" chart:values-cell-range-address="predictions.M2:predictions.M100" chart:label-cell-address="predictions.M1:predictions.M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5% CI</text:p>
              </table:table-cell>
              <table:table-cell office:value-type="string">
                <text:p>5% CI</text:p>
              </table:table-cell>
              <table:table-cell office:value-type="string">
                <text:p>Percentage</text:p>
                <draw:g>
                  <svg:desc>predictions.M1:prediction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958953640494">
                <text:p>100.958953640494</text:p>
                <draw:g>
                  <svg:desc>predictions.O2:predictions.O100</svg:desc>
                </draw:g>
              </table:table-cell>
              <table:table-cell office:value-type="float" office:value="97.3032184099203">
                <text:p>97.3032184099203</text:p>
                <draw:g>
                  <svg:desc>predictions.N2:predictions.N100</svg:desc>
                </draw:g>
              </table:table-cell>
              <table:table-cell office:value-type="float" office:value="100">
                <text:p>100</text:p>
                <draw:g>
                  <svg:desc>predictions.M2:predictions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377476899893">
                <text:p>100.377476899893</text:p>
              </table:table-cell>
              <table:table-cell office:value-type="float" office:value="96.42660672473">
                <text:p>96.42660672473</text:p>
              </table:table-cell>
              <table:table-cell office:value-type="float" office:value="96.11">
                <text:p>96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.769627534659">
                <text:p>100.769627534659</text:p>
              </table:table-cell>
              <table:table-cell office:value-type="float" office:value="96.5076079643132">
                <text:p>96.5076079643132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9996743451586">
                <text:p>94.9996743451586</text:p>
              </table:table-cell>
              <table:table-cell office:value-type="float" office:value="89.5633289848874">
                <text:p>89.5633289848874</text:p>
              </table:table-cell>
              <table:table-cell office:value-type="float" office:value="93.69">
                <text:p>93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354951214">
                <text:p>100.012354951214</text:p>
              </table:table-cell>
              <table:table-cell office:value-type="float" office:value="95.8450991715291">
                <text:p>95.8450991715291</text:p>
              </table:table-cell>
              <table:table-cell office:value-type="float" office:value="92.36">
                <text:p>92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5064385908727">
                <text:p>92.5064385908727</text:p>
              </table:table-cell>
              <table:table-cell office:value-type="float" office:value="86.4981795822618">
                <text:p>86.4981795822618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1607435796403">
                <text:p>92.1607435796403</text:p>
              </table:table-cell>
              <table:table-cell office:value-type="float" office:value="86.1288098875857">
                <text:p>86.1288098875857</text:p>
              </table:table-cell>
              <table:table-cell office:value-type="float" office:value="86.93">
                <text:p>86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.4726202568869">
                <text:p>92.4726202568869</text:p>
              </table:table-cell>
              <table:table-cell office:value-type="float" office:value="86.2036868110456">
                <text:p>86.2036868110456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4287349711377">
                <text:p>90.4287349711377</text:p>
              </table:table-cell>
              <table:table-cell office:value-type="float" office:value="84.0839307540979">
                <text:p>84.0839307540979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5164752535378">
                <text:p>92.5164752535378</text:p>
              </table:table-cell>
              <table:table-cell office:value-type="float" office:value="85.2293324222707">
                <text:p>85.2293324222707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8352125625249">
                <text:p>85.8352125625249</text:p>
              </table:table-cell>
              <table:table-cell office:value-type="float" office:value="79.0021457239915">
                <text:p>79.0021457239915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2582496398398">
                <text:p>91.2582496398398</text:p>
              </table:table-cell>
              <table:table-cell office:value-type="float" office:value="84.8374049331245">
                <text:p>84.8374049331245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6275820893907">
                <text:p>90.6275820893907</text:p>
              </table:table-cell>
              <table:table-cell office:value-type="float" office:value="84.4377184694655">
                <text:p>84.4377184694655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.8403619126321">
                <text:p>90.8403619126321</text:p>
              </table:table-cell>
              <table:table-cell office:value-type="float" office:value="84.1209397716241">
                <text:p>84.1209397716241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4619215837498">
                <text:p>90.4619215837498</text:p>
              </table:table-cell>
              <table:table-cell office:value-type="float" office:value="83.9893027347342">
                <text:p>83.9893027347342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2586355942953">
                <text:p>91.2586355942953</text:p>
              </table:table-cell>
              <table:table-cell office:value-type="float" office:value="81.837086421287">
                <text:p>81.837086421287</text:p>
              </table:table-cell>
              <table:table-cell office:value-type="float" office:value="81.29">
                <text:p>81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2850661664386">
                <text:p>88.2850661664386</text:p>
              </table:table-cell>
              <table:table-cell office:value-type="float" office:value="81.0207162264345">
                <text:p>81.0207162264345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.8357974955174">
                <text:p>83.8357974955174</text:p>
              </table:table-cell>
              <table:table-cell office:value-type="float" office:value="75.6635801305851">
                <text:p>75.663580130585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4941521442466">
                <text:p>82.4941521442466</text:p>
              </table:table-cell>
              <table:table-cell office:value-type="float" office:value="75.4473373791535">
                <text:p>75.4473373791535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.6819889406872">
                <text:p>85.6819889406872</text:p>
              </table:table-cell>
              <table:table-cell office:value-type="float" office:value="78.6035398391617">
                <text:p>78.6035398391617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.9251449495188">
                <text:p>82.9251449495188</text:p>
              </table:table-cell>
              <table:table-cell office:value-type="float" office:value="76.0637269967252">
                <text:p>76.0637269967252</text:p>
              </table:table-cell>
              <table:table-cell office:value-type="float" office:value="79.53">
                <text:p>79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7862969292812">
                <text:p>88.7862969292812</text:p>
              </table:table-cell>
              <table:table-cell office:value-type="float" office:value="82.1108433259161">
                <text:p>82.1108433259161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9208969966974">
                <text:p>81.9208969966974</text:p>
              </table:table-cell>
              <table:table-cell office:value-type="float" office:value="74.1507340394247">
                <text:p>74.1507340394247</text:p>
              </table:table-cell>
              <table:table-cell office:value-type="float" office:value="78.43">
                <text:p>78.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.9314496715815">
                <text:p>80.9314496715815</text:p>
              </table:table-cell>
              <table:table-cell office:value-type="float" office:value="72.9271899598146">
                <text:p>72.9271899598146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4761938189426">
                <text:p>81.4761938189426</text:p>
              </table:table-cell>
              <table:table-cell office:value-type="float" office:value="74.1591100008597">
                <text:p>74.1591100008597</text:p>
              </table:table-cell>
              <table:table-cell office:value-type="float" office:value="76.54">
                <text:p>76.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2386633967051">
                <text:p>81.2386633967051</text:p>
              </table:table-cell>
              <table:table-cell office:value-type="float" office:value="72.5421344648029">
                <text:p>72.5421344648029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.034678651361">
                <text:p>82.034678651361</text:p>
              </table:table-cell>
              <table:table-cell office:value-type="float" office:value="74.4890384950934">
                <text:p>74.4890384950934</text:p>
              </table:table-cell>
              <table:table-cell office:value-type="float" office:value="76.07">
                <text:p>76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711724212369">
                <text:p>80.711724212369</text:p>
              </table:table-cell>
              <table:table-cell office:value-type="float" office:value="73.1123028233325">
                <text:p>73.1123028233325</text:p>
              </table:table-cell>
              <table:table-cell office:value-type="float" office:value="75.46">
                <text:p>75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8373748470146">
                <text:p>79.8373748470146</text:p>
              </table:table-cell>
              <table:table-cell office:value-type="float" office:value="71.8694859423677">
                <text:p>71.8694859423677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9323301992179">
                <text:p>78.9323301992179</text:p>
              </table:table-cell>
              <table:table-cell office:value-type="float" office:value="70.7101709848445">
                <text:p>70.7101709848445</text:p>
              </table:table-cell>
              <table:table-cell office:value-type="float" office:value="74.73">
                <text:p>74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1327267218864">
                <text:p>79.1327267218864</text:p>
              </table:table-cell>
              <table:table-cell office:value-type="float" office:value="70.9575002153322">
                <text:p>70.9575002153322</text:p>
              </table:table-cell>
              <table:table-cell office:value-type="float" office:value="74.41">
                <text:p>74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7818592523685">
                <text:p>75.7818592523685</text:p>
              </table:table-cell>
              <table:table-cell office:value-type="float" office:value="67.9684124399621">
                <text:p>67.9684124399621</text:p>
              </table:table-cell>
              <table:table-cell office:value-type="float" office:value="73.88">
                <text:p>73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.5931351745933">
                <text:p>79.5931351745933</text:p>
              </table:table-cell>
              <table:table-cell office:value-type="float" office:value="71.9634100832062">
                <text:p>71.9634100832062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709512709598">
                <text:p>76.1709512709598</text:p>
              </table:table-cell>
              <table:table-cell office:value-type="float" office:value="68.5292966196978">
                <text:p>68.5292966196978</text:p>
              </table:table-cell>
              <table:table-cell office:value-type="float" office:value="73.11">
                <text:p>73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.5280745567732">
                <text:p>75.5280745567732</text:p>
              </table:table-cell>
              <table:table-cell office:value-type="float" office:value="66.7859150406683">
                <text:p>66.7859150406683</text:p>
              </table:table-cell>
              <table:table-cell office:value-type="float" office:value="72.98">
                <text:p>72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9367044428888">
                <text:p>72.9367044428888</text:p>
              </table:table-cell>
              <table:table-cell office:value-type="float" office:value="64.6083478723758">
                <text:p>64.6083478723758</text:p>
              </table:table-cell>
              <table:table-cell office:value-type="float" office:value="71.92">
                <text:p>71.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.0427653646992">
                <text:p>74.0427653646992</text:p>
              </table:table-cell>
              <table:table-cell office:value-type="float" office:value="66.6380061933478">
                <text:p>66.6380061933478</text:p>
              </table:table-cell>
              <table:table-cell office:value-type="float" office:value="71.92">
                <text:p>71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2419640255549">
                <text:p>79.2419640255549</text:p>
              </table:table-cell>
              <table:table-cell office:value-type="float" office:value="70.8829965666529">
                <text:p>70.8829965666529</text:p>
              </table:table-cell>
              <table:table-cell office:value-type="float" office:value="71.82">
                <text:p>71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.1289087947127">
                <text:p>76.1289087947127</text:p>
              </table:table-cell>
              <table:table-cell office:value-type="float" office:value="68.1333537890733">
                <text:p>68.1333537890733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2065391459235">
                <text:p>77.2065391459235</text:p>
              </table:table-cell>
              <table:table-cell office:value-type="float" office:value="68.8828639421408">
                <text:p>68.8828639421408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0954074635127">
                <text:p>79.0954074635127</text:p>
              </table:table-cell>
              <table:table-cell office:value-type="float" office:value="71.3742279558251">
                <text:p>71.3742279558251</text:p>
              </table:table-cell>
              <table:table-cell office:value-type="float" office:value="70.82">
                <text:p>70.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8505525431899">
                <text:p>73.8505525431899</text:p>
              </table:table-cell>
              <table:table-cell office:value-type="float" office:value="65.8051742743108">
                <text:p>65.8051742743108</text:p>
              </table:table-cell>
              <table:table-cell office:value-type="float" office:value="70.75">
                <text:p>70.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8525878051044">
                <text:p>74.8525878051044</text:p>
              </table:table-cell>
              <table:table-cell office:value-type="float" office:value="67.6278919540733">
                <text:p>67.6278919540733</text:p>
              </table:table-cell>
              <table:table-cell office:value-type="float" office:value="70.66">
                <text:p>70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.7607984600194">
                <text:p>76.7607984600194</text:p>
              </table:table-cell>
              <table:table-cell office:value-type="float" office:value="68.2208682314137">
                <text:p>68.2208682314137</text:p>
              </table:table-cell>
              <table:table-cell office:value-type="float" office:value="69.19">
                <text:p>69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5.8805280132685">
                <text:p>75.8805280132685</text:p>
              </table:table-cell>
              <table:table-cell office:value-type="float" office:value="66.5475335941558">
                <text:p>66.5475335941558</text:p>
              </table:table-cell>
              <table:table-cell office:value-type="float" office:value="68.38">
                <text:p>68.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4886679358063">
                <text:p>75.4886679358063</text:p>
              </table:table-cell>
              <table:table-cell office:value-type="float" office:value="67.3448666420536">
                <text:p>67.344866642053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.592043644571">
                <text:p>66.592043644571</text:p>
              </table:table-cell>
              <table:table-cell office:value-type="float" office:value="59.4619972417715">
                <text:p>59.4619972417715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6860014704093">
                <text:p>68.6860014704093</text:p>
              </table:table-cell>
              <table:table-cell office:value-type="float" office:value="60.7734796310601">
                <text:p>60.7734796310601</text:p>
              </table:table-cell>
              <table:table-cell office:value-type="float" office:value="64.99">
                <text:p>64.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.6011720563345">
                <text:p>70.6011720563345</text:p>
              </table:table-cell>
              <table:table-cell office:value-type="float" office:value="63.2286871109428">
                <text:p>63.2286871109428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2911814402063">
                <text:p>70.2911814402063</text:p>
              </table:table-cell>
              <table:table-cell office:value-type="float" office:value="62.431085745202">
                <text:p>62.43108574520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1850488437141">
                <text:p>70.1850488437141</text:p>
              </table:table-cell>
              <table:table-cell office:value-type="float" office:value="62.1088266054435">
                <text:p>62.1088266054435</text:p>
              </table:table-cell>
              <table:table-cell office:value-type="float" office:value="64.52">
                <text:p>64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408360353852">
                <text:p>69.408360353852</text:p>
              </table:table-cell>
              <table:table-cell office:value-type="float" office:value="61.9042646377711">
                <text:p>61.9042646377711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.7157885464066">
                <text:p>68.7157885464066</text:p>
              </table:table-cell>
              <table:table-cell office:value-type="float" office:value="61.0973386062509">
                <text:p>61.0973386062509</text:p>
              </table:table-cell>
              <table:table-cell office:value-type="float" office:value="62.54">
                <text:p>62.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2982401352146">
                <text:p>62.2982401352146</text:p>
              </table:table-cell>
              <table:table-cell office:value-type="float" office:value="55.4968979012114">
                <text:p>55.4968979012114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.9988414910437">
                <text:p>65.9988414910437</text:p>
              </table:table-cell>
              <table:table-cell office:value-type="float" office:value="58.5620002294414">
                <text:p>58.5620002294414</text:p>
              </table:table-cell>
              <table:table-cell office:value-type="float" office:value="60.98">
                <text:p>60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0409544401137">
                <text:p>66.0409544401137</text:p>
              </table:table-cell>
              <table:table-cell office:value-type="float" office:value="58.0481025857859">
                <text:p>58.0481025857859</text:p>
              </table:table-cell>
              <table:table-cell office:value-type="float" office:value="60.89">
                <text:p>60.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.1014857440867">
                <text:p>62.1014857440867</text:p>
              </table:table-cell>
              <table:table-cell office:value-type="float" office:value="54.8066793729149">
                <text:p>54.8066793729149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.8063569124974">
                <text:p>62.8063569124974</text:p>
              </table:table-cell>
              <table:table-cell office:value-type="float" office:value="54.9747888070218">
                <text:p>54.9747888070218</text:p>
              </table:table-cell>
              <table:table-cell office:value-type="float" office:value="59.43">
                <text:p>59.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2916884241419">
                <text:p>62.2916884241419</text:p>
              </table:table-cell>
              <table:table-cell office:value-type="float" office:value="54.7699458639371">
                <text:p>54.7699458639371</text:p>
              </table:table-cell>
              <table:table-cell office:value-type="float" office:value="58.65">
                <text:p>58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.7994120000534">
                <text:p>62.7994120000534</text:p>
              </table:table-cell>
              <table:table-cell office:value-type="float" office:value="55.6544326751546">
                <text:p>55.65443267515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8891039660222">
                <text:p>62.8891039660222</text:p>
              </table:table-cell>
              <table:table-cell office:value-type="float" office:value="54.8959153687702">
                <text:p>54.8959153687702</text:p>
              </table:table-cell>
              <table:table-cell office:value-type="float" office:value="57.84">
                <text:p>57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.7006519015353">
                <text:p>55.7006519015353</text:p>
              </table:table-cell>
              <table:table-cell office:value-type="float" office:value="49.0076133217752">
                <text:p>49.0076133217752</text:p>
              </table:table-cell>
              <table:table-cell office:value-type="float" office:value="56.22">
                <text:p>56.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.1268812462126">
                <text:p>54.1268812462126</text:p>
              </table:table-cell>
              <table:table-cell office:value-type="float" office:value="47.7239005987133">
                <text:p>47.7239005987133</text:p>
              </table:table-cell>
              <table:table-cell office:value-type="float" office:value="55.54">
                <text:p>55.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1140715674515">
                <text:p>57.1140715674515</text:p>
              </table:table-cell>
              <table:table-cell office:value-type="float" office:value="49.4125198736383">
                <text:p>49.4125198736383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442397757387">
                <text:p>60.442397757387</text:p>
              </table:table-cell>
              <table:table-cell office:value-type="float" office:value="52.4799133498548">
                <text:p>52.4799133498548</text:p>
              </table:table-cell>
              <table:table-cell office:value-type="float" office:value="54.72">
                <text:p>54.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9477798051172">
                <text:p>60.9477798051172</text:p>
              </table:table-cell>
              <table:table-cell office:value-type="float" office:value="53.9373390281864">
                <text:p>53.9373390281864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.6173718572574">
                <text:p>53.6173718572574</text:p>
              </table:table-cell>
              <table:table-cell office:value-type="float" office:value="46.1488389656184">
                <text:p>46.1488389656184</text:p>
              </table:table-cell>
              <table:table-cell office:value-type="float" office:value="53.71">
                <text:p>53.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.9774363847951">
                <text:p>51.9774363847951</text:p>
              </table:table-cell>
              <table:table-cell office:value-type="float" office:value="44.722769490704">
                <text:p>44.722769490704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.7407078983792">
                <text:p>50.7407078983792</text:p>
              </table:table-cell>
              <table:table-cell office:value-type="float" office:value="44.6369125553488">
                <text:p>44.6369125553488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830262374399">
                <text:p>50.830262374399</text:p>
              </table:table-cell>
              <table:table-cell office:value-type="float" office:value="44.5754188778777">
                <text:p>44.5754188778777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064761954752">
                <text:p>50.064761954752</text:p>
              </table:table-cell>
              <table:table-cell office:value-type="float" office:value="43.5213569244999">
                <text:p>43.5213569244999</text:p>
              </table:table-cell>
              <table:table-cell office:value-type="float" office:value="50.96">
                <text:p>50.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.1249711958967">
                <text:p>53.1249711958967</text:p>
              </table:table-cell>
              <table:table-cell office:value-type="float" office:value="46.1607326842095">
                <text:p>46.1607326842095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.368770349616">
                <text:p>50.368770349616</text:p>
              </table:table-cell>
              <table:table-cell office:value-type="float" office:value="43.6436588398767">
                <text:p>43.6436588398767</text:p>
              </table:table-cell>
              <table:table-cell office:value-type="float" office:value="50.78">
                <text:p>50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.8061130473955">
                <text:p>55.8061130473955</text:p>
              </table:table-cell>
              <table:table-cell office:value-type="float" office:value="48.8318548464273">
                <text:p>48.8318548464273</text:p>
              </table:table-cell>
              <table:table-cell office:value-type="float" office:value="49.57">
                <text:p>49.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.0237160741507">
                <text:p>49.0237160741507</text:p>
              </table:table-cell>
              <table:table-cell office:value-type="float" office:value="43.0567611516295">
                <text:p>43.0567611516295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.7695629334941">
                <text:p>47.7695629334941</text:p>
              </table:table-cell>
              <table:table-cell office:value-type="float" office:value="41.5442597479018">
                <text:p>41.5442597479018</text:p>
              </table:table-cell>
              <table:table-cell office:value-type="float" office:value="45.87">
                <text:p>45.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6.5962914726854">
                <text:p>46.5962914726854</text:p>
              </table:table-cell>
              <table:table-cell office:value-type="float" office:value="40.5843928880034">
                <text:p>40.5843928880034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6901198251559">
                <text:p>46.6901198251559</text:p>
              </table:table-cell>
              <table:table-cell office:value-type="float" office:value="40.5719979994091">
                <text:p>40.5719979994091</text:p>
              </table:table-cell>
              <table:table-cell office:value-type="float" office:value="41.23">
                <text:p>41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2798236547273">
                <text:p>45.2798236547273</text:p>
              </table:table-cell>
              <table:table-cell office:value-type="float" office:value="39.8432223746572">
                <text:p>39.8432223746572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.444995819436">
                <text:p>41.444995819436</text:p>
              </table:table-cell>
              <table:table-cell office:value-type="float" office:value="33.7681024628644">
                <text:p>33.7681024628644</text:p>
              </table:table-cell>
              <table:table-cell office:value-type="float" office:value="38.83">
                <text:p>38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6124833809797">
                <text:p>46.6124833809797</text:p>
              </table:table-cell>
              <table:table-cell office:value-type="float" office:value="38.3722623420751">
                <text:p>38.3722623420751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.4886679358063">
                <text:p>75.4886679358063</text:p>
              </table:table-cell>
              <table:table-cell office:value-type="float" office:value="67.3448666420536">
                <text:p>67.3448666420536</text:p>
              </table:table-cell>
              <table:table-cell office:value-type="float" office:value="33.03">
                <text:p>33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.6163151509682">
                <text:p>53.6163151509682</text:p>
              </table:table-cell>
              <table:table-cell office:value-type="float" office:value="46.2716318808199">
                <text:p>46.2716318808199</text:p>
              </table:table-cell>
              <table:table-cell office:value-type="float" office:value="32.16">
                <text:p>32.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.1494201752904">
                <text:p>55.1494201752904</text:p>
              </table:table-cell>
              <table:table-cell office:value-type="float" office:value="47.8750120510914">
                <text:p>47.875012051091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